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54pt"/>
    </style:style>
    <style:style style:name="co3" style:family="table-column">
      <style:table-column-properties fo:break-before="auto" style:column-width="74.86pt"/>
    </style:style>
    <style:style style:name="co4" style:family="table-column">
      <style:table-column-properties fo:break-before="auto" style:column-width="97.99pt"/>
    </style:style>
    <style:style style:name="co5" style:family="table-column">
      <style:table-column-properties fo:break-before="auto" style:column-width="317.25pt"/>
    </style:style>
    <style:style style:name="co6"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66" style:cell-protect="none" style:print-content="true" fo:border="0.06pt solid #000000"/>
    </style:style>
    <style:style style:name="ce2" style:family="table-cell" style:parent-style-name="Default">
      <style:table-cell-properties fo:border="0.06pt solid #000000"/>
    </style:style>
    <style:style style:name="ce3" style:family="table-cell" style:parent-style-name="Default">
      <style:table-cell-properties fo:background-color="#ff3300" fo:border="0.06pt solid #000000"/>
    </style:style>
    <style:style style:name="ce4" style:family="table-cell" style:parent-style-name="Default" style:data-style-name="N0">
      <style:table-cell-properties fo:background-color="#ff3300" style:text-align-source="fix" style:repeat-content="false" fo:border="0.06pt solid #000000" style:vertical-align="middle"/>
      <style:paragraph-properties fo:text-align="center"/>
    </style:style>
    <style:style style:name="ce5" style:family="table-cell" style:parent-style-name="Default">
      <style:table-cell-properties fo:background-color="#00ffff" fo:border="0.06pt solid #000000"/>
    </style:style>
    <style:style style:name="ce6" style:family="table-cell" style:parent-style-name="Default">
      <style:table-cell-properties fo:background-color="#ff0000" fo:border="0.06pt solid #000000"/>
    </style:style>
    <style:style style:name="ce7" style:family="table-cell" style:parent-style-name="Default">
      <style:table-cell-properties fo:background-color="#ff0000" style:text-align-source="fix" style:repeat-content="false" fo:border="0.06pt solid #000000" style:vertical-align="middle"/>
      <style:paragraph-properties fo:text-align="center"/>
    </style:style>
    <style:style style:name="ce8" style:family="table-cell" style:parent-style-name="Default">
      <style:table-cell-properties fo:background-color="#ffff00" fo:border="0.06pt solid #000000"/>
    </style:style>
    <style:style style:name="ce9" style:family="table-cell" style:parent-style-name="Default">
      <style:table-cell-properties fo:background-color="#ffff00" style:text-align-source="fix" style:repeat-content="false" fo:border="0.06pt solid #000000" style:vertical-align="middle"/>
      <style:paragraph-properties fo:text-align="center"/>
    </style:style>
  </office:automatic-styles>
  <office:body>
    <office:spreadsheet>
      <table:calculation-settings table:automatic-find-labels="false"/>
      <table:table table:name="week rebuild 1" table:style-name="ta1">
        <table:table-column table:style-name="co1" table:number-columns-repeated="11"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6"/>
        <table:table-column table:style-name="co5" table:default-cell-style-name="ce8"/>
        <table:table-column table:style-name="co6" table:default-cell-style-name="ce2"/>
        <table:table-column table:style-name="co1" table:number-columns-repeated="1007" table:default-cell-style-name="ce2"/>
        <table:table-row table:style-name="ro1">
          <table:table-cell table:style-name="ce1" office:value-type="string" calcext:value-type="string">
            <text:p>separator</text:p>
          </table:table-cell>
          <table:table-cell table:style-name="ce1" office:value-type="string" calcext:value-type="string">
            <text:p>month</text:p>
          </table:table-cell>
          <table:table-cell table:style-name="ce1" office:value-type="string" calcext:value-type="string">
            <text:p>day</text:p>
          </table:table-cell>
          <table:table-cell table:style-name="ce1" office:value-type="string" calcext:value-type="string">
            <text:p>year</text:p>
          </table:table-cell>
          <table:table-cell table:style-name="ce3" office:value-type="string" calcext:value-type="string">
            <text:p>combo_date</text:p>
          </table:table-cell>
          <table:table-cell table:style-name="ce1" office:value-type="string" calcext:value-type="string">
            <text:p>hour_start</text:p>
          </table:table-cell>
          <table:table-cell table:style-name="ce1" office:value-type="string" calcext:value-type="string">
            <text:p>minute_start</text:p>
          </table:table-cell>
          <table:table-cell table:style-name="ce1" office:value-type="string" calcext:value-type="string">
            <text:p>end_hour</text:p>
          </table:table-cell>
          <table:table-cell table:style-name="ce1" office:value-type="string" calcext:value-type="string">
            <text:p>end_minute</text:p>
          </table:table-cell>
          <table:table-cell table:style-name="ce3" office:value-type="string" calcext:value-type="string">
            <text:p>total_hour</text:p>
          </table:table-cell>
          <table:table-cell table:style-name="ce3" office:value-type="string" calcext:value-type="string">
            <text:p>total_minute</text:p>
          </table:table-cell>
          <table:table-cell table:style-name="ce3" office:value-type="string" calcext:value-type="string">
            <text:p>total_time_day</text:p>
          </table:table-cell>
          <table:table-cell table:style-name="ce3" office:value-type="string" calcext:value-type="string">
            <text:p>seven day total</text:p>
          </table:table-cell>
          <table:table-cell table:style-name="ce3" office:value-type="string" calcext:value-type="string">
            <text:p>Day of Week</text:p>
          </table:table-cell>
          <table:table-cell office:value-type="string" calcext:value-type="string">
            <text:p>Adjusted Week Time</text:p>
          </table:table-cell>
          <table:table-cell office:value-type="string" calcext:value-type="string">
            <text:p>Extra Notes</text:p>
          </table:table-cell>
          <table:table-cell office:value-type="string" calcext:value-type="string">
            <text:p>Timesheet Owner</text:p>
          </table:table-cell>
          <table:table-cell table:number-columns-repeated="1007"/>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16" calcext:value-type="float">
            <text:p>16</text:p>
          </table:table-cell>
          <table:table-cell table:style-name="ce1" office:value-type="float" office:value="2016" calcext:value-type="float">
            <text:p>2016</text:p>
          </table:table-cell>
          <table:table-cell table:style-name="ce3" table:formula="of:=CONCATENATE([.B2];[.A2];[.C2];[.A2];[.D2])" office:value-type="string" office:string-value="6:16:2016" calcext:value-type="string">
            <text:p>6:16:2016</text:p>
          </table:table-cell>
          <table:table-cell table:style-name="ce1" office:value-type="float" office:value="10" calcext:value-type="float">
            <text:p>10</text:p>
          </table:table-cell>
          <table:table-cell table:style-name="ce1" office:value-type="float" office:value="0" calcext:value-type="float">
            <text:p>0</text:p>
          </table:table-cell>
          <table:table-cell table:style-name="ce1" office:value-type="float" office:value="24" calcext:value-type="float">
            <text:p>24</text:p>
          </table:table-cell>
          <table:table-cell table:style-name="ce1" office:value-type="float" office:value="0" calcext:value-type="float">
            <text:p>0</text:p>
          </table:table-cell>
          <table:table-cell table:style-name="ce3" table:formula="of:=IF([.F2]-[.H2]&lt;0;([.H2]-[.F2]);([.H2]-[.F2])*-1)" office:value-type="float" office:value="14" calcext:value-type="float">
            <text:p>14</text:p>
          </table:table-cell>
          <table:table-cell table:style-name="ce3" table:formula="of:=IF([.G2]-[.I2]&lt;0;([.I2]-[.G2]);([.I2]-[.G2])*-1)" office:value-type="float" office:value="-0" calcext:value-type="float">
            <text:p>0</text:p>
          </table:table-cell>
          <table:table-cell table:style-name="ce3" table:formula="of:=CONCATENATE(IF([.K2]&gt;60;[.J2]+INT([.K2]/60);[.J2]);[.A2];IF([.K2]&gt;60;ROUND(60*(ROUND(INT([.K2]/60)-[.K2]/60;2)*-1);0);[.K2]))" office:value-type="string" office:string-value="14:0" calcext:value-type="string">
            <text:p>14:0</text:p>
          </table:table-cell>
          <table:table-cell table:style-name="ce4" table:formula="of:=CONCATENATE(IF(SUM([.K2:.K8])&gt;=60;SUM([.J2:.J8])+ROUND(INT(SUM([.K2:.K8]))/60;0);SUM([.J2:.J8]));[.A2];IF(SUM([.K2:.K8])&gt;=60;ROUND(60*(ROUND(INT(SUM([.K2:.K8])/60)-SUM([.K2:.K8])/60;2)*-1);0)))" office:value-type="string" office:string-value="72:37" calcext:value-type="string" table:number-columns-spanned="1" table:number-rows-spanned="7">
            <text:p>72:37</text:p>
          </table:table-cell>
          <table:table-cell table:style-name="ce5" office:value-type="string" calcext:value-type="string">
            <text:p>Wednesday</text:p>
          </table:table-cell>
          <table:table-cell table:style-name="ce7" office:value-type="string" calcext:value-type="string" table:number-columns-spanned="1" table:number-rows-spanned="4">
            <text:p>UNLOGGED</text:p>
          </table:table-cell>
          <table:table-cell table:style-name="ce9" office:value-type="string" calcext:value-type="string" table:number-columns-spanned="1" table:number-rows-spanned="4">
            <text:p>someone deleted my first sheet, so the hours before</text:p>
            <text:p>This week have been deleted, and therefore,</text:p>
            <text:p>If I were to go to report the hours before these logged days,</text:p>
            <text:p>It would be no more than hearsay, so they have not been logged.</text:p>
          </table:table-cell>
          <table:table-cell office:value-type="string" calcext:value-type="string">
            <text:p>Carl Joseph Hirner III</text:p>
          </table:table-cell>
          <table:table-cell table:number-columns-repeated="1007"/>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17" calcext:value-type="float">
            <text:p>17</text:p>
          </table:table-cell>
          <table:table-cell table:style-name="ce1" office:value-type="float" office:value="2016" calcext:value-type="float">
            <text:p>2016</text:p>
          </table:table-cell>
          <table:table-cell table:style-name="ce3" table:formula="of:=CONCATENATE([.B3];[.A3];[.C3];[.A3];[.D3])" office:value-type="string" office:string-value="6:17:2016" calcext:value-type="string">
            <text:p>6:17:2016</text:p>
          </table:table-cell>
          <table:table-cell table:number-columns-repeated="2" table:style-name="ce1" office:value-type="float" office:value="0" calcext:value-type="float">
            <text:p>0</text:p>
          </table:table-cell>
          <table:table-cell table:style-name="ce1" office:value-type="float" office:value="2" calcext:value-type="float">
            <text:p>2</text:p>
          </table:table-cell>
          <table:table-cell table:style-name="ce1" office:value-type="float" office:value="38" calcext:value-type="float">
            <text:p>38</text:p>
          </table:table-cell>
          <table:table-cell table:style-name="ce3" table:formula="of:=IF([.F3]-[.H3]&lt;0;([.H3]-[.F3]);([.H3]-[.F3])*-1)" office:value-type="float" office:value="2" calcext:value-type="float">
            <text:p>2</text:p>
          </table:table-cell>
          <table:table-cell table:style-name="ce3" table:formula="of:=IF([.G3]-[.I3]&lt;0;([.I3]-[.G3]);([.I3]-[.G3])*-1)" office:value-type="float" office:value="38" calcext:value-type="float">
            <text:p>38</text:p>
          </table:table-cell>
          <table:table-cell table:style-name="ce3" table:formula="of:=CONCATENATE(IF([.K3]&gt;60;[.J3]+INT([.K3]/60);[.J3]);[.A3];IF([.K3]&gt;60;ROUND(60*(ROUND(INT([.K3]/60)-[.K3]/60;2)*-1);0);[.K3]))" office:value-type="string" office:string-value="2:38" calcext:value-type="string">
            <text:p>2:38</text:p>
          </table:table-cell>
          <table:covered-table-cell table:style-name="ce4" table:formula="of:=CONCATENATE(IF(SUM([.K3:.K9])&gt;=60;SUM([.J3:.J9])+ROUND(INT(SUM([.K3:.K9]))/60;0);SUM([.J3:.J9]));[.A3];IF(SUM([.K3:.K9])&gt;=60;ROUND(60*(ROUND(INT(SUM([.K3:.K9])/60)-SUM([.K3:.K9])/60;2)*-1);0)))" office:value-type="string" office:string-value="66:37" calcext:value-type="string">
            <text:p>66:37</text:p>
          </table:covered-table-cell>
          <table:table-cell table:style-name="ce5" office:value-type="string" calcext:value-type="string">
            <text:p>Thursday</text:p>
          </table:table-cell>
          <table:covered-table-cell table:number-columns-repeated="2"/>
          <table:table-cell table:number-columns-repeated="1008"/>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17" calcext:value-type="float">
            <text:p>17</text:p>
          </table:table-cell>
          <table:table-cell table:style-name="ce1" office:value-type="float" office:value="2016" calcext:value-type="float">
            <text:p>2016</text:p>
          </table:table-cell>
          <table:table-cell table:style-name="ce3" table:formula="of:=CONCATENATE([.B4];[.A4];[.C4];[.A4];[.D4])" office:value-type="string" office:string-value="6:17:2016" calcext:value-type="string">
            <text:p>6:17:2016</text:p>
          </table:table-cell>
          <table:table-cell table:style-name="ce1" office:value-type="float" office:value="8" calcext:value-type="float">
            <text:p>8</text:p>
          </table:table-cell>
          <table:table-cell table:style-name="ce1" office:value-type="float" office:value="30" calcext:value-type="float">
            <text:p>30</text:p>
          </table:table-cell>
          <table:table-cell table:style-name="ce1" office:value-type="float" office:value="21" calcext:value-type="float">
            <text:p>21</text:p>
          </table:table-cell>
          <table:table-cell table:style-name="ce1" office:value-type="float" office:value="0" calcext:value-type="float">
            <text:p>0</text:p>
          </table:table-cell>
          <table:table-cell table:style-name="ce3" table:formula="of:=IF([.F4]-[.H4]&lt;0;([.H4]-[.F4]);([.H4]-[.F4])*-1)" office:value-type="float" office:value="13" calcext:value-type="float">
            <text:p>13</text:p>
          </table:table-cell>
          <table:table-cell table:style-name="ce3" table:formula="of:=IF([.G4]-[.I4]&lt;0;([.I4]-[.G4]);([.I4]-[.G4])*-1)" office:value-type="float" office:value="30" calcext:value-type="float">
            <text:p>30</text:p>
          </table:table-cell>
          <table:table-cell table:style-name="ce3" table:formula="of:=CONCATENATE(IF([.K4]&gt;60;[.J4]+INT([.K4]/60);[.J4]);[.A4];IF([.K4]&gt;60;ROUND(60*(ROUND(INT([.K4]/60)-[.K4]/60;2)*-1);0);[.K4]))" office:value-type="string" office:string-value="13:30" calcext:value-type="string">
            <text:p>13:30</text:p>
          </table:table-cell>
          <table:covered-table-cell table:style-name="ce4" table:formula="of:=CONCATENATE(IF(SUM([.K4:.K10])&gt;=60;SUM([.J4:.J10])+ROUND(INT(SUM([.K4:.K10]))/60;0);SUM([.J4:.J10]));[.A4];IF(SUM([.K4:.K10])&gt;=60;ROUND(60*(ROUND(INT(SUM([.K4:.K10])/60)-SUM([.K4:.K10])/60;2)*-1);0)))" office:value-type="string" office:string-value="62:0" calcext:value-type="string">
            <text:p>62:0</text:p>
          </table:covered-table-cell>
          <table:table-cell table:style-name="ce5" office:value-type="string" calcext:value-type="string">
            <text:p>Friday</text:p>
          </table:table-cell>
          <table:covered-table-cell table:number-columns-repeated="2"/>
          <table:table-cell office:value-type="string" calcext:value-type="string">
            <text:p>Companies/Aliases/Organization</text:p>
          </table:table-cell>
          <table:table-cell table:number-columns-repeated="1007"/>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18" calcext:value-type="float">
            <text:p>18</text:p>
          </table:table-cell>
          <table:table-cell table:style-name="ce1" office:value-type="float" office:value="2016" calcext:value-type="float">
            <text:p>2016</text:p>
          </table:table-cell>
          <table:table-cell table:style-name="ce3" table:formula="of:=CONCATENATE([.B5];[.A5];[.C5];[.A5];[.D5])" office:value-type="string" office:string-value="6:18:2016" calcext:value-type="string">
            <text:p>6:18: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9" calcext:value-type="float">
            <text:p>19</text:p>
          </table:table-cell>
          <table:table-cell table:style-name="ce1" office:value-type="float" office:value="9" calcext:value-type="float">
            <text:p>9</text:p>
          </table:table-cell>
          <table:table-cell table:style-name="ce3" table:formula="of:=IF([.F5]-[.H5]&lt;0;([.H5]-[.F5]);([.H5]-[.F5])*-1)" office:value-type="float" office:value="10" calcext:value-type="float">
            <text:p>10</text:p>
          </table:table-cell>
          <table:table-cell table:style-name="ce3" table:formula="of:=IF([.G5]-[.I5]&lt;0;([.I5]-[.G5]);([.I5]-[.G5])*-1)" office:value-type="float" office:value="9" calcext:value-type="float">
            <text:p>9</text:p>
          </table:table-cell>
          <table:table-cell table:style-name="ce3" table:formula="of:=CONCATENATE(IF([.K5]&gt;60;[.J5]+INT([.K5]/60);[.J5]);[.A5];IF([.K5]&gt;60;ROUND(60*(ROUND(INT([.K5]/60)-[.K5]/60;2)*-1);0);[.K5]))" office:value-type="string" office:string-value="10:9" calcext:value-type="string">
            <text:p>10:9</text:p>
          </table:table-cell>
          <table:covered-table-cell table:style-name="ce4" table:formula="of:=CONCATENATE(IF(SUM([.K5:.K11])&gt;=60;SUM([.J5:.J11])+ROUND(INT(SUM([.K5:.K11]))/60;0);SUM([.J5:.J11]));[.A5];IF(SUM([.K5:.K11])&gt;=60;ROUND(60*(ROUND(INT(SUM([.K5:.K11])/60)-SUM([.K5:.K11])/60;2)*-1);0)))" office:value-type="string" office:string-value="57:0" calcext:value-type="string">
            <text:p>57:0</text:p>
          </table:covered-table-cell>
          <table:table-cell table:style-name="ce5" office:value-type="string" calcext:value-type="string">
            <text:p>Saturday</text:p>
          </table:table-cell>
          <table:covered-table-cell table:number-columns-repeated="2"/>
          <table:table-cell office:value-type="string" calcext:value-type="string">
            <text:p>Hotel I64, Speco Hotels, Akazah</text:p>
          </table:table-cell>
          <table:table-cell table:number-columns-repeated="1007"/>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19" calcext:value-type="float">
            <text:p>19</text:p>
          </table:table-cell>
          <table:table-cell table:style-name="ce1" office:value-type="float" office:value="2016" calcext:value-type="float">
            <text:p>2016</text:p>
          </table:table-cell>
          <table:table-cell table:style-name="ce3" table:formula="of:=CONCATENATE([.B6];[.A6];[.C6];[.A6];[.D6])" office:value-type="string" office:string-value="6:19:2016" calcext:value-type="string">
            <text:p>6:1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21" calcext:value-type="float">
            <text:p>21</text:p>
          </table:table-cell>
          <table:table-cell table:style-name="ce1" office:value-type="float" office:value="10" calcext:value-type="float">
            <text:p>10</text:p>
          </table:table-cell>
          <table:table-cell table:style-name="ce3" table:formula="of:=IF([.F6]-[.H6]&lt;0;([.H6]-[.F6]);([.H6]-[.F6])*-1)" office:value-type="float" office:value="12" calcext:value-type="float">
            <text:p>12</text:p>
          </table:table-cell>
          <table:table-cell table:style-name="ce3" table:formula="of:=IF([.G6]-[.I6]&lt;0;([.I6]-[.G6]);([.I6]-[.G6])*-1)" office:value-type="float" office:value="10" calcext:value-type="float">
            <text:p>10</text:p>
          </table:table-cell>
          <table:table-cell table:style-name="ce3" table:formula="of:=CONCATENATE(IF([.K6]&gt;60;[.J6]+INT([.K6]/60);[.J6]);[.A6];IF([.K6]&gt;60;ROUND(60*(ROUND(INT([.K6]/60)-[.K6]/60;2)*-1);0);[.K6]))" office:value-type="string" office:string-value="12:10" calcext:value-type="string">
            <text:p>12:10</text:p>
          </table:table-cell>
          <table:covered-table-cell table:style-name="ce4" table:formula="of:=CONCATENATE(IF(SUM([.K6:.K12])&gt;=60;SUM([.J6:.J12])+ROUND(INT(SUM([.K6:.K12]))/60;0);SUM([.J6:.J12]));[.A6];IF(SUM([.K6:.K12])&gt;=60;ROUND(60*(ROUND(INT(SUM([.K6:.K12])/60)-SUM([.K6:.K12])/60;2)*-1);0)))" office:value-type="string" office:string-value="56:0" calcext:value-type="string">
            <text:p>56:0</text:p>
          </table:covered-table-cell>
          <table:table-cell table:style-name="ce5" office:value-type="string" calcext:value-type="string">
            <text:p>Sunday</text:p>
          </table:table-cell>
          <table:table-cell table:style-name="ce7" table:formula="of:=CONCATENATE(IF(SUM([.K6:.K12])&gt;=60;SUM([.J6:.J12])+ROUND(INT(SUM([.K6:.K12]))/60;0);SUM([.J6:.J12]));[.A2];IF(SUM([.K6:.K12])&gt;=60;ROUND(60*(ROUND(INT(SUM([.K6:.K12])/60)-SUM([.K6:.K12])/60;2)*-1);0)))" office:value-type="string" office:string-value="56:0" calcext:value-type="string" table:number-columns-spanned="1" table:number-rows-spanned="7">
            <text:p>56: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0" calcext:value-type="float">
            <text:p>20</text:p>
          </table:table-cell>
          <table:table-cell table:style-name="ce1" office:value-type="float" office:value="2016" calcext:value-type="float">
            <text:p>2016</text:p>
          </table:table-cell>
          <table:table-cell table:style-name="ce3" table:formula="of:=CONCATENATE([.B7];[.A7];[.C7];[.A7];[.D7])" office:value-type="string" office:string-value="6:20:2016" calcext:value-type="string">
            <text:p>6:20:2016</text:p>
          </table:table-cell>
          <table:table-cell table:style-name="ce1" office:value-type="float" office:value="9" calcext:value-type="float">
            <text:p>9</text:p>
          </table:table-cell>
          <table:table-cell table:style-name="ce1" office:value-type="float" office:value="5" calcext:value-type="float">
            <text:p>5</text:p>
          </table:table-cell>
          <table:table-cell table:style-name="ce1" office:value-type="float" office:value="18" calcext:value-type="float">
            <text:p>18</text:p>
          </table:table-cell>
          <table:table-cell table:style-name="ce1" office:value-type="float" office:value="3" calcext:value-type="float">
            <text:p>3</text:p>
          </table:table-cell>
          <table:table-cell table:style-name="ce3" table:formula="of:=IF([.F7]-[.H7]&lt;0;([.H7]-[.F7]);([.H7]-[.F7])*-1)" office:value-type="float" office:value="9" calcext:value-type="float">
            <text:p>9</text:p>
          </table:table-cell>
          <table:table-cell table:style-name="ce3" table:formula="of:=IF([.G7]-[.I7]&lt;0;([.I7]-[.G7]);([.I7]-[.G7])*-1)" office:value-type="float" office:value="2" calcext:value-type="float">
            <text:p>2</text:p>
          </table:table-cell>
          <table:table-cell table:style-name="ce3" table:formula="of:=CONCATENATE(IF([.K7]&gt;60;[.J7]+INT([.K7]/60);[.J7]);[.A7];IF([.K7]&gt;60;ROUND(60*(ROUND(INT([.K7]/60)-[.K7]/60;2)*-1);0);[.K7]))" office:value-type="string" office:string-value="9:2" calcext:value-type="string">
            <text:p>9:2</text:p>
          </table:table-cell>
          <table:covered-table-cell table:style-name="ce4" table:formula="of:=CONCATENATE(IF(SUM([.K7:.K13])&gt;=60;SUM([.J7:.J13])+ROUND(INT(SUM([.K7:.K13]))/60;0);SUM([.J7:.J13]));[.A7];IF(SUM([.K7:.K13])&gt;=60;ROUND(60*(ROUND(INT(SUM([.K7:.K13])/60)-SUM([.K7:.K13])/60;2)*-1);0)))" office:value-type="string" office:string-value="53:0" calcext:value-type="string">
            <text:p>53:0</text:p>
          </table:covered-table-cell>
          <table:table-cell table:style-name="ce5" office:value-type="string" calcext:value-type="string">
            <text:p>Monday</text:p>
          </table:table-cell>
          <table:covered-table-cell table:style-name="ce7" table:formula="of:=CONCATENATE(IF(SUM([.K7:.K13])&gt;=60;SUM([.J7:.J13])+ROUND(INT(SUM([.K7:.K13]))/60;0);SUM([.J7:.J13]));[.A3];IF(SUM([.K7:.K13])&gt;=60;ROUND(60*(ROUND(INT(SUM([.K7:.K13])/60)-SUM([.K7:.K13])/60;2)*-1);0)))" office:value-type="string" office:string-value="53:0" calcext:value-type="string">
            <text:p>53:0</text:p>
          </table:covered-table-cell>
          <table:table-cell/>
          <table:table-cell office:value-type="string" calcext:value-type="string">
            <text:p>Positions Serving</text:p>
          </table:table-cell>
          <table:table-cell table:number-columns-repeated="1007"/>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1" calcext:value-type="float">
            <text:p>21</text:p>
          </table:table-cell>
          <table:table-cell table:style-name="ce1" office:value-type="float" office:value="2016" calcext:value-type="float">
            <text:p>2016</text:p>
          </table:table-cell>
          <table:table-cell table:style-name="ce3" table:formula="of:=CONCATENATE([.B8];[.A8];[.C8];[.A8];[.D8])" office:value-type="string" office:string-value="6:21:2016" calcext:value-type="string">
            <text:p>6:21:2016</text:p>
          </table:table-cell>
          <table:table-cell table:style-name="ce1" office:value-type="float" office:value="7" calcext:value-type="float">
            <text:p>7</text:p>
          </table:table-cell>
          <table:table-cell table:style-name="ce1" office:value-type="float" office:value="22" calcext:value-type="float">
            <text:p>22</text:p>
          </table:table-cell>
          <table:table-cell table:style-name="ce1" office:value-type="float" office:value="17" calcext:value-type="float">
            <text:p>17</text:p>
          </table:table-cell>
          <table:table-cell table:style-name="ce1" office:value-type="float" office:value="30" calcext:value-type="float">
            <text:p>30</text:p>
          </table:table-cell>
          <table:table-cell table:style-name="ce3" table:formula="of:=IF([.F8]-[.H8]&lt;0;([.H8]-[.F8]);([.H8]-[.F8])*-1)" office:value-type="float" office:value="10" calcext:value-type="float">
            <text:p>10</text:p>
          </table:table-cell>
          <table:table-cell table:style-name="ce3" table:formula="of:=IF([.G8]-[.I8]&lt;0;([.I8]-[.G8]);([.I8]-[.G8])*-1)" office:value-type="float" office:value="8" calcext:value-type="float">
            <text:p>8</text:p>
          </table:table-cell>
          <table:table-cell table:style-name="ce3" table:formula="of:=CONCATENATE(IF([.K8]&gt;60;[.J8]+INT([.K8]/60);[.J8]);[.A8];IF([.K8]&gt;60;ROUND(60*(ROUND(INT([.K8]/60)-[.K8]/60;2)*-1);0);[.K8]))" office:value-type="string" office:string-value="10:8" calcext:value-type="string">
            <text:p>10:8</text:p>
          </table:table-cell>
          <table:covered-table-cell table:style-name="ce4" table:formula="of:=CONCATENATE(IF(SUM([.K8:.K14])&gt;=60;SUM([.J8:.J14])+ROUND(INT(SUM([.K8:.K14]))/60;0);SUM([.J8:.J14]));[.A8];IF(SUM([.K8:.K14])&gt;=60;ROUND(60*(ROUND(INT(SUM([.K8:.K14])/60)-SUM([.K8:.K14])/60;2)*-1);0)))" office:value-type="string" office:string-value="55:0" calcext:value-type="string">
            <text:p>55:0</text:p>
          </table:covered-table-cell>
          <table:table-cell table:style-name="ce5" office:value-type="string" calcext:value-type="string">
            <text:p>Tuesday</text:p>
          </table:table-cell>
          <table:covered-table-cell table:style-name="ce7" table:formula="of:=CONCATENATE(IF(SUM([.K8:.K14])&gt;=60;SUM([.J8:.J14])+ROUND(INT(SUM([.K8:.K14]))/60;0);SUM([.J8:.J14]));[.A4];IF(SUM([.K8:.K14])&gt;=60;ROUND(60*(ROUND(INT(SUM([.K8:.K14])/60)-SUM([.K8:.K14])/60;2)*-1);0)))" office:value-type="string" office:string-value="55:0" calcext:value-type="string">
            <text:p>55:0</text:p>
          </table:covered-table-cell>
          <table:table-cell/>
          <table:table-cell office:value-type="string" calcext:value-type="string">
            <text:p>{Housekeeping/IT}{Manager/Laborer}</text:p>
          </table:table-cell>
          <table:table-cell table:number-columns-repeated="1007"/>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2" calcext:value-type="float">
            <text:p>22</text:p>
          </table:table-cell>
          <table:table-cell table:style-name="ce1" office:value-type="float" office:value="2016" calcext:value-type="float">
            <text:p>2016</text:p>
          </table:table-cell>
          <table:table-cell table:style-name="ce3" table:formula="of:=CONCATENATE([.B9];[.A9];[.C9];[.A9];[.D9])" office:value-type="string" office:string-value="6:22:2016" calcext:value-type="string">
            <text:p>6:22: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9]-[.H9]&lt;0;([.H9]-[.F9]);([.H9]-[.F9])*-1)" office:value-type="float" office:value="8" calcext:value-type="float">
            <text:p>8</text:p>
          </table:table-cell>
          <table:table-cell table:style-name="ce3" table:formula="of:=IF([.G9]-[.I9]&lt;0;([.I9]-[.G9]);([.I9]-[.G9])*-1)" office:value-type="float" office:value="-0" calcext:value-type="float">
            <text:p>0</text:p>
          </table:table-cell>
          <table:table-cell table:style-name="ce3" table:formula="of:=CONCATENATE(IF([.K9]&gt;60;[.J9]+INT([.K9]/60);[.J9]);[.A9];IF([.K9]&gt;60;ROUND(60*(ROUND(INT([.K9]/60)-[.K9]/60;2)*-1);0);[.K9]))" office:value-type="string" office:string-value="8:0" calcext:value-type="string">
            <text:p>8:0</text:p>
          </table:table-cell>
          <table:table-cell table:style-name="ce4" table:formula="of:=CONCATENATE(IF(SUM([.K9:.K15])&gt;=60;SUM([.J9:.J15])+ROUND(INT(SUM([.K9:.K15]))/60;0);SUM([.J9:.J15]));[.A9];IF(SUM([.K9:.K15])&gt;=60;ROUND(60*(ROUND(INT(SUM([.K9:.K15])/60)-SUM([.K9:.K15])/60;2)*-1);0)))" office:value-type="string" office:string-value="53:11" calcext:value-type="string" table:number-columns-spanned="1" table:number-rows-spanned="7">
            <text:p>53:11</text:p>
          </table:table-cell>
          <table:table-cell table:style-name="ce5" office:value-type="string" calcext:value-type="string">
            <text:p>Wednesday</text:p>
          </table:table-cell>
          <table:covered-table-cell table:style-name="ce7" table:formula="of:=CONCATENATE(IF(SUM([.K9:.K15])&gt;=60;SUM([.J9:.J15])+ROUND(INT(SUM([.K9:.K15]))/60;0);SUM([.J9:.J15]));[.A5];IF(SUM([.K9:.K15])&gt;=60;ROUND(60*(ROUND(INT(SUM([.K9:.K15])/60)-SUM([.K9:.K15])/60;2)*-1);0)))" office:value-type="string" office:string-value="53:11" calcext:value-type="string">
            <text:p>53:11</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3" calcext:value-type="float">
            <text:p>23</text:p>
          </table:table-cell>
          <table:table-cell table:style-name="ce1" office:value-type="float" office:value="2016" calcext:value-type="float">
            <text:p>2016</text:p>
          </table:table-cell>
          <table:table-cell table:style-name="ce3" table:formula="of:=CONCATENATE([.B10];[.A10];[.C10];[.A10];[.D10])" office:value-type="string" office:string-value="6:23:2016" calcext:value-type="string">
            <text:p>6:23:2016</text:p>
          </table:table-cell>
          <table:table-cell table:number-columns-repeated="4" table:style-name="ce1" office:value-type="float" office:value="0" calcext:value-type="float">
            <text:p>0</text:p>
          </table:table-cell>
          <table:table-cell table:style-name="ce3" table:formula="of:=IF([.F10]-[.H10]&lt;0;([.H10]-[.F10]);([.H10]-[.F10])*-1)" office:value-type="float" office:value="-0" calcext:value-type="float">
            <text:p>0</text:p>
          </table:table-cell>
          <table:table-cell table:style-name="ce3" table:formula="of:=IF([.G10]-[.I10]&lt;0;([.I10]-[.G10]);([.I10]-[.G10])*-1)" office:value-type="float" office:value="-0" calcext:value-type="float">
            <text:p>0</text:p>
          </table:table-cell>
          <table:table-cell table:style-name="ce3" table:formula="of:=CONCATENATE(IF([.K10]&gt;60;[.J10]+INT([.K10]/60);[.J10]);[.A10];IF([.K10]&gt;60;ROUND(60*(ROUND(INT([.K10]/60)-[.K10]/60;2)*-1);0);[.K10]))" office:value-type="string" office:string-value="0:0" calcext:value-type="string">
            <text:p>0:0</text:p>
          </table:table-cell>
          <table:covered-table-cell table:style-name="ce4" table:formula="of:=CONCATENATE(IF(SUM([.K10:.K16])&gt;=60;SUM([.J10:.J16])+ROUND(INT(SUM([.K10:.K16]))/60;0);SUM([.J10:.J16]));[.A10];IF(SUM([.K10:.K16])&gt;=60;ROUND(60*(ROUND(INT(SUM([.K10:.K16])/60)-SUM([.K10:.K16])/60;2)*-1);0)))" office:value-type="string" office:string-value="56:52" calcext:value-type="string">
            <text:p>56:52</text:p>
          </table:covered-table-cell>
          <table:table-cell table:style-name="ce5" office:value-type="string" calcext:value-type="string">
            <text:p>Thursday</text:p>
          </table:table-cell>
          <table:covered-table-cell table:style-name="ce7" table:formula="of:=CONCATENATE(IF(SUM([.K10:.K16])&gt;=60;SUM([.J10:.J16])+ROUND(INT(SUM([.K10:.K16]))/60;0);SUM([.J10:.J16]));[.A6];IF(SUM([.K10:.K16])&gt;=60;ROUND(60*(ROUND(INT(SUM([.K10:.K16])/60)-SUM([.K10:.K16])/60;2)*-1);0)))" office:value-type="string" office:string-value="56:52" calcext:value-type="string">
            <text:p>56:52</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4" calcext:value-type="float">
            <text:p>24</text:p>
          </table:table-cell>
          <table:table-cell table:style-name="ce1" office:value-type="float" office:value="2016" calcext:value-type="float">
            <text:p>2016</text:p>
          </table:table-cell>
          <table:table-cell table:style-name="ce3" table:formula="of:=CONCATENATE([.B11];[.A11];[.C11];[.A11];[.D11])" office:value-type="string" office:string-value="6:24:2016" calcext:value-type="string">
            <text:p>6:24: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11]-[.H11]&lt;0;([.H11]-[.F11]);([.H11]-[.F11])*-1)" office:value-type="float" office:value="8" calcext:value-type="float">
            <text:p>8</text:p>
          </table:table-cell>
          <table:table-cell table:style-name="ce3" table:formula="of:=IF([.G11]-[.I11]&lt;0;([.I11]-[.G11]);([.I11]-[.G11])*-1)" office:value-type="float" office:value="-0" calcext:value-type="float">
            <text:p>0</text:p>
          </table:table-cell>
          <table:table-cell table:style-name="ce3" table:formula="of:=CONCATENATE(IF([.K11]&gt;60;[.J11]+INT([.K11]/60);[.J11]);[.A11];IF([.K11]&gt;60;ROUND(60*(ROUND(INT([.K11]/60)-[.K11]/60;2)*-1);0);[.K11]))" office:value-type="string" office:string-value="8:0" calcext:value-type="string">
            <text:p>8:0</text:p>
          </table:table-cell>
          <table:covered-table-cell table:style-name="ce4" table:formula="of:=CONCATENATE(IF(SUM([.K11:.K17])&gt;=60;SUM([.J11:.J17])+ROUND(INT(SUM([.K11:.K17]))/60;0);SUM([.J11:.J17]));[.A11];IF(SUM([.K11:.K17])&gt;=60;ROUND(60*(ROUND(INT(SUM([.K11:.K17])/60)-SUM([.K11:.K17])/60;2)*-1);0)))" office:value-type="string" office:string-value="64:22" calcext:value-type="string">
            <text:p>64:22</text:p>
          </table:covered-table-cell>
          <table:table-cell table:style-name="ce5" office:value-type="string" calcext:value-type="string">
            <text:p>Friday</text:p>
          </table:table-cell>
          <table:covered-table-cell table:style-name="ce7" table:formula="of:=CONCATENATE(IF(SUM([.K11:.K17])&gt;=60;SUM([.J11:.J17])+ROUND(INT(SUM([.K11:.K17]))/60;0);SUM([.J11:.J17]));[.A7];IF(SUM([.K11:.K17])&gt;=60;ROUND(60*(ROUND(INT(SUM([.K11:.K17])/60)-SUM([.K11:.K17])/60;2)*-1);0)))" office:value-type="string" office:string-value="64:22" calcext:value-type="string">
            <text:p>64:22</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5" calcext:value-type="float">
            <text:p>25</text:p>
          </table:table-cell>
          <table:table-cell table:style-name="ce1" office:value-type="float" office:value="2016" calcext:value-type="float">
            <text:p>2016</text:p>
          </table:table-cell>
          <table:table-cell table:style-name="ce3" table:formula="of:=CONCATENATE([.B12];[.A12];[.C12];[.A12];[.D12])" office:value-type="string" office:string-value="6:25:2016" calcext:value-type="string">
            <text:p>6:25: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8" calcext:value-type="float">
            <text:p>18</text:p>
          </table:table-cell>
          <table:table-cell table:style-name="ce1" office:value-type="float" office:value="0" calcext:value-type="float">
            <text:p>0</text:p>
          </table:table-cell>
          <table:table-cell table:style-name="ce3" table:formula="of:=IF([.F12]-[.H12]&lt;0;([.H12]-[.F12]);([.H12]-[.F12])*-1)" office:value-type="float" office:value="9" calcext:value-type="float">
            <text:p>9</text:p>
          </table:table-cell>
          <table:table-cell table:style-name="ce3" table:formula="of:=IF([.G12]-[.I12]&lt;0;([.I12]-[.G12]);([.I12]-[.G12])*-1)" office:value-type="float" office:value="-0" calcext:value-type="float">
            <text:p>0</text:p>
          </table:table-cell>
          <table:table-cell table:style-name="ce3" table:formula="of:=CONCATENATE(IF([.K12]&gt;60;[.J12]+INT([.K12]/60);[.J12]);[.A12];IF([.K12]&gt;60;ROUND(60*(ROUND(INT([.K12]/60)-[.K12]/60;2)*-1);0);[.K12]))" office:value-type="string" office:string-value="9:0" calcext:value-type="string">
            <text:p>9:0</text:p>
          </table:table-cell>
          <table:covered-table-cell table:style-name="ce4" table:formula="of:=CONCATENATE(IF(SUM([.K12:.K18])&gt;=60;SUM([.J12:.J18])+ROUND(INT(SUM([.K12:.K18]))/60;0);SUM([.J12:.J18]));[.A12];IF(SUM([.K12:.K18])&gt;=60;ROUND(60*(ROUND(INT(SUM([.K12:.K18])/60)-SUM([.K12:.K18])/60;2)*-1);0)))" office:value-type="string" office:string-value="64:52" calcext:value-type="string">
            <text:p>64:52</text:p>
          </table:covered-table-cell>
          <table:table-cell table:style-name="ce5" office:value-type="string" calcext:value-type="string">
            <text:p>Saturday</text:p>
          </table:table-cell>
          <table:covered-table-cell table:style-name="ce7" table:formula="of:=CONCATENATE(IF(SUM([.K12:.K18])&gt;=60;SUM([.J12:.J18])+ROUND(INT(SUM([.K12:.K18]))/60;0);SUM([.J12:.J18]));[.A8];IF(SUM([.K12:.K18])&gt;=60;ROUND(60*(ROUND(INT(SUM([.K12:.K18])/60)-SUM([.K12:.K18])/60;2)*-1);0)))" office:value-type="string" office:string-value="64:52" calcext:value-type="string">
            <text:p>64:52</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6" calcext:value-type="float">
            <text:p>26</text:p>
          </table:table-cell>
          <table:table-cell table:style-name="ce1" office:value-type="float" office:value="2016" calcext:value-type="float">
            <text:p>2016</text:p>
          </table:table-cell>
          <table:table-cell table:style-name="ce3" table:formula="of:=CONCATENATE([.B13];[.A13];[.C13];[.A13];[.D13])" office:value-type="string" office:string-value="6:26:2016" calcext:value-type="string">
            <text:p>6:26:2016</text:p>
          </table:table-cell>
          <table:table-cell table:style-name="ce1" office:value-type="float" office:value="10" calcext:value-type="float">
            <text:p>10</text:p>
          </table:table-cell>
          <table:table-cell table:style-name="ce1" office:value-type="float" office:value="30" calcext:value-type="float">
            <text:p>30</text:p>
          </table:table-cell>
          <table:table-cell table:style-name="ce1" office:value-type="float" office:value="19" calcext:value-type="float">
            <text:p>19</text:p>
          </table:table-cell>
          <table:table-cell table:style-name="ce1" office:value-type="float" office:value="41" calcext:value-type="float">
            <text:p>41</text:p>
          </table:table-cell>
          <table:table-cell table:style-name="ce3" table:formula="of:=IF([.F13]-[.H13]&lt;0;([.H13]-[.F13]);([.H13]-[.F13])*-1)" office:value-type="float" office:value="9" calcext:value-type="float">
            <text:p>9</text:p>
          </table:table-cell>
          <table:table-cell table:style-name="ce3" table:formula="of:=IF([.G13]-[.I13]&lt;0;([.I13]-[.G13]);([.I13]-[.G13])*-1)" office:value-type="float" office:value="11" calcext:value-type="float">
            <text:p>11</text:p>
          </table:table-cell>
          <table:table-cell table:style-name="ce3" table:formula="of:=CONCATENATE(IF([.K13]&gt;60;[.J13]+INT([.K13]/60);[.J13]);[.A13];IF([.K13]&gt;60;ROUND(60*(ROUND(INT([.K13]/60)-[.K13]/60;2)*-1);0);[.K13]))" office:value-type="string" office:string-value="9:11" calcext:value-type="string">
            <text:p>9:11</text:p>
          </table:table-cell>
          <table:covered-table-cell table:style-name="ce4" table:formula="of:=CONCATENATE(IF(SUM([.K13:.K19])&gt;=60;SUM([.J13:.J19])+ROUND(INT(SUM([.K13:.K19]))/60;0);SUM([.J13:.J19]));[.A13];IF(SUM([.K13:.K19])&gt;=60;ROUND(60*(ROUND(INT(SUM([.K13:.K19])/60)-SUM([.K13:.K19])/60;2)*-1);0)))" office:value-type="string" office:string-value="63:22" calcext:value-type="string">
            <text:p>63:22</text:p>
          </table:covered-table-cell>
          <table:table-cell table:style-name="ce5" office:value-type="string" calcext:value-type="string">
            <text:p>Sunday</text:p>
          </table:table-cell>
          <table:table-cell table:style-name="ce7" table:formula="of:=CONCATENATE(IF(SUM([.K13:.K19])&gt;=60;SUM([.J13:.J19])+ROUND(INT(SUM([.K13:.K19]))/60;0);SUM([.J13:.J19]));[.A9];IF(SUM([.K13:.K19])&gt;=60;ROUND(60*(ROUND(INT(SUM([.K13:.K19])/60)-SUM([.K13:.K19])/60;2)*-1);0)))" office:value-type="string" office:string-value="63:22" calcext:value-type="string" table:number-columns-spanned="1" table:number-rows-spanned="7">
            <text:p>63:22</text:p>
          </table:table-cell>
          <table:table-cell office:value-type="string" calcext:value-type="string">
            <text:p>asked Mr. Anil Patel to get my toilet fixed in my room, and he said he would when he got the chance.</text:p>
          </table:table-cell>
          <table:table-cell table:number-columns-repeated="1008"/>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7" calcext:value-type="float">
            <text:p>27</text:p>
          </table:table-cell>
          <table:table-cell table:style-name="ce1" office:value-type="float" office:value="2016" calcext:value-type="float">
            <text:p>2016</text:p>
          </table:table-cell>
          <table:table-cell table:style-name="ce3" table:formula="of:=CONCATENATE([.B14];[.A14];[.C14];[.A14];[.D14])" office:value-type="string" office:string-value="6:27:2016" calcext:value-type="string">
            <text:p>6:2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20" calcext:value-type="float">
            <text:p>20</text:p>
          </table:table-cell>
          <table:table-cell table:style-name="ce1" office:value-type="float" office:value="30" calcext:value-type="float">
            <text:p>30</text:p>
          </table:table-cell>
          <table:table-cell table:style-name="ce3" table:formula="of:=IF([.F14]-[.H14]&lt;0;([.H14]-[.F14]);([.H14]-[.F14])*-1)" office:value-type="float" office:value="11" calcext:value-type="float">
            <text:p>11</text:p>
          </table:table-cell>
          <table:table-cell table:style-name="ce3" table:formula="of:=IF([.G14]-[.I14]&lt;0;([.I14]-[.G14]);([.I14]-[.G14])*-1)" office:value-type="float" office:value="30" calcext:value-type="float">
            <text:p>30</text:p>
          </table:table-cell>
          <table:table-cell table:style-name="ce3" table:formula="of:=CONCATENATE(IF([.K14]&gt;60;[.J14]+INT([.K14]/60);[.J14]);[.A14];IF([.K14]&gt;60;ROUND(60*(ROUND(INT([.K14]/60)-[.K14]/60;2)*-1);0);[.K14]))" office:value-type="string" office:string-value="11:30" calcext:value-type="string">
            <text:p>11:30</text:p>
          </table:table-cell>
          <table:covered-table-cell table:style-name="ce4" table:formula="of:=CONCATENATE(IF(SUM([.K14:.K20])&gt;=60;SUM([.J14:.J20])+ROUND(INT(SUM([.K14:.K20]))/60;0);SUM([.J14:.J20]));[.A14];IF(SUM([.K14:.K20])&gt;=60;ROUND(60*(ROUND(INT(SUM([.K14:.K20])/60)-SUM([.K14:.K20])/60;2)*-1);0)))" office:value-type="string" office:string-value="63:56" calcext:value-type="string">
            <text:p>63:56</text:p>
          </table:covered-table-cell>
          <table:table-cell table:style-name="ce5" office:value-type="string" calcext:value-type="string">
            <text:p>Monday</text:p>
          </table:table-cell>
          <table:covered-table-cell table:style-name="ce7" table:formula="of:=CONCATENATE(IF(SUM([.K14:.K20])&gt;=60;SUM([.J14:.J20])+ROUND(INT(SUM([.K14:.K20]))/60;0);SUM([.J14:.J20]));[.A10];IF(SUM([.K14:.K20])&gt;=60;ROUND(60*(ROUND(INT(SUM([.K14:.K20])/60)-SUM([.K14:.K20])/60;2)*-1);0)))" office:value-type="string" office:string-value="63:56" calcext:value-type="string">
            <text:p>63:56</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8" calcext:value-type="float">
            <text:p>28</text:p>
          </table:table-cell>
          <table:table-cell table:style-name="ce1" office:value-type="float" office:value="2016" calcext:value-type="float">
            <text:p>2016</text:p>
          </table:table-cell>
          <table:table-cell table:style-name="ce3" table:formula="of:=CONCATENATE([.B15];[.A15];[.C15];[.A15];[.D15])" office:value-type="string" office:string-value="6:28:2016" calcext:value-type="string">
            <text:p>6:28: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5]-[.H15]&lt;0;([.H15]-[.F15]);([.H15]-[.F15])*-1)" office:value-type="float" office:value="7" calcext:value-type="float">
            <text:p>7</text:p>
          </table:table-cell>
          <table:table-cell table:style-name="ce3" table:formula="of:=IF([.G15]-[.I15]&lt;0;([.I15]-[.G15]);([.I15]-[.G15])*-1)" office:value-type="float" office:value="30" calcext:value-type="float">
            <text:p>30</text:p>
          </table:table-cell>
          <table:table-cell table:style-name="ce3" table:formula="of:=CONCATENATE(IF([.K15]&gt;60;[.J15]+INT([.K15]/60);[.J15]);[.A15];IF([.K15]&gt;60;ROUND(60*(ROUND(INT([.K15]/60)-[.K15]/60;2)*-1);0);[.K15]))" office:value-type="string" office:string-value="7:30" calcext:value-type="string">
            <text:p>7:30</text:p>
          </table:table-cell>
          <table:covered-table-cell table:style-name="ce4" table:formula="of:=CONCATENATE(IF(SUM([.K15:.K21])&gt;=60;SUM([.J15:.J21])+ROUND(INT(SUM([.K15:.K21]))/60;0);SUM([.J15:.J21]));[.A15];IF(SUM([.K15:.K21])&gt;=60;ROUND(60*(ROUND(INT(SUM([.K15:.K21])/60)-SUM([.K15:.K21])/60;2)*-1);0)))" office:value-type="string" office:string-value="60:56" calcext:value-type="string">
            <text:p>60:56</text:p>
          </table:covered-table-cell>
          <table:table-cell table:style-name="ce5" office:value-type="string" calcext:value-type="string">
            <text:p>Tuesday</text:p>
          </table:table-cell>
          <table:covered-table-cell table:style-name="ce7" table:formula="of:=CONCATENATE(IF(SUM([.K15:.K21])&gt;=60;SUM([.J15:.J21])+ROUND(INT(SUM([.K15:.K21]))/60;0);SUM([.J15:.J21]));[.A11];IF(SUM([.K15:.K21])&gt;=60;ROUND(60*(ROUND(INT(SUM([.K15:.K21])/60)-SUM([.K15:.K21])/60;2)*-1);0)))" office:value-type="string" office:string-value="60:56" calcext:value-type="string">
            <text:p>60:56</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29" calcext:value-type="float">
            <text:p>29</text:p>
          </table:table-cell>
          <table:table-cell table:style-name="ce1" office:value-type="float" office:value="2016" calcext:value-type="float">
            <text:p>2016</text:p>
          </table:table-cell>
          <table:table-cell table:style-name="ce3" table:formula="of:=CONCATENATE([.B16];[.A16];[.C16];[.A16];[.D16])" office:value-type="string" office:string-value="6:29:2016" calcext:value-type="string">
            <text:p>6:2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9" calcext:value-type="float">
            <text:p>19</text:p>
          </table:table-cell>
          <table:table-cell table:style-name="ce1" office:value-type="float" office:value="41" calcext:value-type="float">
            <text:p>41</text:p>
          </table:table-cell>
          <table:table-cell table:style-name="ce3" table:formula="of:=IF([.F16]-[.H16]&lt;0;([.H16]-[.F16]);([.H16]-[.F16])*-1)" office:value-type="float" office:value="10" calcext:value-type="float">
            <text:p>10</text:p>
          </table:table-cell>
          <table:table-cell table:style-name="ce3" table:formula="of:=IF([.G16]-[.I16]&lt;0;([.I16]-[.G16]);([.I16]-[.G16])*-1)" office:value-type="float" office:value="41" calcext:value-type="float">
            <text:p>41</text:p>
          </table:table-cell>
          <table:table-cell table:style-name="ce3" table:formula="of:=CONCATENATE(IF([.K16]&gt;60;[.J16]+INT([.K16]/60);[.J16]);[.A16];IF([.K16]&gt;60;ROUND(60*(ROUND(INT([.K16]/60)-[.K16]/60;2)*-1);0);[.K16]))" office:value-type="string" office:string-value="10:41" calcext:value-type="string">
            <text:p>10:41</text:p>
          </table:table-cell>
          <table:table-cell table:style-name="ce4" table:formula="of:=CONCATENATE(IF(SUM([.K16:.K22])&gt;=60;SUM([.J16:.J22])+ROUND(INT(SUM([.K16:.K22]))/60;0);SUM([.J16:.J22]));[.A16];IF(SUM([.K16:.K22])&gt;=60;ROUND(60*(ROUND(INT(SUM([.K16:.K22])/60)-SUM([.K16:.K22])/60;2)*-1);0)))" office:value-type="string" office:string-value="61:56" calcext:value-type="string" table:number-columns-spanned="1" table:number-rows-spanned="7">
            <text:p>61:56</text:p>
          </table:table-cell>
          <table:table-cell table:style-name="ce5" office:value-type="string" calcext:value-type="string">
            <text:p>Wednesday</text:p>
          </table:table-cell>
          <table:covered-table-cell table:style-name="ce7" table:formula="of:=CONCATENATE(IF(SUM([.K16:.K22])&gt;=60;SUM([.J16:.J22])+ROUND(INT(SUM([.K16:.K22]))/60;0);SUM([.J16:.J22]));[.A12];IF(SUM([.K16:.K22])&gt;=60;ROUND(60*(ROUND(INT(SUM([.K16:.K22])/60)-SUM([.K16:.K22])/60;2)*-1);0)))" office:value-type="string" office:string-value="61:56" calcext:value-type="string">
            <text:p>61:56</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6" calcext:value-type="float">
            <text:p>6</text:p>
          </table:table-cell>
          <table:table-cell table:style-name="ce1" office:value-type="float" office:value="30" calcext:value-type="float">
            <text:p>30</text:p>
          </table:table-cell>
          <table:table-cell table:style-name="ce1" office:value-type="float" office:value="2016" calcext:value-type="float">
            <text:p>2016</text:p>
          </table:table-cell>
          <table:table-cell table:style-name="ce3" table:formula="of:=CONCATENATE([.B17];[.A17];[.C17];[.A17];[.D17])" office:value-type="string" office:string-value="6:30:2016" calcext:value-type="string">
            <text:p>6:3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30" calcext:value-type="float">
            <text:p>30</text:p>
          </table:table-cell>
          <table:table-cell table:style-name="ce3" table:formula="of:=IF([.F17]-[.H17]&lt;0;([.H17]-[.F17]);([.H17]-[.F17])*-1)" office:value-type="float" office:value="8" calcext:value-type="float">
            <text:p>8</text:p>
          </table:table-cell>
          <table:table-cell table:style-name="ce3" table:formula="of:=IF([.G17]-[.I17]&lt;0;([.I17]-[.G17]);([.I17]-[.G17])*-1)" office:value-type="float" office:value="30" calcext:value-type="float">
            <text:p>30</text:p>
          </table:table-cell>
          <table:table-cell table:style-name="ce3" table:formula="of:=CONCATENATE(IF([.K17]&gt;60;[.J17]+INT([.K17]/60);[.J17]);[.A17];IF([.K17]&gt;60;ROUND(60*(ROUND(INT([.K17]/60)-[.K17]/60;2)*-1);0);[.K17]))" office:value-type="string" office:string-value="8:30" calcext:value-type="string">
            <text:p>8:30</text:p>
          </table:table-cell>
          <table:covered-table-cell table:style-name="ce4" table:formula="of:=CONCATENATE(IF(SUM([.K17:.K23])&gt;=60;SUM([.J17:.J23])+ROUND(INT(SUM([.K17:.K23]))/60;0);SUM([.J17:.J23]));[.A17];IF(SUM([.K17:.K23])&gt;=60;ROUND(60*(ROUND(INT(SUM([.K17:.K23])/60)-SUM([.K17:.K23])/60;2)*-1);0)))" office:value-type="string" office:string-value="60:45" calcext:value-type="string">
            <text:p>60:45</text:p>
          </table:covered-table-cell>
          <table:table-cell table:style-name="ce5" office:value-type="string" calcext:value-type="string">
            <text:p>Thursday</text:p>
          </table:table-cell>
          <table:covered-table-cell table:style-name="ce7" table:formula="of:=CONCATENATE(IF(SUM([.K17:.K23])&gt;=60;SUM([.J17:.J23])+ROUND(INT(SUM([.K17:.K23]))/60;0);SUM([.J17:.J23]));[.A13];IF(SUM([.K17:.K23])&gt;=60;ROUND(60*(ROUND(INT(SUM([.K17:.K23])/60)-SUM([.K17:.K23])/60;2)*-1);0)))" office:value-type="string" office:string-value="60:45" calcext:value-type="string">
            <text:p>60:45</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 calcext:value-type="float">
            <text:p>1</text:p>
          </table:table-cell>
          <table:table-cell table:style-name="ce1" office:value-type="float" office:value="2016" calcext:value-type="float">
            <text:p>2016</text:p>
          </table:table-cell>
          <table:table-cell table:style-name="ce3" table:formula="of:=CONCATENATE([.B18];[.A18];[.C18];[.A18];[.D18])" office:value-type="string" office:string-value="7:1:2016" calcext:value-type="string">
            <text:p>7: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8]-[.H18]&lt;0;([.H18]-[.F18]);([.H18]-[.F18])*-1)" office:value-type="float" office:value="7" calcext:value-type="float">
            <text:p>7</text:p>
          </table:table-cell>
          <table:table-cell table:style-name="ce3" table:formula="of:=IF([.G18]-[.I18]&lt;0;([.I18]-[.G18]);([.I18]-[.G18])*-1)" office:value-type="float" office:value="30" calcext:value-type="float">
            <text:p>30</text:p>
          </table:table-cell>
          <table:table-cell table:style-name="ce3" table:formula="of:=CONCATENATE(IF([.K18]&gt;60;[.J18]+INT([.K18]/60);[.J18]);[.A18];IF([.K18]&gt;60;ROUND(60*(ROUND(INT([.K18]/60)-[.K18]/60;2)*-1);0);[.K18]))" office:value-type="string" office:string-value="7:30" calcext:value-type="string">
            <text:p>7:30</text:p>
          </table:table-cell>
          <table:covered-table-cell table:style-name="ce4" table:formula="of:=CONCATENATE(IF(SUM([.K18:.K24])&gt;=60;SUM([.J18:.J24])+ROUND(INT(SUM([.K18:.K24]))/60;0);SUM([.J18:.J24]));[.A18];IF(SUM([.K18:.K24])&gt;=60;ROUND(60*(ROUND(INT(SUM([.K18:.K24])/60)-SUM([.K18:.K24])/60;2)*-1);0)))" office:value-type="string" office:string-value="59:15" calcext:value-type="string">
            <text:p>59:15</text:p>
          </table:covered-table-cell>
          <table:table-cell table:style-name="ce5" office:value-type="string" calcext:value-type="string">
            <text:p>Friday</text:p>
          </table:table-cell>
          <table:covered-table-cell table:style-name="ce7" table:formula="of:=CONCATENATE(IF(SUM([.K18:.K24])&gt;=60;SUM([.J18:.J24])+ROUND(INT(SUM([.K18:.K24]))/60;0);SUM([.J18:.J24]));[.A14];IF(SUM([.K18:.K24])&gt;=60;ROUND(60*(ROUND(INT(SUM([.K18:.K24])/60)-SUM([.K18:.K24])/60;2)*-1);0)))" office:value-type="string" office:string-value="59:15" calcext:value-type="string">
            <text:p>59:15</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 calcext:value-type="float">
            <text:p>2</text:p>
          </table:table-cell>
          <table:table-cell table:style-name="ce1" office:value-type="float" office:value="2016" calcext:value-type="float">
            <text:p>2016</text:p>
          </table:table-cell>
          <table:table-cell table:style-name="ce3" table:formula="of:=CONCATENATE([.B19];[.A19];[.C19];[.A19];[.D19])" office:value-type="string" office:string-value="7:2:2016" calcext:value-type="string">
            <text:p>7:2: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30" calcext:value-type="float">
            <text:p>30</text:p>
          </table:table-cell>
          <table:table-cell table:style-name="ce3" table:formula="of:=IF([.F19]-[.H19]&lt;0;([.H19]-[.F19]);([.H19]-[.F19])*-1)" office:value-type="float" office:value="8" calcext:value-type="float">
            <text:p>8</text:p>
          </table:table-cell>
          <table:table-cell table:style-name="ce3" table:formula="of:=IF([.G19]-[.I19]&lt;0;([.I19]-[.G19]);([.I19]-[.G19])*-1)" office:value-type="float" office:value="30" calcext:value-type="float">
            <text:p>30</text:p>
          </table:table-cell>
          <table:table-cell table:style-name="ce3" table:formula="of:=CONCATENATE(IF([.K19]&gt;60;[.J19]+INT([.K19]/60);[.J19]);[.A19];IF([.K19]&gt;60;ROUND(60*(ROUND(INT([.K19]/60)-[.K19]/60;2)*-1);0);[.K19]))" office:value-type="string" office:string-value="8:30" calcext:value-type="string">
            <text:p>8:30</text:p>
          </table:table-cell>
          <table:covered-table-cell table:style-name="ce4" table:formula="of:=CONCATENATE(IF(SUM([.K19:.K25])&gt;=60;SUM([.J19:.J25])+ROUND(INT(SUM([.K19:.K25]))/60;0);SUM([.J19:.J25]));[.A19];IF(SUM([.K19:.K25])&gt;=60;ROUND(60*(ROUND(INT(SUM([.K19:.K25])/60)-SUM([.K19:.K25])/60;2)*-1);0)))" office:value-type="string" office:string-value="52:45" calcext:value-type="string">
            <text:p>52:45</text:p>
          </table:covered-table-cell>
          <table:table-cell table:style-name="ce5" office:value-type="string" calcext:value-type="string">
            <text:p>Saturday</text:p>
          </table:table-cell>
          <table:covered-table-cell table:style-name="ce7" table:formula="of:=CONCATENATE(IF(SUM([.K19:.K25])&gt;=60;SUM([.J19:.J25])+ROUND(INT(SUM([.K19:.K25]))/60;0);SUM([.J19:.J25]));[.A15];IF(SUM([.K19:.K25])&gt;=60;ROUND(60*(ROUND(INT(SUM([.K19:.K25])/60)-SUM([.K19:.K25])/60;2)*-1);0)))" office:value-type="string" office:string-value="52:45" calcext:value-type="string">
            <text:p>52:45</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3" calcext:value-type="float">
            <text:p>3</text:p>
          </table:table-cell>
          <table:table-cell table:style-name="ce1" office:value-type="float" office:value="2016" calcext:value-type="float">
            <text:p>2016</text:p>
          </table:table-cell>
          <table:table-cell table:style-name="ce3" table:formula="of:=CONCATENATE([.B20];[.A20];[.C20];[.A20];[.D20])" office:value-type="string" office:string-value="7:3:2016" calcext:value-type="string">
            <text:p>7:3:2016</text:p>
          </table:table-cell>
          <table:table-cell table:style-name="ce1" office:value-type="float" office:value="11" calcext:value-type="float">
            <text:p>11</text:p>
          </table:table-cell>
          <table:table-cell table:style-name="ce1" office:value-type="float" office:value="0" calcext:value-type="float">
            <text:p>0</text:p>
          </table:table-cell>
          <table:table-cell table:style-name="ce1" office:value-type="float" office:value="19" calcext:value-type="float">
            <text:p>19</text:p>
          </table:table-cell>
          <table:table-cell table:style-name="ce1" office:value-type="float" office:value="45" calcext:value-type="float">
            <text:p>45</text:p>
          </table:table-cell>
          <table:table-cell table:style-name="ce3" table:formula="of:=IF([.F20]-[.H20]&lt;0;([.H20]-[.F20]);([.H20]-[.F20])*-1)" office:value-type="float" office:value="8" calcext:value-type="float">
            <text:p>8</text:p>
          </table:table-cell>
          <table:table-cell table:style-name="ce3" table:formula="of:=IF([.G20]-[.I20]&lt;0;([.I20]-[.G20]);([.I20]-[.G20])*-1)" office:value-type="float" office:value="45" calcext:value-type="float">
            <text:p>45</text:p>
          </table:table-cell>
          <table:table-cell table:style-name="ce3" table:formula="of:=CONCATENATE(IF([.K20]&gt;60;[.J20]+INT([.K20]/60);[.J20]);[.A20];IF([.K20]&gt;60;ROUND(60*(ROUND(INT([.K20]/60)-[.K20]/60;2)*-1);0);[.K20]))" office:value-type="string" office:string-value="8:45" calcext:value-type="string">
            <text:p>8:45</text:p>
          </table:table-cell>
          <table:covered-table-cell table:style-name="ce4" table:formula="of:=CONCATENATE(IF(SUM([.K20:.K26])&gt;=60;SUM([.J20:.J26])+ROUND(INT(SUM([.K20:.K26]))/60;0);SUM([.J20:.J26]));[.A20];IF(SUM([.K20:.K26])&gt;=60;ROUND(60*(ROUND(INT(SUM([.K20:.K26])/60)-SUM([.K20:.K26])/60;2)*-1);0)))" office:value-type="string" office:string-value="52:40" calcext:value-type="string">
            <text:p>52:40</text:p>
          </table:covered-table-cell>
          <table:table-cell table:style-name="ce5" office:value-type="string" calcext:value-type="string">
            <text:p>Sunday</text:p>
          </table:table-cell>
          <table:table-cell table:style-name="ce7" table:formula="of:=CONCATENATE(IF(SUM([.K20:.K26])&gt;=60;SUM([.J20:.J26])+ROUND(INT(SUM([.K20:.K26]))/60;0);SUM([.J20:.J26]));[.A16];IF(SUM([.K20:.K26])&gt;=60;ROUND(60*(ROUND(INT(SUM([.K20:.K26])/60)-SUM([.K20:.K26])/60;2)*-1);0)))" office:value-type="string" office:string-value="52:40" calcext:value-type="string" table:number-columns-spanned="1" table:number-rows-spanned="7">
            <text:p>52:4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4" calcext:value-type="float">
            <text:p>4</text:p>
          </table:table-cell>
          <table:table-cell table:style-name="ce1" office:value-type="float" office:value="2016" calcext:value-type="float">
            <text:p>2016</text:p>
          </table:table-cell>
          <table:table-cell table:style-name="ce3" table:formula="of:=CONCATENATE([.B21];[.A21];[.C21];[.A21];[.D21])" office:value-type="string" office:string-value="7:4:2016" calcext:value-type="string">
            <text:p>7:4: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30" calcext:value-type="float">
            <text:p>30</text:p>
          </table:table-cell>
          <table:table-cell table:style-name="ce3" table:formula="of:=IF([.F21]-[.H21]&lt;0;([.H21]-[.F21]);([.H21]-[.F21])*-1)" office:value-type="float" office:value="8" calcext:value-type="float">
            <text:p>8</text:p>
          </table:table-cell>
          <table:table-cell table:style-name="ce3" table:formula="of:=IF([.G21]-[.I21]&lt;0;([.I21]-[.G21]);([.I21]-[.G21])*-1)" office:value-type="float" office:value="30" calcext:value-type="float">
            <text:p>30</text:p>
          </table:table-cell>
          <table:table-cell table:style-name="ce3" table:formula="of:=CONCATENATE(IF([.K21]&gt;60;[.J21]+INT([.K21]/60);[.J21]);[.A21];IF([.K21]&gt;60;ROUND(60*(ROUND(INT([.K21]/60)-[.K21]/60;2)*-1);0);[.K21]))" office:value-type="string" office:string-value="8:30" calcext:value-type="string">
            <text:p>8:30</text:p>
          </table:table-cell>
          <table:covered-table-cell table:style-name="ce4" table:formula="of:=CONCATENATE(IF(SUM([.K21:.K27])&gt;=60;SUM([.J21:.J27])+ROUND(INT(SUM([.K21:.K27]))/60;0);SUM([.J21:.J27]));[.A21];IF(SUM([.K21:.K27])&gt;=60;ROUND(60*(ROUND(INT(SUM([.K21:.K27])/60)-SUM([.K21:.K27])/60;2)*-1);0)))" office:value-type="string" office:string-value="49:5" calcext:value-type="string">
            <text:p>49:5</text:p>
          </table:covered-table-cell>
          <table:table-cell table:style-name="ce5" office:value-type="string" calcext:value-type="string">
            <text:p>Monday</text:p>
          </table:table-cell>
          <table:covered-table-cell table:style-name="ce7" table:formula="of:=CONCATENATE(IF(SUM([.K21:.K27])&gt;=60;SUM([.J21:.J27])+ROUND(INT(SUM([.K21:.K27]))/60;0);SUM([.J21:.J27]));[.A17];IF(SUM([.K21:.K27])&gt;=60;ROUND(60*(ROUND(INT(SUM([.K21:.K27])/60)-SUM([.K21:.K27])/60;2)*-1);0)))" office:value-type="string" office:string-value="49:5" calcext:value-type="string">
            <text:p>49:5</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5" calcext:value-type="float">
            <text:p>5</text:p>
          </table:table-cell>
          <table:table-cell table:style-name="ce1" office:value-type="float" office:value="2016" calcext:value-type="float">
            <text:p>2016</text:p>
          </table:table-cell>
          <table:table-cell table:style-name="ce3" table:formula="of:=CONCATENATE([.B22];[.A22];[.C22];[.A22];[.D22])" office:value-type="string" office:string-value="7:5:2016" calcext:value-type="string">
            <text:p>7:5: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30" calcext:value-type="float">
            <text:p>30</text:p>
          </table:table-cell>
          <table:table-cell table:style-name="ce3" table:formula="of:=IF([.F22]-[.H22]&lt;0;([.H22]-[.F22]);([.H22]-[.F22])*-1)" office:value-type="float" office:value="8" calcext:value-type="float">
            <text:p>8</text:p>
          </table:table-cell>
          <table:table-cell table:style-name="ce3" table:formula="of:=IF([.G22]-[.I22]&lt;0;([.I22]-[.G22]);([.I22]-[.G22])*-1)" office:value-type="float" office:value="30" calcext:value-type="float">
            <text:p>30</text:p>
          </table:table-cell>
          <table:table-cell table:style-name="ce3" table:formula="of:=CONCATENATE(IF([.K22]&gt;60;[.J22]+INT([.K22]/60);[.J22]);[.A22];IF([.K22]&gt;60;ROUND(60*(ROUND(INT([.K22]/60)-[.K22]/60;2)*-1);0);[.K22]))" office:value-type="string" office:string-value="8:30" calcext:value-type="string">
            <text:p>8:30</text:p>
          </table:table-cell>
          <table:covered-table-cell table:style-name="ce4" table:formula="of:=CONCATENATE(IF(SUM([.K22:.K28])&gt;=60;SUM([.J22:.J28])+ROUND(INT(SUM([.K22:.K28]))/60;0);SUM([.J22:.J28]));[.A22];IF(SUM([.K22:.K28])&gt;=60;ROUND(60*(ROUND(INT(SUM([.K22:.K28])/60)-SUM([.K22:.K28])/60;2)*-1);0)))" office:value-type="string" office:string-value="50:20" calcext:value-type="string">
            <text:p>50:20</text:p>
          </table:covered-table-cell>
          <table:table-cell table:style-name="ce5" office:value-type="string" calcext:value-type="string">
            <text:p>Tuesday</text:p>
          </table:table-cell>
          <table:covered-table-cell table:style-name="ce7" table:formula="of:=CONCATENATE(IF(SUM([.K22:.K28])&gt;=60;SUM([.J22:.J28])+ROUND(INT(SUM([.K22:.K28]))/60;0);SUM([.J22:.J28]));[.A18];IF(SUM([.K22:.K28])&gt;=60;ROUND(60*(ROUND(INT(SUM([.K22:.K28])/60)-SUM([.K22:.K28])/60;2)*-1);0)))" office:value-type="string" office:string-value="50:20" calcext:value-type="string">
            <text:p>50:2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2016" calcext:value-type="float">
            <text:p>2016</text:p>
          </table:table-cell>
          <table:table-cell table:style-name="ce3" table:formula="of:=CONCATENATE([.B23];[.A23];[.C23];[.A23];[.D23])" office:value-type="string" office:string-value="7:6:2016" calcext:value-type="string">
            <text:p>7:6: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8" calcext:value-type="float">
            <text:p>18</text:p>
          </table:table-cell>
          <table:table-cell table:style-name="ce1" office:value-type="float" office:value="30" calcext:value-type="float">
            <text:p>30</text:p>
          </table:table-cell>
          <table:table-cell table:style-name="ce3" table:formula="of:=IF([.F23]-[.H23]&lt;0;([.H23]-[.F23]);([.H23]-[.F23])*-1)" office:value-type="float" office:value="9" calcext:value-type="float">
            <text:p>9</text:p>
          </table:table-cell>
          <table:table-cell table:style-name="ce3" table:formula="of:=IF([.G23]-[.I23]&lt;0;([.I23]-[.G23]);([.I23]-[.G23])*-1)" office:value-type="float" office:value="30" calcext:value-type="float">
            <text:p>30</text:p>
          </table:table-cell>
          <table:table-cell table:style-name="ce3" table:formula="of:=CONCATENATE(IF([.K23]&gt;60;[.J23]+INT([.K23]/60);[.J23]);[.A23];IF([.K23]&gt;60;ROUND(60*(ROUND(INT([.K23]/60)-[.K23]/60;2)*-1);0);[.K23]))" office:value-type="string" office:string-value="9:30" calcext:value-type="string">
            <text:p>9:30</text:p>
          </table:table-cell>
          <table:table-cell table:style-name="ce4" table:formula="of:=CONCATENATE(IF(SUM([.K23:.K29])&gt;=60;SUM([.J23:.J29])+ROUND(INT(SUM([.K23:.K29]))/60;0);SUM([.J23:.J29]));[.A23];IF(SUM([.K23:.K29])&gt;=60;ROUND(60*(ROUND(INT(SUM([.K23:.K29])/60)-SUM([.K23:.K29])/60;2)*-1);0)))" office:value-type="string" office:string-value="49:20" calcext:value-type="string" table:number-columns-spanned="1" table:number-rows-spanned="7">
            <text:p>49:20</text:p>
          </table:table-cell>
          <table:table-cell table:style-name="ce5" office:value-type="string" calcext:value-type="string">
            <text:p>Wednesday</text:p>
          </table:table-cell>
          <table:covered-table-cell table:style-name="ce7" table:formula="of:=CONCATENATE(IF(SUM([.K23:.K29])&gt;=60;SUM([.J23:.J29])+ROUND(INT(SUM([.K23:.K29]))/60;0);SUM([.J23:.J29]));[.A19];IF(SUM([.K23:.K29])&gt;=60;ROUND(60*(ROUND(INT(SUM([.K23:.K29])/60)-SUM([.K23:.K29])/60;2)*-1);0)))" office:value-type="string" office:string-value="49:20" calcext:value-type="string">
            <text:p>49:20</text:p>
          </table:covered-table-cell>
          <table:table-cell table:number-columns-repeated="1009"/>
        </table:table-row>
        <table:table-row table:style-name="ro1">
          <table:table-cell table:style-name="ce1" office:value-type="string" calcext:value-type="string">
            <text:p>:</text:p>
          </table:table-cell>
          <table:table-cell table:number-columns-repeated="2" table:style-name="ce1" office:value-type="float" office:value="7" calcext:value-type="float">
            <text:p>7</text:p>
          </table:table-cell>
          <table:table-cell table:style-name="ce1" office:value-type="float" office:value="2016" calcext:value-type="float">
            <text:p>2016</text:p>
          </table:table-cell>
          <table:table-cell table:style-name="ce3" table:formula="of:=CONCATENATE([.B24];[.A24];[.C24];[.A24];[.D24])" office:value-type="string" office:string-value="7:7:2016" calcext:value-type="string">
            <text:p>7: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24]-[.H24]&lt;0;([.H24]-[.F24]);([.H24]-[.F24])*-1)" office:value-type="float" office:value="8" calcext:value-type="float">
            <text:p>8</text:p>
          </table:table-cell>
          <table:table-cell table:style-name="ce3" table:formula="of:=IF([.G24]-[.I24]&lt;0;([.I24]-[.G24]);([.I24]-[.G24])*-1)" office:value-type="float" office:value="-0" calcext:value-type="float">
            <text:p>0</text:p>
          </table:table-cell>
          <table:table-cell table:style-name="ce3" table:formula="of:=CONCATENATE(IF([.K24]&gt;60;[.J24]+INT([.K24]/60);[.J24]);[.A24];IF([.K24]&gt;60;ROUND(60*(ROUND(INT([.K24]/60)-[.K24]/60;2)*-1);0);[.K24]))" office:value-type="string" office:string-value="8:0" calcext:value-type="string">
            <text:p>8:0</text:p>
          </table:table-cell>
          <table:covered-table-cell table:style-name="ce4" table:formula="of:=CONCATENATE(IF(SUM([.K24:.K30])&gt;=60;SUM([.J24:.J30])+ROUND(INT(SUM([.K24:.K30]))/60;0);SUM([.J24:.J30]));[.A24];IF(SUM([.K24:.K30])&gt;=60;ROUND(60*(ROUND(INT(SUM([.K24:.K30])/60)-SUM([.K24:.K30])/60;2)*-1);0)))" office:value-type="string" office:string-value="50:44" calcext:value-type="string">
            <text:p>50:44</text:p>
          </table:covered-table-cell>
          <table:table-cell table:style-name="ce5" office:value-type="string" calcext:value-type="string">
            <text:p>Thursday</text:p>
          </table:table-cell>
          <table:covered-table-cell table:style-name="ce7" table:formula="of:=CONCATENATE(IF(SUM([.K24:.K30])&gt;=60;SUM([.J24:.J30])+ROUND(INT(SUM([.K24:.K30]))/60;0);SUM([.J24:.J30]));[.A20];IF(SUM([.K24:.K30])&gt;=60;ROUND(60*(ROUND(INT(SUM([.K24:.K30])/60)-SUM([.K24:.K30])/60;2)*-1);0)))" office:value-type="string" office:string-value="50:44" calcext:value-type="string">
            <text:p>50:44</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2016" calcext:value-type="float">
            <text:p>2016</text:p>
          </table:table-cell>
          <table:table-cell table:style-name="ce3" table:formula="of:=CONCATENATE([.B25];[.A25];[.C25];[.A25];[.D25])" office:value-type="string" office:string-value="7:8:2016" calcext:value-type="string">
            <text:p>7:8:2016</text:p>
          </table:table-cell>
          <table:table-cell table:number-columns-repeated="4" table:style-name="ce1" office:value-type="float" office:value="0" calcext:value-type="float">
            <text:p>0</text:p>
          </table:table-cell>
          <table:table-cell table:style-name="ce3" table:formula="of:=IF([.F25]-[.H25]&lt;0;([.H25]-[.F25]);([.H25]-[.F25])*-1)" office:value-type="float" office:value="-0" calcext:value-type="float">
            <text:p>0</text:p>
          </table:table-cell>
          <table:table-cell table:style-name="ce3" table:formula="of:=IF([.G25]-[.I25]&lt;0;([.I25]-[.G25]);([.I25]-[.G25])*-1)" office:value-type="float" office:value="-0" calcext:value-type="float">
            <text:p>0</text:p>
          </table:table-cell>
          <table:table-cell table:style-name="ce3" table:formula="of:=CONCATENATE(IF([.K25]&gt;60;[.J25]+INT([.K25]/60);[.J25]);[.A25];IF([.K25]&gt;60;ROUND(60*(ROUND(INT([.K25]/60)-[.K25]/60;2)*-1);0);[.K25]))" office:value-type="string" office:string-value="0:0" calcext:value-type="string">
            <text:p>0:0</text:p>
          </table:table-cell>
          <table:covered-table-cell table:style-name="ce4" table:formula="of:=CONCATENATE(IF(SUM([.K25:.K31])&gt;=60;SUM([.J25:.J31])+ROUND(INT(SUM([.K25:.K31]))/60;0);SUM([.J25:.J31]));[.A25];IF(SUM([.K25:.K31])&gt;=60;ROUND(60*(ROUND(INT(SUM([.K25:.K31])/60)-SUM([.K25:.K31])/60;2)*-1);0)))" office:value-type="string" office:string-value="42:44" calcext:value-type="string">
            <text:p>42:44</text:p>
          </table:covered-table-cell>
          <table:table-cell table:style-name="ce5" office:value-type="string" calcext:value-type="string">
            <text:p>Friday</text:p>
          </table:table-cell>
          <table:covered-table-cell table:style-name="ce7" table:formula="of:=CONCATENATE(IF(SUM([.K25:.K31])&gt;=60;SUM([.J25:.J31])+ROUND(INT(SUM([.K25:.K31]))/60;0);SUM([.J25:.J31]));[.A21];IF(SUM([.K25:.K31])&gt;=60;ROUND(60*(ROUND(INT(SUM([.K25:.K31])/60)-SUM([.K25:.K31])/60;2)*-1);0)))" office:value-type="string" office:string-value="42:44" calcext:value-type="string">
            <text:p>42:44</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9" calcext:value-type="float">
            <text:p>9</text:p>
          </table:table-cell>
          <table:table-cell table:style-name="ce1" office:value-type="float" office:value="2016" calcext:value-type="float">
            <text:p>2016</text:p>
          </table:table-cell>
          <table:table-cell table:style-name="ce3" table:formula="of:=CONCATENATE([.B26];[.A26];[.C26];[.A26];[.D26])" office:value-type="string" office:string-value="7:9:2016" calcext:value-type="string">
            <text:p>7: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25" calcext:value-type="float">
            <text:p>25</text:p>
          </table:table-cell>
          <table:table-cell table:style-name="ce3" table:formula="of:=IF([.F26]-[.H26]&lt;0;([.H26]-[.F26]);([.H26]-[.F26])*-1)" office:value-type="float" office:value="8" calcext:value-type="float">
            <text:p>8</text:p>
          </table:table-cell>
          <table:table-cell table:style-name="ce3" table:formula="of:=IF([.G26]-[.I26]&lt;0;([.I26]-[.G26]);([.I26]-[.G26])*-1)" office:value-type="float" office:value="25" calcext:value-type="float">
            <text:p>25</text:p>
          </table:table-cell>
          <table:table-cell table:style-name="ce3" table:formula="of:=CONCATENATE(IF([.K26]&gt;60;[.J26]+INT([.K26]/60);[.J26]);[.A26];IF([.K26]&gt;60;ROUND(60*(ROUND(INT([.K26]/60)-[.K26]/60;2)*-1);0);[.K26]))" office:value-type="string" office:string-value="8:25" calcext:value-type="string">
            <text:p>8:25</text:p>
          </table:table-cell>
          <table:covered-table-cell table:style-name="ce4" table:formula="of:=CONCATENATE(IF(SUM([.K26:.K32])&gt;=60;SUM([.J26:.J32])+ROUND(INT(SUM([.K26:.K32]))/60;0);SUM([.J26:.J32]));[.A26];IF(SUM([.K26:.K32])&gt;=60;ROUND(60*(ROUND(INT(SUM([.K26:.K32])/60)-SUM([.K26:.K32])/60;2)*-1);0)))" office:value-type="string" office:string-value="49:29" calcext:value-type="string">
            <text:p>49:29</text:p>
          </table:covered-table-cell>
          <table:table-cell table:style-name="ce5" office:value-type="string" calcext:value-type="string">
            <text:p>Saturday</text:p>
          </table:table-cell>
          <table:covered-table-cell table:style-name="ce7" table:formula="of:=CONCATENATE(IF(SUM([.K26:.K32])&gt;=60;SUM([.J26:.J32])+ROUND(INT(SUM([.K26:.K32]))/60;0);SUM([.J26:.J32]));[.A22];IF(SUM([.K26:.K32])&gt;=60;ROUND(60*(ROUND(INT(SUM([.K26:.K32])/60)-SUM([.K26:.K32])/60;2)*-1);0)))" office:value-type="string" office:string-value="49:29" calcext:value-type="string">
            <text:p>49:29</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0" calcext:value-type="float">
            <text:p>10</text:p>
          </table:table-cell>
          <table:table-cell table:style-name="ce1" office:value-type="float" office:value="2016" calcext:value-type="float">
            <text:p>2016</text:p>
          </table:table-cell>
          <table:table-cell table:style-name="ce3" table:formula="of:=CONCATENATE([.B27];[.A27];[.C27];[.A27];[.D27])" office:value-type="string" office:string-value="7:10:2016" calcext:value-type="string">
            <text:p>7:1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5" calcext:value-type="float">
            <text:p>15</text:p>
          </table:table-cell>
          <table:table-cell table:style-name="ce1" office:value-type="float" office:value="10" calcext:value-type="float">
            <text:p>10</text:p>
          </table:table-cell>
          <table:table-cell table:style-name="ce3" table:formula="of:=IF([.F27]-[.H27]&lt;0;([.H27]-[.F27]);([.H27]-[.F27])*-1)" office:value-type="float" office:value="6" calcext:value-type="float">
            <text:p>6</text:p>
          </table:table-cell>
          <table:table-cell table:style-name="ce3" table:formula="of:=IF([.G27]-[.I27]&lt;0;([.I27]-[.G27]);([.I27]-[.G27])*-1)" office:value-type="float" office:value="10" calcext:value-type="float">
            <text:p>10</text:p>
          </table:table-cell>
          <table:table-cell table:style-name="ce3" table:formula="of:=CONCATENATE(IF([.K27]&gt;60;[.J27]+INT([.K27]/60);[.J27]);[.A27];IF([.K27]&gt;60;ROUND(60*(ROUND(INT([.K27]/60)-[.K27]/60;2)*-1);0);[.K27]))" office:value-type="string" office:string-value="6:10" calcext:value-type="string">
            <text:p>6:10</text:p>
          </table:table-cell>
          <table:covered-table-cell table:style-name="ce4" table:formula="of:=CONCATENATE(IF(SUM([.K27:.K33])&gt;=60;SUM([.J27:.J33])+ROUND(INT(SUM([.K27:.K33]))/60;0);SUM([.J27:.J33]));[.A27];IF(SUM([.K27:.K33])&gt;=60;ROUND(60*(ROUND(INT(SUM([.K27:.K33])/60)-SUM([.K27:.K33])/60;2)*-1);0)))" office:value-type="string" office:string-value="52:4" calcext:value-type="string">
            <text:p>52:4</text:p>
          </table:covered-table-cell>
          <table:table-cell table:style-name="ce5" office:value-type="string" calcext:value-type="string">
            <text:p>Sunday</text:p>
          </table:table-cell>
          <table:table-cell table:style-name="ce7" table:formula="of:=CONCATENATE(IF(SUM([.K27:.K33])&gt;=60;SUM([.J27:.J33])+ROUND(INT(SUM([.K27:.K33]))/60;0);SUM([.J27:.J33]));[.A23];IF(SUM([.K27:.K33])&gt;=60;ROUND(60*(ROUND(INT(SUM([.K27:.K33])/60)-SUM([.K27:.K33])/60;2)*-1);0)))" office:value-type="string" office:string-value="52:4" calcext:value-type="string" table:number-columns-spanned="1" table:number-rows-spanned="7">
            <text:p>52:4</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1" calcext:value-type="float">
            <text:p>11</text:p>
          </table:table-cell>
          <table:table-cell table:style-name="ce1" office:value-type="float" office:value="2016" calcext:value-type="float">
            <text:p>2016</text:p>
          </table:table-cell>
          <table:table-cell table:style-name="ce3" table:formula="of:=CONCATENATE([.B28];[.A28];[.C28];[.A28];[.D28])" office:value-type="string" office:string-value="7:11:2016" calcext:value-type="string">
            <text:p>7:1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8" calcext:value-type="float">
            <text:p>18</text:p>
          </table:table-cell>
          <table:table-cell table:style-name="ce1" office:value-type="float" office:value="45" calcext:value-type="float">
            <text:p>45</text:p>
          </table:table-cell>
          <table:table-cell table:style-name="ce3" table:formula="of:=IF([.F28]-[.H28]&lt;0;([.H28]-[.F28]);([.H28]-[.F28])*-1)" office:value-type="float" office:value="9" calcext:value-type="float">
            <text:p>9</text:p>
          </table:table-cell>
          <table:table-cell table:style-name="ce3" table:formula="of:=IF([.G28]-[.I28]&lt;0;([.I28]-[.G28]);([.I28]-[.G28])*-1)" office:value-type="float" office:value="45" calcext:value-type="float">
            <text:p>45</text:p>
          </table:table-cell>
          <table:table-cell table:style-name="ce3" table:formula="of:=CONCATENATE(IF([.K28]&gt;60;[.J28]+INT([.K28]/60);[.J28]);[.A28];IF([.K28]&gt;60;ROUND(60*(ROUND(INT([.K28]/60)-[.K28]/60;2)*-1);0);[.K28]))" office:value-type="string" office:string-value="9:45" calcext:value-type="string">
            <text:p>9:45</text:p>
          </table:table-cell>
          <table:covered-table-cell table:style-name="ce4" table:formula="of:=CONCATENATE(IF(SUM([.K28:.K34])&gt;=60;SUM([.J28:.J34])+ROUND(INT(SUM([.K28:.K34]))/60;0);SUM([.J28:.J34]));[.A28];IF(SUM([.K28:.K34])&gt;=60;ROUND(60*(ROUND(INT(SUM([.K28:.K34])/60)-SUM([.K28:.K34])/60;2)*-1);0)))" office:value-type="string" office:string-value="57:54" calcext:value-type="string">
            <text:p>57:54</text:p>
          </table:covered-table-cell>
          <table:table-cell table:style-name="ce5" office:value-type="string" calcext:value-type="string">
            <text:p>Monday</text:p>
          </table:table-cell>
          <table:covered-table-cell table:style-name="ce7" table:formula="of:=CONCATENATE(IF(SUM([.K28:.K34])&gt;=60;SUM([.J28:.J34])+ROUND(INT(SUM([.K28:.K34]))/60;0);SUM([.J28:.J34]));[.A24];IF(SUM([.K28:.K34])&gt;=60;ROUND(60*(ROUND(INT(SUM([.K28:.K34])/60)-SUM([.K28:.K34])/60;2)*-1);0)))" office:value-type="string" office:string-value="57:54" calcext:value-type="string">
            <text:p>57:54</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2" calcext:value-type="float">
            <text:p>12</text:p>
          </table:table-cell>
          <table:table-cell table:style-name="ce1" office:value-type="float" office:value="2016" calcext:value-type="float">
            <text:p>2016</text:p>
          </table:table-cell>
          <table:table-cell table:style-name="ce3" table:formula="of:=CONCATENATE([.B29];[.A29];[.C29];[.A29];[.D29])" office:value-type="string" office:string-value="7:12:2016" calcext:value-type="string">
            <text:p>7:12: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29]-[.H29]&lt;0;([.H29]-[.F29]);([.H29]-[.F29])*-1)" office:value-type="float" office:value="7" calcext:value-type="float">
            <text:p>7</text:p>
          </table:table-cell>
          <table:table-cell table:style-name="ce3" table:formula="of:=IF([.G29]-[.I29]&lt;0;([.I29]-[.G29]);([.I29]-[.G29])*-1)" office:value-type="float" office:value="30" calcext:value-type="float">
            <text:p>30</text:p>
          </table:table-cell>
          <table:table-cell table:style-name="ce3" table:formula="of:=CONCATENATE(IF([.K29]&gt;60;[.J29]+INT([.K29]/60);[.J29]);[.A29];IF([.K29]&gt;60;ROUND(60*(ROUND(INT([.K29]/60)-[.K29]/60;2)*-1);0);[.K29]))" office:value-type="string" office:string-value="7:30" calcext:value-type="string">
            <text:p>7:30</text:p>
          </table:table-cell>
          <table:covered-table-cell table:style-name="ce4" table:formula="of:=CONCATENATE(IF(SUM([.K29:.K35])&gt;=60;SUM([.J29:.J35])+ROUND(INT(SUM([.K29:.K35]))/60;0);SUM([.J29:.J35]));[.A29];IF(SUM([.K29:.K35])&gt;=60;ROUND(60*(ROUND(INT(SUM([.K29:.K35])/60)-SUM([.K29:.K35])/60;2)*-1);0)))" office:value-type="string" office:string-value="56:9" calcext:value-type="string">
            <text:p>56:9</text:p>
          </table:covered-table-cell>
          <table:table-cell table:style-name="ce5" office:value-type="string" calcext:value-type="string">
            <text:p>Tuesday</text:p>
          </table:table-cell>
          <table:covered-table-cell table:style-name="ce7" table:formula="of:=CONCATENATE(IF(SUM([.K29:.K35])&gt;=60;SUM([.J29:.J35])+ROUND(INT(SUM([.K29:.K35]))/60;0);SUM([.J29:.J35]));[.A25];IF(SUM([.K29:.K35])&gt;=60;ROUND(60*(ROUND(INT(SUM([.K29:.K35])/60)-SUM([.K29:.K35])/60;2)*-1);0)))" office:value-type="string" office:string-value="56:9" calcext:value-type="string">
            <text:p>56:9</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3" calcext:value-type="float">
            <text:p>13</text:p>
          </table:table-cell>
          <table:table-cell table:style-name="ce1" office:value-type="float" office:value="2016" calcext:value-type="float">
            <text:p>2016</text:p>
          </table:table-cell>
          <table:table-cell table:style-name="ce3" table:formula="of:=CONCATENATE([.B30];[.A30];[.C30];[.A30];[.D30])" office:value-type="string" office:string-value="7:13:2016" calcext:value-type="string">
            <text:p>7:13: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8" calcext:value-type="float">
            <text:p>18</text:p>
          </table:table-cell>
          <table:table-cell table:style-name="ce1" office:value-type="float" office:value="54" calcext:value-type="float">
            <text:p>54</text:p>
          </table:table-cell>
          <table:table-cell table:style-name="ce3" table:formula="of:=IF([.F30]-[.H30]&lt;0;([.H30]-[.F30]);([.H30]-[.F30])*-1)" office:value-type="float" office:value="9" calcext:value-type="float">
            <text:p>9</text:p>
          </table:table-cell>
          <table:table-cell table:style-name="ce3" table:formula="of:=IF([.G30]-[.I30]&lt;0;([.I30]-[.G30]);([.I30]-[.G30])*-1)" office:value-type="float" office:value="54" calcext:value-type="float">
            <text:p>54</text:p>
          </table:table-cell>
          <table:table-cell table:style-name="ce3" table:formula="of:=CONCATENATE(IF([.K30]&gt;60;[.J30]+INT([.K30]/60);[.J30]);[.A30];IF([.K30]&gt;60;ROUND(60*(ROUND(INT([.K30]/60)-[.K30]/60;2)*-1);0);[.K30]))" office:value-type="string" office:string-value="9:54" calcext:value-type="string">
            <text:p>9:54</text:p>
          </table:table-cell>
          <table:table-cell table:style-name="ce4" table:formula="of:=CONCATENATE(IF(SUM([.K30:.K36])&gt;=60;SUM([.J30:.J36])+ROUND(INT(SUM([.K30:.K36]))/60;0);SUM([.J30:.J36]));[.A30];IF(SUM([.K30:.K36])&gt;=60;ROUND(60*(ROUND(INT(SUM([.K30:.K36])/60)-SUM([.K30:.K36])/60;2)*-1);0)))" office:value-type="string" office:string-value="59:59" calcext:value-type="string" table:number-columns-spanned="1" table:number-rows-spanned="7">
            <text:p>59:59</text:p>
          </table:table-cell>
          <table:table-cell table:style-name="ce5" office:value-type="string" calcext:value-type="string">
            <text:p>Wednesday</text:p>
          </table:table-cell>
          <table:covered-table-cell table:style-name="ce7" table:formula="of:=CONCATENATE(IF(SUM([.K30:.K36])&gt;=60;SUM([.J30:.J36])+ROUND(INT(SUM([.K30:.K36]))/60;0);SUM([.J30:.J36]));[.A26];IF(SUM([.K30:.K36])&gt;=60;ROUND(60*(ROUND(INT(SUM([.K30:.K36])/60)-SUM([.K30:.K36])/60;2)*-1);0)))" office:value-type="string" office:string-value="59:59" calcext:value-type="string">
            <text:p>59:59</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4" calcext:value-type="float">
            <text:p>14</text:p>
          </table:table-cell>
          <table:table-cell table:style-name="ce1" office:value-type="float" office:value="2016" calcext:value-type="float">
            <text:p>2016</text:p>
          </table:table-cell>
          <table:table-cell table:style-name="ce3" table:formula="of:=CONCATENATE([.B31];[.A31];[.C31];[.A31];[.D31])" office:value-type="string" office:string-value="7:14:2016" calcext:value-type="string">
            <text:p>7:14:2016</text:p>
          </table:table-cell>
          <table:table-cell table:number-columns-repeated="4" table:style-name="ce1" office:value-type="float" office:value="0" calcext:value-type="float">
            <text:p>0</text:p>
          </table:table-cell>
          <table:table-cell table:style-name="ce3" table:formula="of:=IF([.F31]-[.H31]&lt;0;([.H31]-[.F31]);([.H31]-[.F31])*-1)" office:value-type="float" office:value="-0" calcext:value-type="float">
            <text:p>0</text:p>
          </table:table-cell>
          <table:table-cell table:style-name="ce3" table:formula="of:=IF([.G31]-[.I31]&lt;0;([.I31]-[.G31]);([.I31]-[.G31])*-1)" office:value-type="float" office:value="-0" calcext:value-type="float">
            <text:p>0</text:p>
          </table:table-cell>
          <table:table-cell table:style-name="ce3" table:formula="of:=CONCATENATE(IF([.K31]&gt;60;[.J31]+INT([.K31]/60);[.J31]);[.A31];IF([.K31]&gt;60;ROUND(60*(ROUND(INT([.K31]/60)-[.K31]/60;2)*-1);0);[.K31]))" office:value-type="string" office:string-value="0:0" calcext:value-type="string">
            <text:p>0:0</text:p>
          </table:table-cell>
          <table:covered-table-cell table:style-name="ce4" table:formula="of:=CONCATENATE(IF(SUM([.K31:.K37])&gt;=60;SUM([.J31:.J37])+ROUND(INT(SUM([.K31:.K37]))/60;0);SUM([.J31:.J37]));[.A31];IF(SUM([.K31:.K37])&gt;=60;ROUND(60*(ROUND(INT(SUM([.K31:.K37])/60)-SUM([.K31:.K37])/60;2)*-1);0)))" office:value-type="string" office:string-value="57:35" calcext:value-type="string">
            <text:p>57:35</text:p>
          </table:covered-table-cell>
          <table:table-cell table:style-name="ce5" office:value-type="string" calcext:value-type="string">
            <text:p>Thursday</text:p>
          </table:table-cell>
          <table:covered-table-cell table:style-name="ce7" table:formula="of:=CONCATENATE(IF(SUM([.K31:.K37])&gt;=60;SUM([.J31:.J37])+ROUND(INT(SUM([.K31:.K37]))/60;0);SUM([.J31:.J37]));[.A27];IF(SUM([.K31:.K37])&gt;=60;ROUND(60*(ROUND(INT(SUM([.K31:.K37])/60)-SUM([.K31:.K37])/60;2)*-1);0)))" office:value-type="string" office:string-value="57:35" calcext:value-type="string">
            <text:p>57:35</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5" calcext:value-type="float">
            <text:p>15</text:p>
          </table:table-cell>
          <table:table-cell table:style-name="ce1" office:value-type="float" office:value="2016" calcext:value-type="float">
            <text:p>2016</text:p>
          </table:table-cell>
          <table:table-cell table:style-name="ce3" table:formula="of:=CONCATENATE([.B32];[.A32];[.C32];[.A32];[.D32])" office:value-type="string" office:string-value="7:15:2016" calcext:value-type="string">
            <text:p>7:15: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45" calcext:value-type="float">
            <text:p>45</text:p>
          </table:table-cell>
          <table:table-cell table:style-name="ce3" table:formula="of:=IF([.F32]-[.H32]&lt;0;([.H32]-[.F32]);([.H32]-[.F32])*-1)" office:value-type="float" office:value="7" calcext:value-type="float">
            <text:p>7</text:p>
          </table:table-cell>
          <table:table-cell table:style-name="ce3" table:formula="of:=IF([.G32]-[.I32]&lt;0;([.I32]-[.G32]);([.I32]-[.G32])*-1)" office:value-type="float" office:value="45" calcext:value-type="float">
            <text:p>45</text:p>
          </table:table-cell>
          <table:table-cell table:style-name="ce3" table:formula="of:=CONCATENATE(IF([.K32]&gt;60;[.J32]+INT([.K32]/60);[.J32]);[.A32];IF([.K32]&gt;60;ROUND(60*(ROUND(INT([.K32]/60)-[.K32]/60;2)*-1);0);[.K32]))" office:value-type="string" office:string-value="7:45" calcext:value-type="string">
            <text:p>7:45</text:p>
          </table:table-cell>
          <table:covered-table-cell table:style-name="ce4" table:formula="of:=CONCATENATE(IF(SUM([.K32:.K38])&gt;=60;SUM([.J32:.J38])+ROUND(INT(SUM([.K32:.K38]))/60;0);SUM([.J32:.J38]));[.A32];IF(SUM([.K32:.K38])&gt;=60;ROUND(60*(ROUND(INT(SUM([.K32:.K38])/60)-SUM([.K32:.K38])/60;2)*-1);0)))" office:value-type="string" office:string-value="65:5" calcext:value-type="string">
            <text:p>65:5</text:p>
          </table:covered-table-cell>
          <table:table-cell table:style-name="ce5" office:value-type="string" calcext:value-type="string">
            <text:p>Friday</text:p>
          </table:table-cell>
          <table:covered-table-cell table:style-name="ce7" table:formula="of:=CONCATENATE(IF(SUM([.K32:.K38])&gt;=60;SUM([.J32:.J38])+ROUND(INT(SUM([.K32:.K38]))/60;0);SUM([.J32:.J38]));[.A28];IF(SUM([.K32:.K38])&gt;=60;ROUND(60*(ROUND(INT(SUM([.K32:.K38])/60)-SUM([.K32:.K38])/60;2)*-1);0)))" office:value-type="string" office:string-value="65:5" calcext:value-type="string">
            <text:p>65:5</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6" calcext:value-type="float">
            <text:p>16</text:p>
          </table:table-cell>
          <table:table-cell table:style-name="ce1" office:value-type="float" office:value="2016" calcext:value-type="float">
            <text:p>2016</text:p>
          </table:table-cell>
          <table:table-cell table:style-name="ce3" table:formula="of:=CONCATENATE([.B33];[.A33];[.C33];[.A33];[.D33])" office:value-type="string" office:string-value="7:16:2016" calcext:value-type="string">
            <text:p>7:16: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20" calcext:value-type="float">
            <text:p>20</text:p>
          </table:table-cell>
          <table:table-cell table:style-name="ce1" office:value-type="float" office:value="0" calcext:value-type="float">
            <text:p>0</text:p>
          </table:table-cell>
          <table:table-cell table:style-name="ce3" table:formula="of:=IF([.F33]-[.H33]&lt;0;([.H33]-[.F33]);([.H33]-[.F33])*-1)" office:value-type="float" office:value="11" calcext:value-type="float">
            <text:p>11</text:p>
          </table:table-cell>
          <table:table-cell table:style-name="ce3" table:formula="of:=IF([.G33]-[.I33]&lt;0;([.I33]-[.G33]);([.I33]-[.G33])*-1)" office:value-type="float" office:value="-0" calcext:value-type="float">
            <text:p>0</text:p>
          </table:table-cell>
          <table:table-cell table:style-name="ce3" table:formula="of:=CONCATENATE(IF([.K33]&gt;60;[.J33]+INT([.K33]/60);[.J33]);[.A33];IF([.K33]&gt;60;ROUND(60*(ROUND(INT([.K33]/60)-[.K33]/60;2)*-1);0);[.K33]))" office:value-type="string" office:string-value="11:0" calcext:value-type="string">
            <text:p>11:0</text:p>
          </table:table-cell>
          <table:covered-table-cell table:style-name="ce4" table:formula="of:=CONCATENATE(IF(SUM([.K33:.K39])&gt;=60;SUM([.J33:.J39])+ROUND(INT(SUM([.K33:.K39]))/60;0);SUM([.J33:.J39]));[.A33];IF(SUM([.K33:.K39])&gt;=60;ROUND(60*(ROUND(INT(SUM([.K33:.K39])/60)-SUM([.K33:.K39])/60;2)*-1);0)))" office:value-type="string" office:string-value="57:20" calcext:value-type="string">
            <text:p>57:20</text:p>
          </table:covered-table-cell>
          <table:table-cell table:style-name="ce5" office:value-type="string" calcext:value-type="string">
            <text:p>Saturday</text:p>
          </table:table-cell>
          <table:covered-table-cell table:style-name="ce7" table:formula="of:=CONCATENATE(IF(SUM([.K33:.K39])&gt;=60;SUM([.J33:.J39])+ROUND(INT(SUM([.K33:.K39]))/60;0);SUM([.J33:.J39]));[.A29];IF(SUM([.K33:.K39])&gt;=60;ROUND(60*(ROUND(INT(SUM([.K33:.K39])/60)-SUM([.K33:.K39])/60;2)*-1);0)))" office:value-type="string" office:string-value="57:20" calcext:value-type="string">
            <text:p>57:2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7" calcext:value-type="float">
            <text:p>17</text:p>
          </table:table-cell>
          <table:table-cell table:style-name="ce1" office:value-type="float" office:value="2016" calcext:value-type="float">
            <text:p>2016</text:p>
          </table:table-cell>
          <table:table-cell table:style-name="ce3" table:formula="of:=CONCATENATE([.B34];[.A34];[.C34];[.A34];[.D34])" office:value-type="string" office:string-value="7:17:2016" calcext:value-type="string">
            <text:p>7:17:2016</text:p>
          </table:table-cell>
          <table:table-cell table:style-name="ce1" office:value-type="float" office:value="10" calcext:value-type="float">
            <text:p>10</text:p>
          </table:table-cell>
          <table:table-cell table:style-name="ce1" office:value-type="float" office:value="45" calcext:value-type="float">
            <text:p>45</text:p>
          </table:table-cell>
          <table:table-cell table:style-name="ce1" office:value-type="float" office:value="21" calcext:value-type="float">
            <text:p>21</text:p>
          </table:table-cell>
          <table:table-cell table:style-name="ce1" office:value-type="float" office:value="45" calcext:value-type="float">
            <text:p>45</text:p>
          </table:table-cell>
          <table:table-cell table:style-name="ce3" table:formula="of:=IF([.F34]-[.H34]&lt;0;([.H34]-[.F34]);([.H34]-[.F34])*-1)" office:value-type="float" office:value="11" calcext:value-type="float">
            <text:p>11</text:p>
          </table:table-cell>
          <table:table-cell table:style-name="ce3" table:formula="of:=IF([.G34]-[.I34]&lt;0;([.I34]-[.G34]);([.I34]-[.G34])*-1)" office:value-type="float" office:value="-0" calcext:value-type="float">
            <text:p>0</text:p>
          </table:table-cell>
          <table:table-cell table:style-name="ce3" table:formula="of:=CONCATENATE(IF([.K34]&gt;60;[.J34]+INT([.K34]/60);[.J34]);[.A34];IF([.K34]&gt;60;ROUND(60*(ROUND(INT([.K34]/60)-[.K34]/60;2)*-1);0);[.K34]))" office:value-type="string" office:string-value="11:0" calcext:value-type="string">
            <text:p>11:0</text:p>
          </table:table-cell>
          <table:covered-table-cell table:style-name="ce4" table:formula="of:=CONCATENATE(IF(SUM([.K34:.K40])&gt;=60;SUM([.J34:.J40])+ROUND(INT(SUM([.K34:.K40]))/60;0);SUM([.J34:.J40]));[.A34];IF(SUM([.K34:.K40])&gt;=60;ROUND(60*(ROUND(INT(SUM([.K34:.K40])/60)-SUM([.K34:.K40])/60;2)*-1);0)))" office:value-type="string" office:string-value="56:32" calcext:value-type="string">
            <text:p>56:32</text:p>
          </table:covered-table-cell>
          <table:table-cell table:style-name="ce5" office:value-type="string" calcext:value-type="string">
            <text:p>Sunday</text:p>
          </table:table-cell>
          <table:table-cell table:style-name="ce7" table:formula="of:=CONCATENATE(IF(SUM([.K34:.K40])&gt;=60;SUM([.J34:.J40])+ROUND(INT(SUM([.K34:.K40]))/60;0);SUM([.J34:.J40]));[.A30];IF(SUM([.K34:.K40])&gt;=60;ROUND(60*(ROUND(INT(SUM([.K34:.K40])/60)-SUM([.K34:.K40])/60;2)*-1);0)))" office:value-type="string" office:string-value="56:32" calcext:value-type="string" table:number-columns-spanned="1" table:number-rows-spanned="7">
            <text:p>56:32</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8" calcext:value-type="float">
            <text:p>18</text:p>
          </table:table-cell>
          <table:table-cell table:style-name="ce1" office:value-type="float" office:value="2016" calcext:value-type="float">
            <text:p>2016</text:p>
          </table:table-cell>
          <table:table-cell table:style-name="ce3" table:formula="of:=CONCATENATE([.B35];[.A35];[.C35];[.A35];[.D35])" office:value-type="string" office:string-value="7:18:2016" calcext:value-type="string">
            <text:p>7:18: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8" calcext:value-type="float">
            <text:p>18</text:p>
          </table:table-cell>
          <table:table-cell table:style-name="ce1" office:value-type="float" office:value="0" calcext:value-type="float">
            <text:p>0</text:p>
          </table:table-cell>
          <table:table-cell table:style-name="ce3" table:formula="of:=IF([.F35]-[.H35]&lt;0;([.H35]-[.F35]);([.H35]-[.F35])*-1)" office:value-type="float" office:value="9" calcext:value-type="float">
            <text:p>9</text:p>
          </table:table-cell>
          <table:table-cell table:style-name="ce3" table:formula="of:=IF([.G35]-[.I35]&lt;0;([.I35]-[.G35]);([.I35]-[.G35])*-1)" office:value-type="float" office:value="-0" calcext:value-type="float">
            <text:p>0</text:p>
          </table:table-cell>
          <table:table-cell table:style-name="ce3" table:formula="of:=CONCATENATE(IF([.K35]&gt;60;[.J35]+INT([.K35]/60);[.J35]);[.A35];IF([.K35]&gt;60;ROUND(60*(ROUND(INT([.K35]/60)-[.K35]/60;2)*-1);0);[.K35]))" office:value-type="string" office:string-value="9:0" calcext:value-type="string">
            <text:p>9:0</text:p>
          </table:table-cell>
          <table:covered-table-cell table:style-name="ce4" table:formula="of:=CONCATENATE(IF(SUM([.K35:.K41])&gt;=60;SUM([.J35:.J41])+ROUND(INT(SUM([.K35:.K41]))/60;0);SUM([.J35:.J41]));[.A35];IF(SUM([.K35:.K41])&gt;=60;ROUND(60*(ROUND(INT(SUM([.K35:.K41])/60)-SUM([.K35:.K41])/60;2)*-1);0)))" office:value-type="string" office:string-value="54:32" calcext:value-type="string">
            <text:p>54:32</text:p>
          </table:covered-table-cell>
          <table:table-cell table:style-name="ce5" office:value-type="string" calcext:value-type="string">
            <text:p>Monday</text:p>
          </table:table-cell>
          <table:covered-table-cell table:style-name="ce7" table:formula="of:=CONCATENATE(IF(SUM([.K35:.K41])&gt;=60;SUM([.J35:.J41])+ROUND(INT(SUM([.K35:.K41]))/60;0);SUM([.J35:.J41]));[.A31];IF(SUM([.K35:.K41])&gt;=60;ROUND(60*(ROUND(INT(SUM([.K35:.K41])/60)-SUM([.K35:.K41])/60;2)*-1);0)))" office:value-type="string" office:string-value="54:32" calcext:value-type="string">
            <text:p>54:32</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19" calcext:value-type="float">
            <text:p>19</text:p>
          </table:table-cell>
          <table:table-cell table:style-name="ce1" office:value-type="float" office:value="2016" calcext:value-type="float">
            <text:p>2016</text:p>
          </table:table-cell>
          <table:table-cell table:style-name="ce3" table:formula="of:=CONCATENATE([.B36];[.A36];[.C36];[.A36];[.D36])" office:value-type="string" office:string-value="7:19:2016" calcext:value-type="string">
            <text:p>7:1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3" table:formula="of:=IF([.F36]-[.H36]&lt;0;([.H36]-[.F36]);([.H36]-[.F36])*-1)" office:value-type="float" office:value="10" calcext:value-type="float">
            <text:p>10</text:p>
          </table:table-cell>
          <table:table-cell table:style-name="ce3" table:formula="of:=IF([.G36]-[.I36]&lt;0;([.I36]-[.G36]);([.I36]-[.G36])*-1)" office:value-type="float" office:value="20" calcext:value-type="float">
            <text:p>20</text:p>
          </table:table-cell>
          <table:table-cell table:style-name="ce3" table:formula="of:=CONCATENATE(IF([.K36]&gt;60;[.J36]+INT([.K36]/60);[.J36]);[.A36];IF([.K36]&gt;60;ROUND(60*(ROUND(INT([.K36]/60)-[.K36]/60;2)*-1);0);[.K36]))" office:value-type="string" office:string-value="10:20" calcext:value-type="string">
            <text:p>10:20</text:p>
          </table:table-cell>
          <table:covered-table-cell table:style-name="ce4" table:formula="of:=CONCATENATE(IF(SUM([.K36:.K42])&gt;=60;SUM([.J36:.J42])+ROUND(INT(SUM([.K36:.K42]))/60;0);SUM([.J36:.J42]));[.A36];IF(SUM([.K36:.K42])&gt;=60;ROUND(60*(ROUND(INT(SUM([.K36:.K42])/60)-SUM([.K36:.K42])/60;2)*-1);0)))" office:value-type="string" office:string-value="54:32" calcext:value-type="string">
            <text:p>54:32</text:p>
          </table:covered-table-cell>
          <table:table-cell table:style-name="ce5" office:value-type="string" calcext:value-type="string">
            <text:p>Tuesday</text:p>
          </table:table-cell>
          <table:covered-table-cell table:style-name="ce7" table:formula="of:=CONCATENATE(IF(SUM([.K36:.K42])&gt;=60;SUM([.J36:.J42])+ROUND(INT(SUM([.K36:.K42]))/60;0);SUM([.J36:.J42]));[.A32];IF(SUM([.K36:.K42])&gt;=60;ROUND(60*(ROUND(INT(SUM([.K36:.K42])/60)-SUM([.K36:.K42])/60;2)*-1);0)))" office:value-type="string" office:string-value="54:32" calcext:value-type="string">
            <text:p>54:32</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0" calcext:value-type="float">
            <text:p>20</text:p>
          </table:table-cell>
          <table:table-cell table:style-name="ce1" office:value-type="float" office:value="2016" calcext:value-type="float">
            <text:p>2016</text:p>
          </table:table-cell>
          <table:table-cell table:style-name="ce3" table:formula="of:=CONCATENATE([.B37];[.A37];[.C37];[.A37];[.D37])" office:value-type="string" office:string-value="7:20:2016" calcext:value-type="string">
            <text:p>7:2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37]-[.H37]&lt;0;([.H37]-[.F37]);([.H37]-[.F37])*-1)" office:value-type="float" office:value="7" calcext:value-type="float">
            <text:p>7</text:p>
          </table:table-cell>
          <table:table-cell table:style-name="ce3" table:formula="of:=IF([.G37]-[.I37]&lt;0;([.I37]-[.G37]);([.I37]-[.G37])*-1)" office:value-type="float" office:value="30" calcext:value-type="float">
            <text:p>30</text:p>
          </table:table-cell>
          <table:table-cell table:style-name="ce3" table:formula="of:=CONCATENATE(IF([.K37]&gt;60;[.J37]+INT([.K37]/60);[.J37]);[.A37];IF([.K37]&gt;60;ROUND(60*(ROUND(INT([.K37]/60)-[.K37]/60;2)*-1);0);[.K37]))" office:value-type="string" office:string-value="7:30" calcext:value-type="string">
            <text:p>7:30</text:p>
          </table:table-cell>
          <table:table-cell table:style-name="ce4" table:formula="of:=CONCATENATE(IF(SUM([.K37:.K43])&gt;=60;SUM([.J37:.J43])+ROUND(INT(SUM([.K37:.K43]))/60;0);SUM([.J37:.J43]));[.A37];IF(SUM([.K37:.K43])&gt;=60;ROUND(60*(ROUND(INT(SUM([.K37:.K43])/60)-SUM([.K37:.K43])/60;2)*-1);0)))" office:value-type="string" office:string-value="51:12" calcext:value-type="string" table:number-columns-spanned="1" table:number-rows-spanned="7">
            <text:p>51:12</text:p>
          </table:table-cell>
          <table:table-cell table:style-name="ce5" office:value-type="string" calcext:value-type="string">
            <text:p>Wednesday</text:p>
          </table:table-cell>
          <table:covered-table-cell table:style-name="ce7" table:formula="of:=CONCATENATE(IF(SUM([.K37:.K43])&gt;=60;SUM([.J37:.J43])+ROUND(INT(SUM([.K37:.K43]))/60;0);SUM([.J37:.J43]));[.A33];IF(SUM([.K37:.K43])&gt;=60;ROUND(60*(ROUND(INT(SUM([.K37:.K43])/60)-SUM([.K37:.K43])/60;2)*-1);0)))" office:value-type="string" office:string-value="51:12" calcext:value-type="string">
            <text:p>51:12</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1" calcext:value-type="float">
            <text:p>21</text:p>
          </table:table-cell>
          <table:table-cell table:style-name="ce1" office:value-type="float" office:value="2016" calcext:value-type="float">
            <text:p>2016</text:p>
          </table:table-cell>
          <table:table-cell table:style-name="ce3" table:formula="of:=CONCATENATE([.B38];[.A38];[.C38];[.A38];[.D38])" office:value-type="string" office:string-value="7:21:2016" calcext:value-type="string">
            <text:p>7:2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30" calcext:value-type="float">
            <text:p>30</text:p>
          </table:table-cell>
          <table:table-cell table:style-name="ce3" table:formula="of:=IF([.F38]-[.H38]&lt;0;([.H38]-[.F38]);([.H38]-[.F38])*-1)" office:value-type="float" office:value="8" calcext:value-type="float">
            <text:p>8</text:p>
          </table:table-cell>
          <table:table-cell table:style-name="ce3" table:formula="of:=IF([.G38]-[.I38]&lt;0;([.I38]-[.G38]);([.I38]-[.G38])*-1)" office:value-type="float" office:value="30" calcext:value-type="float">
            <text:p>30</text:p>
          </table:table-cell>
          <table:table-cell table:style-name="ce3" table:formula="of:=CONCATENATE(IF([.K38]&gt;60;[.J38]+INT([.K38]/60);[.J38]);[.A38];IF([.K38]&gt;60;ROUND(60*(ROUND(INT([.K38]/60)-[.K38]/60;2)*-1);0);[.K38]))" office:value-type="string" office:string-value="8:30" calcext:value-type="string">
            <text:p>8:30</text:p>
          </table:table-cell>
          <table:covered-table-cell table:style-name="ce4" table:formula="of:=CONCATENATE(IF(SUM([.K38:.K44])&gt;=60;SUM([.J38:.J44])+ROUND(INT(SUM([.K38:.K44]))/60;0);SUM([.J38:.J44]));[.A38];IF(SUM([.K38:.K44])&gt;=60;ROUND(60*(ROUND(INT(SUM([.K38:.K44])/60)-SUM([.K38:.K44])/60;2)*-1);0)))" office:value-type="string" office:string-value="52:12" calcext:value-type="string">
            <text:p>52:12</text:p>
          </table:covered-table-cell>
          <table:table-cell table:style-name="ce5" office:value-type="string" calcext:value-type="string">
            <text:p>Thursday</text:p>
          </table:table-cell>
          <table:covered-table-cell table:style-name="ce7" table:formula="of:=CONCATENATE(IF(SUM([.K38:.K44])&gt;=60;SUM([.J38:.J44])+ROUND(INT(SUM([.K38:.K44]))/60;0);SUM([.J38:.J44]));[.A34];IF(SUM([.K38:.K44])&gt;=60;ROUND(60*(ROUND(INT(SUM([.K38:.K44])/60)-SUM([.K38:.K44])/60;2)*-1);0)))" office:value-type="string" office:string-value="52:12" calcext:value-type="string">
            <text:p>52:12</text:p>
          </table:covered-table-cell>
          <table:table-cell office:value-type="string" calcext:value-type="string">
            <text:p>Denied Time Off</text:p>
          </table:table-cell>
          <table:table-cell table:number-columns-repeated="1008"/>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2" calcext:value-type="float">
            <text:p>22</text:p>
          </table:table-cell>
          <table:table-cell table:style-name="ce1" office:value-type="float" office:value="2016" calcext:value-type="float">
            <text:p>2016</text:p>
          </table:table-cell>
          <table:table-cell table:style-name="ce3" table:formula="of:=CONCATENATE([.B39];[.A39];[.C39];[.A39];[.D39])" office:value-type="string" office:string-value="7:22:2016" calcext:value-type="string">
            <text:p>7:22:2016</text:p>
          </table:table-cell>
          <table:table-cell table:number-columns-repeated="4" table:style-name="ce1" office:value-type="float" office:value="0" calcext:value-type="float">
            <text:p>0</text:p>
          </table:table-cell>
          <table:table-cell table:style-name="ce3" table:formula="of:=IF([.F39]-[.H39]&lt;0;([.H39]-[.F39]);([.H39]-[.F39])*-1)" office:value-type="float" office:value="-0" calcext:value-type="float">
            <text:p>0</text:p>
          </table:table-cell>
          <table:table-cell table:style-name="ce3" table:formula="of:=IF([.G39]-[.I39]&lt;0;([.I39]-[.G39]);([.I39]-[.G39])*-1)" office:value-type="float" office:value="-0" calcext:value-type="float">
            <text:p>0</text:p>
          </table:table-cell>
          <table:table-cell table:style-name="ce3" table:formula="of:=CONCATENATE(IF([.K39]&gt;60;[.J39]+INT([.K39]/60);[.J39]);[.A39];IF([.K39]&gt;60;ROUND(60*(ROUND(INT([.K39]/60)-[.K39]/60;2)*-1);0);[.K39]))" office:value-type="string" office:string-value="0:0" calcext:value-type="string">
            <text:p>0:0</text:p>
          </table:table-cell>
          <table:covered-table-cell table:style-name="ce4" table:formula="of:=CONCATENATE(IF(SUM([.K39:.K45])&gt;=60;SUM([.J39:.J45])+ROUND(INT(SUM([.K39:.K45]))/60;0);SUM([.J39:.J45]));[.A39];IF(SUM([.K39:.K45])&gt;=60;ROUND(60*(ROUND(INT(SUM([.K39:.K45])/60)-SUM([.K39:.K45])/60;2)*-1);0)))" office:value-type="string" office:string-value="43:0" calcext:value-type="string">
            <text:p>43:0</text:p>
          </table:covered-table-cell>
          <table:table-cell table:style-name="ce5" office:value-type="string" calcext:value-type="string">
            <text:p>Friday</text:p>
          </table:table-cell>
          <table:covered-table-cell table:style-name="ce7" table:formula="of:=CONCATENATE(IF(SUM([.K39:.K45])&gt;=60;SUM([.J39:.J45])+ROUND(INT(SUM([.K39:.K45]))/60;0);SUM([.J39:.J45]));[.A35];IF(SUM([.K39:.K45])&gt;=60;ROUND(60*(ROUND(INT(SUM([.K39:.K45])/60)-SUM([.K39:.K45])/60;2)*-1);0)))" office:value-type="string" office:string-value="43:0" calcext:value-type="string">
            <text:p>43:0</text:p>
          </table:covered-table-cell>
          <table:table-cell office:value-type="string" calcext:value-type="string">
            <text:p>Time off, hopefully, but not guaranteed.</text:p>
          </table:table-cell>
          <table:table-cell table:number-columns-repeated="1008"/>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3" calcext:value-type="float">
            <text:p>23</text:p>
          </table:table-cell>
          <table:table-cell table:style-name="ce1" office:value-type="float" office:value="2016" calcext:value-type="float">
            <text:p>2016</text:p>
          </table:table-cell>
          <table:table-cell table:style-name="ce3" table:formula="of:=CONCATENATE([.B40];[.A40];[.C40];[.A40];[.D40])" office:value-type="string" office:string-value="7:23:2016" calcext:value-type="string">
            <text:p>7:23: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8" calcext:value-type="float">
            <text:p>18</text:p>
          </table:table-cell>
          <table:table-cell table:style-name="ce1" office:value-type="float" office:value="12" calcext:value-type="float">
            <text:p>12</text:p>
          </table:table-cell>
          <table:table-cell table:style-name="ce3" table:formula="of:=IF([.F40]-[.H40]&lt;0;([.H40]-[.F40]);([.H40]-[.F40])*-1)" office:value-type="float" office:value="9" calcext:value-type="float">
            <text:p>9</text:p>
          </table:table-cell>
          <table:table-cell table:style-name="ce3" table:formula="of:=IF([.G40]-[.I40]&lt;0;([.I40]-[.G40]);([.I40]-[.G40])*-1)" office:value-type="float" office:value="12" calcext:value-type="float">
            <text:p>12</text:p>
          </table:table-cell>
          <table:table-cell table:style-name="ce3" table:formula="of:=CONCATENATE(IF([.K40]&gt;60;[.J40]+INT([.K40]/60);[.J40]);[.A40];IF([.K40]&gt;60;ROUND(60*(ROUND(INT([.K40]/60)-[.K40]/60;2)*-1);0);[.K40]))" office:value-type="string" office:string-value="9:12" calcext:value-type="string">
            <text:p>9:12</text:p>
          </table:table-cell>
          <table:covered-table-cell table:style-name="ce4" table:formula="of:=CONCATENATE(IF(SUM([.K40:.K46])&gt;=60;SUM([.J40:.J46])+ROUND(INT(SUM([.K40:.K46]))/60;0);SUM([.J40:.J46]));[.A40];IF(SUM([.K40:.K46])&gt;=60;ROUND(60*(ROUND(INT(SUM([.K40:.K46])/60)-SUM([.K40:.K46])/60;2)*-1);0)))" office:value-type="string" office:string-value="52:12" calcext:value-type="string">
            <text:p>52:12</text:p>
          </table:covered-table-cell>
          <table:table-cell table:style-name="ce5" office:value-type="string" calcext:value-type="string">
            <text:p>Saturday</text:p>
          </table:table-cell>
          <table:covered-table-cell table:style-name="ce7" table:formula="of:=CONCATENATE(IF(SUM([.K40:.K46])&gt;=60;SUM([.J40:.J46])+ROUND(INT(SUM([.K40:.K46]))/60;0);SUM([.J40:.J46]));[.A36];IF(SUM([.K40:.K46])&gt;=60;ROUND(60*(ROUND(INT(SUM([.K40:.K46])/60)-SUM([.K40:.K46])/60;2)*-1);0)))" office:value-type="string" office:string-value="52:12" calcext:value-type="string">
            <text:p>52:12</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4" calcext:value-type="float">
            <text:p>24</text:p>
          </table:table-cell>
          <table:table-cell table:style-name="ce1" office:value-type="float" office:value="2016" calcext:value-type="float">
            <text:p>2016</text:p>
          </table:table-cell>
          <table:table-cell table:style-name="ce3" table:formula="of:=CONCATENATE([.B41];[.A41];[.C41];[.A41];[.D41])" office:value-type="string" office:string-value="7:24:2016" calcext:value-type="string">
            <text:p>7:24:2016</text:p>
          </table:table-cell>
          <table:table-cell table:style-name="ce1" office:value-type="float" office:value="11" calcext:value-type="float">
            <text:p>11</text:p>
          </table:table-cell>
          <table:table-cell table:style-name="ce1" office:value-type="float" office:value="0" calcext:value-type="float">
            <text:p>0</text:p>
          </table:table-cell>
          <table:table-cell table:style-name="ce1" office:value-type="float" office:value="20" calcext:value-type="float">
            <text:p>20</text:p>
          </table:table-cell>
          <table:table-cell table:style-name="ce1" office:value-type="float" office:value="0" calcext:value-type="float">
            <text:p>0</text:p>
          </table:table-cell>
          <table:table-cell table:style-name="ce3" table:formula="of:=IF([.F41]-[.H41]&lt;0;([.H41]-[.F41]);([.H41]-[.F41])*-1)" office:value-type="float" office:value="9" calcext:value-type="float">
            <text:p>9</text:p>
          </table:table-cell>
          <table:table-cell table:style-name="ce3" table:formula="of:=IF([.G41]-[.I41]&lt;0;([.I41]-[.G41]);([.I41]-[.G41])*-1)" office:value-type="float" office:value="-0" calcext:value-type="float">
            <text:p>0</text:p>
          </table:table-cell>
          <table:table-cell table:style-name="ce3" table:formula="of:=CONCATENATE(IF([.K41]&gt;60;[.J41]+INT([.K41]/60);[.J41]);[.A41];IF([.K41]&gt;60;ROUND(60*(ROUND(INT([.K41]/60)-[.K41]/60;2)*-1);0);[.K41]))" office:value-type="string" office:string-value="9:0" calcext:value-type="string">
            <text:p>9:0</text:p>
          </table:table-cell>
          <table:covered-table-cell table:style-name="ce4" table:formula="of:=CONCATENATE(IF(SUM([.K41:.K47])&gt;=60;SUM([.J41:.J47])+ROUND(INT(SUM([.K41:.K47]))/60;0);SUM([.J41:.J47]));[.A41];IF(SUM([.K41:.K47])&gt;=60;ROUND(60*(ROUND(INT(SUM([.K41:.K47])/60)-SUM([.K41:.K47])/60;2)*-1);0)))" office:value-type="string" office:string-value="51:0" calcext:value-type="string">
            <text:p>51:0</text:p>
          </table:covered-table-cell>
          <table:table-cell table:style-name="ce5" office:value-type="string" calcext:value-type="string">
            <text:p>Sunday</text:p>
          </table:table-cell>
          <table:table-cell table:style-name="ce7" table:formula="of:=CONCATENATE(IF(SUM([.K41:.K47])&gt;=60;SUM([.J41:.J47])+ROUND(INT(SUM([.K41:.K47]))/60;0);SUM([.J41:.J47]));[.A37];IF(SUM([.K41:.K47])&gt;=60;ROUND(60*(ROUND(INT(SUM([.K41:.K47])/60)-SUM([.K41:.K47])/60;2)*-1);0)))" office:value-type="string" office:string-value="51:0" calcext:value-type="string" table:number-columns-spanned="1" table:number-rows-spanned="7">
            <text:p>51:0</text:p>
          </table:table-cell>
          <table:table-cell office:value-type="string" calcext:value-type="string">
            <text:p>Today, My blood sugar was sky high, and I had to take a large dose of insulin. As a result of doing so, I nearly passed out in front of Mrs. Tora Patel, whom then proceeded to try and fire me because, in her words “your diabetes is a nothing more than drama, and as such I can only accept it as a joke.” luckily, one of the other housekeepers helped me get to my room, while the Sales Director tried to explain the situation to her, since his dad was a diabetic. She would not listen to him, until he explained that she had too much work that needed to be done for her to just cut my head off. I took the situation to her husband, Mr. Anil Patel, and told him what she said, as he is the General Manager, and he told me that she was in the right, and that I had to deal with it.</text:p>
          </table:table-cell>
          <table:table-cell table:number-columns-repeated="1008"/>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5" calcext:value-type="float">
            <text:p>25</text:p>
          </table:table-cell>
          <table:table-cell table:style-name="ce1" office:value-type="float" office:value="2016" calcext:value-type="float">
            <text:p>2016</text:p>
          </table:table-cell>
          <table:table-cell table:style-name="ce3" table:formula="of:=CONCATENATE([.B42];[.A42];[.C42];[.A42];[.D42])" office:value-type="string" office:string-value="7:25:2016" calcext:value-type="string">
            <text:p>7:25: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8" calcext:value-type="float">
            <text:p>18</text:p>
          </table:table-cell>
          <table:table-cell table:style-name="ce1" office:value-type="float" office:value="0" calcext:value-type="float">
            <text:p>0</text:p>
          </table:table-cell>
          <table:table-cell table:style-name="ce3" table:formula="of:=IF([.F42]-[.H42]&lt;0;([.H42]-[.F42]);([.H42]-[.F42])*-1)" office:value-type="float" office:value="9" calcext:value-type="float">
            <text:p>9</text:p>
          </table:table-cell>
          <table:table-cell table:style-name="ce3" table:formula="of:=IF([.G42]-[.I42]&lt;0;([.I42]-[.G42]);([.I42]-[.G42])*-1)" office:value-type="float" office:value="-0" calcext:value-type="float">
            <text:p>0</text:p>
          </table:table-cell>
          <table:table-cell table:style-name="ce3" table:formula="of:=CONCATENATE(IF([.K42]&gt;60;[.J42]+INT([.K42]/60);[.J42]);[.A42];IF([.K42]&gt;60;ROUND(60*(ROUND(INT([.K42]/60)-[.K42]/60;2)*-1);0);[.K42]))" office:value-type="string" office:string-value="9:0" calcext:value-type="string">
            <text:p>9:0</text:p>
          </table:table-cell>
          <table:covered-table-cell table:style-name="ce4" table:formula="of:=CONCATENATE(IF(SUM([.K42:.K48])&gt;=60;SUM([.J42:.J48])+ROUND(INT(SUM([.K42:.K48]))/60;0);SUM([.J42:.J48]));[.A42];IF(SUM([.K42:.K48])&gt;=60;ROUND(60*(ROUND(INT(SUM([.K42:.K48])/60)-SUM([.K42:.K48])/60;2)*-1);0)))" office:value-type="string" office:string-value="50:0" calcext:value-type="string">
            <text:p>50:0</text:p>
          </table:covered-table-cell>
          <table:table-cell table:style-name="ce5" office:value-type="string" calcext:value-type="string">
            <text:p>Monday</text:p>
          </table:table-cell>
          <table:covered-table-cell table:style-name="ce7" table:formula="of:=CONCATENATE(IF(SUM([.K42:.K48])&gt;=60;SUM([.J42:.J48])+ROUND(INT(SUM([.K42:.K48]))/60;0);SUM([.J42:.J48]));[.A38];IF(SUM([.K42:.K48])&gt;=60;ROUND(60*(ROUND(INT(SUM([.K42:.K48])/60)-SUM([.K42:.K48])/60;2)*-1);0)))" office:value-type="string" office:string-value="50:0" calcext:value-type="string">
            <text:p>50: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6" calcext:value-type="float">
            <text:p>26</text:p>
          </table:table-cell>
          <table:table-cell table:style-name="ce1" office:value-type="float" office:value="2016" calcext:value-type="float">
            <text:p>2016</text:p>
          </table:table-cell>
          <table:table-cell table:style-name="ce3" table:formula="of:=CONCATENATE([.B43];[.A43];[.C43];[.A43];[.D43])" office:value-type="string" office:string-value="7:26:2016" calcext:value-type="string">
            <text:p>7:26: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43]-[.H43]&lt;0;([.H43]-[.F43]);([.H43]-[.F43])*-1)" office:value-type="float" office:value="8" calcext:value-type="float">
            <text:p>8</text:p>
          </table:table-cell>
          <table:table-cell table:style-name="ce3" table:formula="of:=IF([.G43]-[.I43]&lt;0;([.I43]-[.G43]);([.I43]-[.G43])*-1)" office:value-type="float" office:value="-0" calcext:value-type="float">
            <text:p>0</text:p>
          </table:table-cell>
          <table:table-cell table:style-name="ce3" table:formula="of:=CONCATENATE(IF([.K43]&gt;60;[.J43]+INT([.K43]/60);[.J43]);[.A43];IF([.K43]&gt;60;ROUND(60*(ROUND(INT([.K43]/60)-[.K43]/60;2)*-1);0);[.K43]))" office:value-type="string" office:string-value="8:0" calcext:value-type="string">
            <text:p>8:0</text:p>
          </table:table-cell>
          <table:covered-table-cell table:style-name="ce4" table:formula="of:=CONCATENATE(IF(SUM([.K43:.K49])&gt;=60;SUM([.J43:.J49])+ROUND(INT(SUM([.K43:.K49]))/60;0);SUM([.J43:.J49]));[.A43];IF(SUM([.K43:.K49])&gt;=60;ROUND(60*(ROUND(INT(SUM([.K43:.K49])/60)-SUM([.K43:.K49])/60;2)*-1);0)))" office:value-type="string" office:string-value="49:0" calcext:value-type="string">
            <text:p>49:0</text:p>
          </table:covered-table-cell>
          <table:table-cell table:style-name="ce5" office:value-type="string" calcext:value-type="string">
            <text:p>Tuesday</text:p>
          </table:table-cell>
          <table:covered-table-cell table:style-name="ce7" table:formula="of:=CONCATENATE(IF(SUM([.K43:.K49])&gt;=60;SUM([.J43:.J49])+ROUND(INT(SUM([.K43:.K49]))/60;0);SUM([.J43:.J49]));[.A39];IF(SUM([.K43:.K49])&gt;=60;ROUND(60*(ROUND(INT(SUM([.K43:.K49])/60)-SUM([.K43:.K49])/60;2)*-1);0)))" office:value-type="string" office:string-value="49:0" calcext:value-type="string">
            <text:p>49: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7" calcext:value-type="float">
            <text:p>27</text:p>
          </table:table-cell>
          <table:table-cell table:style-name="ce1" office:value-type="float" office:value="2016" calcext:value-type="float">
            <text:p>2016</text:p>
          </table:table-cell>
          <table:table-cell table:style-name="ce3" table:formula="of:=CONCATENATE([.B44];[.A44];[.C44];[.A44];[.D44])" office:value-type="string" office:string-value="7:27:2016" calcext:value-type="string">
            <text:p>7:2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30" calcext:value-type="float">
            <text:p>30</text:p>
          </table:table-cell>
          <table:table-cell table:style-name="ce3" table:formula="of:=IF([.F44]-[.H44]&lt;0;([.H44]-[.F44]);([.H44]-[.F44])*-1)" office:value-type="float" office:value="8" calcext:value-type="float">
            <text:p>8</text:p>
          </table:table-cell>
          <table:table-cell table:style-name="ce3" table:formula="of:=IF([.G44]-[.I44]&lt;0;([.I44]-[.G44]);([.I44]-[.G44])*-1)" office:value-type="float" office:value="30" calcext:value-type="float">
            <text:p>30</text:p>
          </table:table-cell>
          <table:table-cell table:style-name="ce3" table:formula="of:=CONCATENATE(IF([.K44]&gt;60;[.J44]+INT([.K44]/60);[.J44]);[.A44];IF([.K44]&gt;60;ROUND(60*(ROUND(INT([.K44]/60)-[.K44]/60;2)*-1);0);[.K44]))" office:value-type="string" office:string-value="8:30" calcext:value-type="string">
            <text:p>8:30</text:p>
          </table:table-cell>
          <table:table-cell table:style-name="ce4" table:formula="of:=CONCATENATE(IF(SUM([.K44:.K50])&gt;=60;SUM([.J44:.J50])+ROUND(INT(SUM([.K44:.K50]))/60;0);SUM([.J44:.J50]));[.A44];IF(SUM([.K44:.K50])&gt;=60;ROUND(60*(ROUND(INT(SUM([.K44:.K50])/60)-SUM([.K44:.K50])/60;2)*-1);0)))" office:value-type="string" office:string-value="49:6" calcext:value-type="string" table:number-columns-spanned="1" table:number-rows-spanned="7">
            <text:p>49:6</text:p>
          </table:table-cell>
          <table:table-cell table:style-name="ce5" office:value-type="string" calcext:value-type="string">
            <text:p>Wednesday</text:p>
          </table:table-cell>
          <table:covered-table-cell table:style-name="ce7" table:formula="of:=CONCATENATE(IF(SUM([.K44:.K50])&gt;=60;SUM([.J44:.J50])+ROUND(INT(SUM([.K44:.K50]))/60;0);SUM([.J44:.J50]));[.A40];IF(SUM([.K44:.K50])&gt;=60;ROUND(60*(ROUND(INT(SUM([.K44:.K50])/60)-SUM([.K44:.K50])/60;2)*-1);0)))" office:value-type="string" office:string-value="49:6" calcext:value-type="string">
            <text:p>49:6</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8" calcext:value-type="float">
            <text:p>28</text:p>
          </table:table-cell>
          <table:table-cell table:style-name="ce1" office:value-type="float" office:value="2016" calcext:value-type="float">
            <text:p>2016</text:p>
          </table:table-cell>
          <table:table-cell table:style-name="ce3" table:formula="of:=CONCATENATE([.B45];[.A45];[.C45];[.A45];[.D45])" office:value-type="string" office:string-value="7:28:2016" calcext:value-type="string">
            <text:p>7:28:2016</text:p>
          </table:table-cell>
          <table:table-cell table:number-columns-repeated="4" table:style-name="ce1" office:value-type="float" office:value="0" calcext:value-type="float">
            <text:p>0</text:p>
          </table:table-cell>
          <table:table-cell table:style-name="ce3" table:formula="of:=IF([.F45]-[.H45]&lt;0;([.H45]-[.F45]);([.H45]-[.F45])*-1)" office:value-type="float" office:value="-0" calcext:value-type="float">
            <text:p>0</text:p>
          </table:table-cell>
          <table:table-cell table:style-name="ce3" table:formula="of:=IF([.G45]-[.I45]&lt;0;([.I45]-[.G45]);([.I45]-[.G45])*-1)" office:value-type="float" office:value="-0" calcext:value-type="float">
            <text:p>0</text:p>
          </table:table-cell>
          <table:table-cell table:style-name="ce3" table:formula="of:=CONCATENATE(IF([.K45]&gt;60;[.J45]+INT([.K45]/60);[.J45]);[.A45];IF([.K45]&gt;60;ROUND(60*(ROUND(INT([.K45]/60)-[.K45]/60;2)*-1);0);[.K45]))" office:value-type="string" office:string-value="0:0" calcext:value-type="string">
            <text:p>0:0</text:p>
          </table:table-cell>
          <table:covered-table-cell table:style-name="ce4" table:formula="of:=CONCATENATE(IF(SUM([.K45:.K51])&gt;=60;SUM([.J45:.J51])+ROUND(INT(SUM([.K45:.K51]))/60;0);SUM([.J45:.J51]));[.A45];IF(SUM([.K45:.K51])&gt;=60;ROUND(60*(ROUND(INT(SUM([.K45:.K51])/60)-SUM([.K45:.K51])/60;2)*-1);0)))" office:value-type="string" office:string-value="49:0" calcext:value-type="string">
            <text:p>49:0</text:p>
          </table:covered-table-cell>
          <table:table-cell table:style-name="ce5" office:value-type="string" calcext:value-type="string">
            <text:p>Thursday</text:p>
          </table:table-cell>
          <table:covered-table-cell table:style-name="ce7" table:formula="of:=CONCATENATE(IF(SUM([.K45:.K51])&gt;=60;SUM([.J45:.J51])+ROUND(INT(SUM([.K45:.K51]))/60;0);SUM([.J45:.J51]));[.A41];IF(SUM([.K45:.K51])&gt;=60;ROUND(60*(ROUND(INT(SUM([.K45:.K51])/60)-SUM([.K45:.K51])/60;2)*-1);0)))" office:value-type="string" office:string-value="49:0" calcext:value-type="string">
            <text:p>49: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29" calcext:value-type="float">
            <text:p>29</text:p>
          </table:table-cell>
          <table:table-cell table:style-name="ce1" office:value-type="float" office:value="2016" calcext:value-type="float">
            <text:p>2016</text:p>
          </table:table-cell>
          <table:table-cell table:style-name="ce3" table:formula="of:=CONCATENATE([.B46];[.A46];[.C46];[.A46];[.D46])" office:value-type="string" office:string-value="7:29:2016" calcext:value-type="string">
            <text:p>7:2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30" calcext:value-type="float">
            <text:p>30</text:p>
          </table:table-cell>
          <table:table-cell table:style-name="ce3" table:formula="of:=IF([.F46]-[.H46]&lt;0;([.H46]-[.F46]);([.H46]-[.F46])*-1)" office:value-type="float" office:value="8" calcext:value-type="float">
            <text:p>8</text:p>
          </table:table-cell>
          <table:table-cell table:style-name="ce3" table:formula="of:=IF([.G46]-[.I46]&lt;0;([.I46]-[.G46]);([.I46]-[.G46])*-1)" office:value-type="float" office:value="30" calcext:value-type="float">
            <text:p>30</text:p>
          </table:table-cell>
          <table:table-cell table:style-name="ce3" table:formula="of:=CONCATENATE(IF([.K46]&gt;60;[.J46]+INT([.K46]/60);[.J46]);[.A46];IF([.K46]&gt;60;ROUND(60*(ROUND(INT([.K46]/60)-[.K46]/60;2)*-1);0);[.K46]))" office:value-type="string" office:string-value="8:30" calcext:value-type="string">
            <text:p>8:30</text:p>
          </table:table-cell>
          <table:covered-table-cell table:style-name="ce4" table:formula="of:=CONCATENATE(IF(SUM([.K46:.K52])&gt;=60;SUM([.J46:.J52])+ROUND(INT(SUM([.K46:.K52]))/60;0);SUM([.J46:.J52]));[.A46];IF(SUM([.K46:.K52])&gt;=60;ROUND(60*(ROUND(INT(SUM([.K46:.K52])/60)-SUM([.K46:.K52])/60;2)*-1);0)))" office:value-type="string" office:string-value="49:0" calcext:value-type="string">
            <text:p>49:0</text:p>
          </table:covered-table-cell>
          <table:table-cell table:style-name="ce5" office:value-type="string" calcext:value-type="string">
            <text:p>Friday</text:p>
          </table:table-cell>
          <table:covered-table-cell table:style-name="ce7" table:formula="of:=CONCATENATE(IF(SUM([.K46:.K52])&gt;=60;SUM([.J46:.J52])+ROUND(INT(SUM([.K46:.K52]))/60;0);SUM([.J46:.J52]));[.A42];IF(SUM([.K46:.K52])&gt;=60;ROUND(60*(ROUND(INT(SUM([.K46:.K52])/60)-SUM([.K46:.K52])/60;2)*-1);0)))" office:value-type="string" office:string-value="49:0" calcext:value-type="string">
            <text:p>49: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30" calcext:value-type="float">
            <text:p>30</text:p>
          </table:table-cell>
          <table:table-cell table:style-name="ce1" office:value-type="float" office:value="2016" calcext:value-type="float">
            <text:p>2016</text:p>
          </table:table-cell>
          <table:table-cell table:style-name="ce3" table:formula="of:=CONCATENATE([.B47];[.A47];[.C47];[.A47];[.D47])" office:value-type="string" office:string-value="7:30:2016" calcext:value-type="string">
            <text:p>7:3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47]-[.H47]&lt;0;([.H47]-[.F47]);([.H47]-[.F47])*-1)" office:value-type="float" office:value="8" calcext:value-type="float">
            <text:p>8</text:p>
          </table:table-cell>
          <table:table-cell table:style-name="ce3" table:formula="of:=IF([.G47]-[.I47]&lt;0;([.I47]-[.G47]);([.I47]-[.G47])*-1)" office:value-type="float" office:value="-0" calcext:value-type="float">
            <text:p>0</text:p>
          </table:table-cell>
          <table:table-cell table:style-name="ce3" table:formula="of:=CONCATENATE(IF([.K47]&gt;60;[.J47]+INT([.K47]/60);[.J47]);[.A47];IF([.K47]&gt;60;ROUND(60*(ROUND(INT([.K47]/60)-[.K47]/60;2)*-1);0);[.K47]))" office:value-type="string" office:string-value="8:0" calcext:value-type="string">
            <text:p>8:0</text:p>
          </table:table-cell>
          <table:covered-table-cell table:style-name="ce4" table:formula="of:=CONCATENATE(IF(SUM([.K47:.K53])&gt;=60;SUM([.J47:.J53])+ROUND(INT(SUM([.K47:.K53]))/60;0);SUM([.J47:.J53]));[.A47];IF(SUM([.K47:.K53])&gt;=60;ROUND(60*(ROUND(INT(SUM([.K47:.K53])/60)-SUM([.K47:.K53])/60;2)*-1);0)))" office:value-type="string" office:string-value="50:0" calcext:value-type="string">
            <text:p>50:0</text:p>
          </table:covered-table-cell>
          <table:table-cell table:style-name="ce5" office:value-type="string" calcext:value-type="string">
            <text:p>Saturday</text:p>
          </table:table-cell>
          <table:covered-table-cell table:style-name="ce7" table:formula="of:=CONCATENATE(IF(SUM([.K47:.K53])&gt;=60;SUM([.J47:.J53])+ROUND(INT(SUM([.K47:.K53]))/60;0);SUM([.J47:.J53]));[.A43];IF(SUM([.K47:.K53])&gt;=60;ROUND(60*(ROUND(INT(SUM([.K47:.K53])/60)-SUM([.K47:.K53])/60;2)*-1);0)))" office:value-type="string" office:string-value="50:0" calcext:value-type="string">
            <text:p>50: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7" calcext:value-type="float">
            <text:p>7</text:p>
          </table:table-cell>
          <table:table-cell table:style-name="ce1" office:value-type="float" office:value="31" calcext:value-type="float">
            <text:p>31</text:p>
          </table:table-cell>
          <table:table-cell table:style-name="ce1" office:value-type="float" office:value="2016" calcext:value-type="float">
            <text:p>2016</text:p>
          </table:table-cell>
          <table:table-cell table:style-name="ce3" table:formula="of:=CONCATENATE([.B48];[.A48];[.C48];[.A48];[.D48])" office:value-type="string" office:string-value="7:31:2016" calcext:value-type="string">
            <text:p>7:31:2016</text:p>
          </table:table-cell>
          <table:table-cell table:style-name="ce1" office:value-type="float" office:value="11" calcext:value-type="float">
            <text:p>11</text:p>
          </table:table-cell>
          <table:table-cell table:style-name="ce1" office:value-type="float" office:value="0" calcext:value-type="float">
            <text:p>0</text:p>
          </table:table-cell>
          <table:table-cell table:style-name="ce1" office:value-type="float" office:value="19" calcext:value-type="float">
            <text:p>19</text:p>
          </table:table-cell>
          <table:table-cell table:style-name="ce1" office:value-type="float" office:value="0" calcext:value-type="float">
            <text:p>0</text:p>
          </table:table-cell>
          <table:table-cell table:style-name="ce3" table:formula="of:=IF([.F48]-[.H48]&lt;0;([.H48]-[.F48]);([.H48]-[.F48])*-1)" office:value-type="float" office:value="8" calcext:value-type="float">
            <text:p>8</text:p>
          </table:table-cell>
          <table:table-cell table:style-name="ce3" table:formula="of:=IF([.G48]-[.I48]&lt;0;([.I48]-[.G48]);([.I48]-[.G48])*-1)" office:value-type="float" office:value="-0" calcext:value-type="float">
            <text:p>0</text:p>
          </table:table-cell>
          <table:table-cell table:style-name="ce3" table:formula="of:=CONCATENATE(IF([.K48]&gt;60;[.J48]+INT([.K48]/60);[.J48]);[.A48];IF([.K48]&gt;60;ROUND(60*(ROUND(INT([.K48]/60)-[.K48]/60;2)*-1);0);[.K48]))" office:value-type="string" office:string-value="8:0" calcext:value-type="string">
            <text:p>8:0</text:p>
          </table:table-cell>
          <table:covered-table-cell table:style-name="ce4" table:formula="of:=CONCATENATE(IF(SUM([.K48:.K54])&gt;=60;SUM([.J48:.J54])+ROUND(INT(SUM([.K48:.K54]))/60;0);SUM([.J48:.J54]));[.A48];IF(SUM([.K48:.K54])&gt;=60;ROUND(60*(ROUND(INT(SUM([.K48:.K54])/60)-SUM([.K48:.K54])/60;2)*-1);0)))" office:value-type="string" office:string-value="52:6" calcext:value-type="string">
            <text:p>52:6</text:p>
          </table:covered-table-cell>
          <table:table-cell table:style-name="ce5" office:value-type="string" calcext:value-type="string">
            <text:p>Sunday</text:p>
          </table:table-cell>
          <table:table-cell table:style-name="ce7" table:formula="of:=CONCATENATE(IF(SUM([.K48:.K54])&gt;=60;SUM([.J48:.J54])+ROUND(INT(SUM([.K48:.K54]))/60;0);SUM([.J48:.J54]));[.A44];IF(SUM([.K48:.K54])&gt;=60;ROUND(60*(ROUND(INT(SUM([.K48:.K54])/60)-SUM([.K48:.K54])/60;2)*-1);0)))" office:value-type="string" office:string-value="52:6" calcext:value-type="string" table:number-columns-spanned="1" table:number-rows-spanned="7">
            <text:p>52:6</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1" calcext:value-type="float">
            <text:p>1</text:p>
          </table:table-cell>
          <table:table-cell table:style-name="ce1" office:value-type="float" office:value="2016" calcext:value-type="float">
            <text:p>2016</text:p>
          </table:table-cell>
          <table:table-cell table:style-name="ce3" table:formula="of:=CONCATENATE([.B49];[.A49];[.C49];[.A49];[.D49])" office:value-type="string" office:string-value="8:1:2016" calcext:value-type="string">
            <text:p>8: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49]-[.H49]&lt;0;([.H49]-[.F49]);([.H49]-[.F49])*-1)" office:value-type="float" office:value="8" calcext:value-type="float">
            <text:p>8</text:p>
          </table:table-cell>
          <table:table-cell table:style-name="ce3" table:formula="of:=IF([.G49]-[.I49]&lt;0;([.I49]-[.G49]);([.I49]-[.G49])*-1)" office:value-type="float" office:value="-0" calcext:value-type="float">
            <text:p>0</text:p>
          </table:table-cell>
          <table:table-cell table:style-name="ce3" table:formula="of:=CONCATENATE(IF([.K49]&gt;60;[.J49]+INT([.K49]/60);[.J49]);[.A49];IF([.K49]&gt;60;ROUND(60*(ROUND(INT([.K49]/60)-[.K49]/60;2)*-1);0);[.K49]))" office:value-type="string" office:string-value="8:0" calcext:value-type="string">
            <text:p>8:0</text:p>
          </table:table-cell>
          <table:covered-table-cell table:style-name="ce4" table:formula="of:=CONCATENATE(IF(SUM([.K49:.K55])&gt;=60;SUM([.J49:.J55])+ROUND(INT(SUM([.K49:.K55]))/60;0);SUM([.J49:.J55]));[.A49];IF(SUM([.K49:.K55])&gt;=60;ROUND(60*(ROUND(INT(SUM([.K49:.K55])/60)-SUM([.K49:.K55])/60;2)*-1);0)))" office:value-type="string" office:string-value="53:36" calcext:value-type="string">
            <text:p>53:36</text:p>
          </table:covered-table-cell>
          <table:table-cell table:style-name="ce5" office:value-type="string" calcext:value-type="string">
            <text:p>Monday</text:p>
          </table:table-cell>
          <table:covered-table-cell table:style-name="ce7" table:formula="of:=CONCATENATE(IF(SUM([.K49:.K55])&gt;=60;SUM([.J49:.J55])+ROUND(INT(SUM([.K49:.K55]))/60;0);SUM([.J49:.J55]));[.A45];IF(SUM([.K49:.K55])&gt;=60;ROUND(60*(ROUND(INT(SUM([.K49:.K55])/60)-SUM([.K49:.K55])/60;2)*-1);0)))" office:value-type="string" office:string-value="53:36" calcext:value-type="string">
            <text:p>53:36</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2" calcext:value-type="float">
            <text:p>2</text:p>
          </table:table-cell>
          <table:table-cell table:style-name="ce1" office:value-type="float" office:value="2016" calcext:value-type="float">
            <text:p>2016</text:p>
          </table:table-cell>
          <table:table-cell table:style-name="ce3" table:formula="of:=CONCATENATE([.B50];[.A50];[.C50];[.A50];[.D50])" office:value-type="string" office:string-value="8:2:2016" calcext:value-type="string">
            <text:p>8:2: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 office:value-type="float" office:value="6" calcext:value-type="float">
            <text:p>6</text:p>
          </table:table-cell>
          <table:table-cell table:style-name="ce3" table:formula="of:=IF([.F50]-[.H50]&lt;0;([.H50]-[.F50]);([.H50]-[.F50])*-1)" office:value-type="float" office:value="8" calcext:value-type="float">
            <text:p>8</text:p>
          </table:table-cell>
          <table:table-cell table:style-name="ce3" table:formula="of:=IF([.G50]-[.I50]&lt;0;([.I50]-[.G50]);([.I50]-[.G50])*-1)" office:value-type="float" office:value="6" calcext:value-type="float">
            <text:p>6</text:p>
          </table:table-cell>
          <table:table-cell table:style-name="ce3" table:formula="of:=CONCATENATE(IF([.K50]&gt;60;[.J50]+INT([.K50]/60);[.J50]);[.A50];IF([.K50]&gt;60;ROUND(60*(ROUND(INT([.K50]/60)-[.K50]/60;2)*-1);0);[.K50]))" office:value-type="string" office:string-value="8:6" calcext:value-type="string">
            <text:p>8:6</text:p>
          </table:table-cell>
          <table:covered-table-cell table:style-name="ce4" table:formula="of:=CONCATENATE(IF(SUM([.K50:.K56])&gt;=60;SUM([.J50:.J56])+ROUND(INT(SUM([.K50:.K56]))/60;0);SUM([.J50:.J56]));[.A50];IF(SUM([.K50:.K56])&gt;=60;ROUND(60*(ROUND(INT(SUM([.K50:.K56])/60)-SUM([.K50:.K56])/60;2)*-1);0)))" office:value-type="string" office:string-value="45:36" calcext:value-type="string">
            <text:p>45:36</text:p>
          </table:covered-table-cell>
          <table:table-cell table:style-name="ce5" office:value-type="string" calcext:value-type="string">
            <text:p>Tuesday</text:p>
          </table:table-cell>
          <table:covered-table-cell table:style-name="ce7" table:formula="of:=CONCATENATE(IF(SUM([.K50:.K56])&gt;=60;SUM([.J50:.J56])+ROUND(INT(SUM([.K50:.K56]))/60;0);SUM([.J50:.J56]));[.A46];IF(SUM([.K50:.K56])&gt;=60;ROUND(60*(ROUND(INT(SUM([.K50:.K56])/60)-SUM([.K50:.K56])/60;2)*-1);0)))" office:value-type="string" office:string-value="45:36" calcext:value-type="string">
            <text:p>45:36</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3" calcext:value-type="float">
            <text:p>3</text:p>
          </table:table-cell>
          <table:table-cell table:style-name="ce1" office:value-type="float" office:value="2016" calcext:value-type="float">
            <text:p>2016</text:p>
          </table:table-cell>
          <table:table-cell table:style-name="ce3" table:formula="of:=CONCATENATE([.B51];[.A51];[.C51];[.A51];[.D51])" office:value-type="string" office:string-value="8:3:2016" calcext:value-type="string">
            <text:p>8:3: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8" calcext:value-type="float">
            <text:p>18</text:p>
          </table:table-cell>
          <table:table-cell table:style-name="ce1" office:value-type="float" office:value="30" calcext:value-type="float">
            <text:p>30</text:p>
          </table:table-cell>
          <table:table-cell table:style-name="ce3" table:formula="of:=IF([.F51]-[.H51]&lt;0;([.H51]-[.F51]);([.H51]-[.F51])*-1)" office:value-type="float" office:value="9" calcext:value-type="float">
            <text:p>9</text:p>
          </table:table-cell>
          <table:table-cell table:style-name="ce3" table:formula="of:=IF([.G51]-[.I51]&lt;0;([.I51]-[.G51]);([.I51]-[.G51])*-1)" office:value-type="float" office:value="-0" calcext:value-type="float">
            <text:p>0</text:p>
          </table:table-cell>
          <table:table-cell table:style-name="ce3" table:formula="of:=CONCATENATE(IF([.K51]&gt;60;[.J51]+INT([.K51]/60);[.J51]);[.A51];IF([.K51]&gt;60;ROUND(60*(ROUND(INT([.K51]/60)-[.K51]/60;2)*-1);0);[.K51]))" office:value-type="string" office:string-value="9:0" calcext:value-type="string">
            <text:p>9:0</text:p>
          </table:table-cell>
          <table:table-cell table:style-name="ce4" table:formula="of:=CONCATENATE(IF(SUM([.K51:.K57])&gt;=60;SUM([.J51:.J57])+ROUND(INT(SUM([.K51:.K57]))/60;0);SUM([.J51:.J57]));[.A51];IF(SUM([.K51:.K57])&gt;=60;ROUND(60*(ROUND(INT(SUM([.K51:.K57])/60)-SUM([.K51:.K57])/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51:.K57])&gt;=60;SUM([.J51:.J57])+ROUND(INT(SUM([.K51:.K57]))/60;0);SUM([.J51:.J57]));[.A47];IF(SUM([.K51:.K57])&gt;=60;ROUND(60*(ROUND(INT(SUM([.K51:.K57])/60)-SUM([.K51:.K57])/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4" calcext:value-type="float">
            <text:p>4</text:p>
          </table:table-cell>
          <table:table-cell table:style-name="ce1" office:value-type="float" office:value="2016" calcext:value-type="float">
            <text:p>2016</text:p>
          </table:table-cell>
          <table:table-cell table:style-name="ce3" table:formula="of:=CONCATENATE([.B52];[.A52];[.C52];[.A52];[.D52])" office:value-type="string" office:string-value="8:4:2016" calcext:value-type="string">
            <text:p>8:4:2016</text:p>
          </table:table-cell>
          <table:table-cell table:number-columns-repeated="4" table:style-name="ce1" office:value-type="float" office:value="0" calcext:value-type="float">
            <text:p>0</text:p>
          </table:table-cell>
          <table:table-cell table:style-name="ce3" table:formula="of:=IF([.F52]-[.H52]&lt;0;([.H52]-[.F52]);([.H52]-[.F52])*-1)" office:value-type="float" office:value="-0" calcext:value-type="float">
            <text:p>0</text:p>
          </table:table-cell>
          <table:table-cell table:style-name="ce3" table:formula="of:=IF([.G52]-[.I52]&lt;0;([.I52]-[.G52]);([.I52]-[.G52])*-1)" office:value-type="float" office:value="-0" calcext:value-type="float">
            <text:p>0</text:p>
          </table:table-cell>
          <table:table-cell table:style-name="ce3" table:formula="of:=CONCATENATE(IF([.K52]&gt;60;[.J52]+INT([.K52]/60);[.J52]);[.A52];IF([.K52]&gt;60;ROUND(60*(ROUND(INT([.K52]/60)-[.K52]/60;2)*-1);0);[.K52]))" office:value-type="string" office:string-value="0:0" calcext:value-type="string">
            <text:p>0:0</text:p>
          </table:table-cell>
          <table:covered-table-cell table:style-name="ce4" table:formula="of:=CONCATENATE(IF(SUM([.K52:.K58])&gt;=60;SUM([.J52:.J58])+ROUND(INT(SUM([.K52:.K58]))/60;0);SUM([.J52:.J58]));[.A52];IF(SUM([.K52:.K58])&gt;=60;ROUND(60*(ROUND(INT(SUM([.K52:.K58])/60)-SUM([.K52:.K58])/60;2)*-1);0)))" office:value-type="string" office:string-value="45:30" calcext:value-type="string">
            <text:p>45:30</text:p>
          </table:covered-table-cell>
          <table:table-cell table:style-name="ce5" office:value-type="string" calcext:value-type="string">
            <text:p>Thursday</text:p>
          </table:table-cell>
          <table:covered-table-cell table:style-name="ce7" table:formula="of:=CONCATENATE(IF(SUM([.K52:.K58])&gt;=60;SUM([.J52:.J58])+ROUND(INT(SUM([.K52:.K58]))/60;0);SUM([.J52:.J58]));[.A48];IF(SUM([.K52:.K58])&gt;=60;ROUND(60*(ROUND(INT(SUM([.K52:.K58])/60)-SUM([.K52:.K58])/60;2)*-1);0)))" office:value-type="string" office:string-value="45:30" calcext:value-type="string">
            <text:p>45: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5" calcext:value-type="float">
            <text:p>5</text:p>
          </table:table-cell>
          <table:table-cell table:style-name="ce1" office:value-type="float" office:value="2016" calcext:value-type="float">
            <text:p>2016</text:p>
          </table:table-cell>
          <table:table-cell table:style-name="ce3" table:formula="of:=CONCATENATE([.B53];[.A53];[.C53];[.A53];[.D53])" office:value-type="string" office:string-value="8:5:2016" calcext:value-type="string">
            <text:p>8:5: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8" calcext:value-type="float">
            <text:p>18</text:p>
          </table:table-cell>
          <table:table-cell table:style-name="ce1" office:value-type="float" office:value="0" calcext:value-type="float">
            <text:p>0</text:p>
          </table:table-cell>
          <table:table-cell table:style-name="ce3" table:formula="of:=IF([.F53]-[.H53]&lt;0;([.H53]-[.F53]);([.H53]-[.F53])*-1)" office:value-type="float" office:value="9" calcext:value-type="float">
            <text:p>9</text:p>
          </table:table-cell>
          <table:table-cell table:style-name="ce3" table:formula="of:=IF([.G53]-[.I53]&lt;0;([.I53]-[.G53]);([.I53]-[.G53])*-1)" office:value-type="float" office:value="30" calcext:value-type="float">
            <text:p>30</text:p>
          </table:table-cell>
          <table:table-cell table:style-name="ce3" table:formula="of:=CONCATENATE(IF([.K53]&gt;60;[.J53]+INT([.K53]/60);[.J53]);[.A53];IF([.K53]&gt;60;ROUND(60*(ROUND(INT([.K53]/60)-[.K53]/60;2)*-1);0);[.K53]))" office:value-type="string" office:string-value="9:30" calcext:value-type="string">
            <text:p>9:30</text:p>
          </table:table-cell>
          <table:covered-table-cell table:style-name="ce4" table:formula="of:=CONCATENATE(IF(SUM([.K53:.K59])&gt;=60;SUM([.J53:.J59])+ROUND(INT(SUM([.K53:.K59]))/60;0);SUM([.J53:.J59]));[.A53];IF(SUM([.K53:.K59])&gt;=60;ROUND(60*(ROUND(INT(SUM([.K53:.K59])/60)-SUM([.K53:.K59])/60;2)*-1);0)))" office:value-type="string" office:string-value="53:0" calcext:value-type="string">
            <text:p>53:0</text:p>
          </table:covered-table-cell>
          <table:table-cell table:style-name="ce5" office:value-type="string" calcext:value-type="string">
            <text:p>Friday</text:p>
          </table:table-cell>
          <table:covered-table-cell table:style-name="ce7" table:formula="of:=CONCATENATE(IF(SUM([.K53:.K59])&gt;=60;SUM([.J53:.J59])+ROUND(INT(SUM([.K53:.K59]))/60;0);SUM([.J53:.J59]));[.A49];IF(SUM([.K53:.K59])&gt;=60;ROUND(60*(ROUND(INT(SUM([.K53:.K59])/60)-SUM([.K53:.K59])/60;2)*-1);0)))" office:value-type="string" office:string-value="53:0" calcext:value-type="string">
            <text:p>5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6" calcext:value-type="float">
            <text:p>6</text:p>
          </table:table-cell>
          <table:table-cell table:style-name="ce1" office:value-type="float" office:value="2016" calcext:value-type="float">
            <text:p>2016</text:p>
          </table:table-cell>
          <table:table-cell table:style-name="ce3" table:formula="of:=CONCATENATE([.B54];[.A54];[.C54];[.A54];[.D54])" office:value-type="string" office:string-value="8:6:2016" calcext:value-type="string">
            <text:p>8:6: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8" calcext:value-type="float">
            <text:p>18</text:p>
          </table:table-cell>
          <table:table-cell table:style-name="ce1" office:value-type="float" office:value="0" calcext:value-type="float">
            <text:p>0</text:p>
          </table:table-cell>
          <table:table-cell table:style-name="ce3" table:formula="of:=IF([.F54]-[.H54]&lt;0;([.H54]-[.F54]);([.H54]-[.F54])*-1)" office:value-type="float" office:value="9" calcext:value-type="float">
            <text:p>9</text:p>
          </table:table-cell>
          <table:table-cell table:style-name="ce3" table:formula="of:=IF([.G54]-[.I54]&lt;0;([.I54]-[.G54]);([.I54]-[.G54])*-1)" office:value-type="float" office:value="30" calcext:value-type="float">
            <text:p>30</text:p>
          </table:table-cell>
          <table:table-cell table:style-name="ce3" table:formula="of:=CONCATENATE(IF([.K54]&gt;60;[.J54]+INT([.K54]/60);[.J54]);[.A54];IF([.K54]&gt;60;ROUND(60*(ROUND(INT([.K54]/60)-[.K54]/60;2)*-1);0);[.K54]))" office:value-type="string" office:string-value="9:30" calcext:value-type="string">
            <text:p>9:30</text:p>
          </table:table-cell>
          <table:covered-table-cell table:style-name="ce4" table:formula="of:=CONCATENATE(IF(SUM([.K54:.K60])&gt;=60;SUM([.J54:.J60])+ROUND(INT(SUM([.K54:.K60]))/60;0);SUM([.J54:.J60]));[.A54];IF(SUM([.K54:.K60])&gt;=60;ROUND(60*(ROUND(INT(SUM([.K54:.K60])/60)-SUM([.K54:.K60])/60;2)*-1);0)))" office:value-type="string" office:string-value="52:0" calcext:value-type="string">
            <text:p>52:0</text:p>
          </table:covered-table-cell>
          <table:table-cell table:style-name="ce5" office:value-type="string" calcext:value-type="string">
            <text:p>Saturday</text:p>
          </table:table-cell>
          <table:covered-table-cell table:style-name="ce7" table:formula="of:=CONCATENATE(IF(SUM([.K54:.K60])&gt;=60;SUM([.J54:.J60])+ROUND(INT(SUM([.K54:.K60]))/60;0);SUM([.J54:.J60]));[.A50];IF(SUM([.K54:.K60])&gt;=60;ROUND(60*(ROUND(INT(SUM([.K54:.K60])/60)-SUM([.K54:.K60])/60;2)*-1);0)))" office:value-type="string" office:string-value="52:0" calcext:value-type="string">
            <text:p>52: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7" calcext:value-type="float">
            <text:p>7</text:p>
          </table:table-cell>
          <table:table-cell table:style-name="ce1" office:value-type="float" office:value="2016" calcext:value-type="float">
            <text:p>2016</text:p>
          </table:table-cell>
          <table:table-cell table:style-name="ce3" table:formula="of:=CONCATENATE([.B55];[.A55];[.C55];[.A55];[.D55])" office:value-type="string" office:string-value="8:7:2016" calcext:value-type="string">
            <text:p>8:7: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55]-[.H55]&lt;0;([.H55]-[.F55]);([.H55]-[.F55])*-1)" office:value-type="float" office:value="8" calcext:value-type="float">
            <text:p>8</text:p>
          </table:table-cell>
          <table:table-cell table:style-name="ce3" table:formula="of:=IF([.G55]-[.I55]&lt;0;([.I55]-[.G55]);([.I55]-[.G55])*-1)" office:value-type="float" office:value="30" calcext:value-type="float">
            <text:p>30</text:p>
          </table:table-cell>
          <table:table-cell table:style-name="ce3" table:formula="of:=CONCATENATE(IF([.K55]&gt;60;[.J55]+INT([.K55]/60);[.J55]);[.A55];IF([.K55]&gt;60;ROUND(60*(ROUND(INT([.K55]/60)-[.K55]/60;2)*-1);0);[.K55]))" office:value-type="string" office:string-value="8:30" calcext:value-type="string">
            <text:p>8:30</text:p>
          </table:table-cell>
          <table:covered-table-cell table:style-name="ce4" table:formula="of:=CONCATENATE(IF(SUM([.K55:.K61])&gt;=60;SUM([.J55:.J61])+ROUND(INT(SUM([.K55:.K61]))/60;0);SUM([.J55:.J61]));[.A55];IF(SUM([.K55:.K61])&gt;=60;ROUND(60*(ROUND(INT(SUM([.K55:.K61])/60)-SUM([.K55:.K61])/60;2)*-1);0)))" office:value-type="string" office:string-value="51:0" calcext:value-type="string">
            <text:p>51:0</text:p>
          </table:covered-table-cell>
          <table:table-cell table:style-name="ce5" office:value-type="string" calcext:value-type="string">
            <text:p>Sunday</text:p>
          </table:table-cell>
          <table:table-cell table:style-name="ce7" table:formula="of:=CONCATENATE(IF(SUM([.K55:.K61])&gt;=60;SUM([.J55:.J61])+ROUND(INT(SUM([.K55:.K61]))/60;0);SUM([.J55:.J61]));[.A51];IF(SUM([.K55:.K61])&gt;=60;ROUND(60*(ROUND(INT(SUM([.K55:.K61])/60)-SUM([.K55:.K61])/60;2)*-1);0)))" office:value-type="string" office:string-value="51:0" calcext:value-type="string" table:number-columns-spanned="1" table:number-rows-spanned="7">
            <text:p>51:0</text:p>
          </table:table-cell>
          <table:table-cell table:number-columns-repeated="1009"/>
        </table:table-row>
        <table:table-row table:style-name="ro1">
          <table:table-cell table:style-name="ce1" office:value-type="string" calcext:value-type="string">
            <text:p>:</text:p>
          </table:table-cell>
          <table:table-cell table:number-columns-repeated="2" table:style-name="ce1" office:value-type="float" office:value="8" calcext:value-type="float">
            <text:p>8</text:p>
          </table:table-cell>
          <table:table-cell table:style-name="ce1" office:value-type="float" office:value="2016" calcext:value-type="float">
            <text:p>2016</text:p>
          </table:table-cell>
          <table:table-cell table:style-name="ce3" table:formula="of:=CONCATENATE([.B56];[.A56];[.C56];[.A56];[.D56])" office:value-type="string" office:string-value="8:8:2016" calcext:value-type="string">
            <text:p>8:8:2016</text:p>
          </table:table-cell>
          <table:table-cell table:number-columns-repeated="4" table:style-name="ce1" office:value-type="float" office:value="0" calcext:value-type="float">
            <text:p>0</text:p>
          </table:table-cell>
          <table:table-cell table:style-name="ce3" table:formula="of:=IF([.F56]-[.H56]&lt;0;([.H56]-[.F56]);([.H56]-[.F56])*-1)" office:value-type="float" office:value="-0" calcext:value-type="float">
            <text:p>0</text:p>
          </table:table-cell>
          <table:table-cell table:style-name="ce3" table:formula="of:=IF([.G56]-[.I56]&lt;0;([.I56]-[.G56]);([.I56]-[.G56])*-1)" office:value-type="float" office:value="-0" calcext:value-type="float">
            <text:p>0</text:p>
          </table:table-cell>
          <table:table-cell table:style-name="ce3" table:formula="of:=CONCATENATE(IF([.K56]&gt;60;[.J56]+INT([.K56]/60);[.J56]);[.A56];IF([.K56]&gt;60;ROUND(60*(ROUND(INT([.K56]/60)-[.K56]/60;2)*-1);0);[.K56]))" office:value-type="string" office:string-value="0:0" calcext:value-type="string">
            <text:p>0:0</text:p>
          </table:table-cell>
          <table:covered-table-cell table:style-name="ce4" table:formula="of:=CONCATENATE(IF(SUM([.K56:.K62])&gt;=60;SUM([.J56:.J62])+ROUND(INT(SUM([.K56:.K62]))/60;0);SUM([.J56:.J62]));[.A56];IF(SUM([.K56:.K62])&gt;=60;ROUND(60*(ROUND(INT(SUM([.K56:.K62])/60)-SUM([.K56:.K62])/60;2)*-1);0)))" office:value-type="string" office:string-value="50:0" calcext:value-type="string">
            <text:p>50:0</text:p>
          </table:covered-table-cell>
          <table:table-cell table:style-name="ce5" office:value-type="string" calcext:value-type="string">
            <text:p>Monday</text:p>
          </table:table-cell>
          <table:covered-table-cell table:style-name="ce7" table:formula="of:=CONCATENATE(IF(SUM([.K56:.K62])&gt;=60;SUM([.J56:.J62])+ROUND(INT(SUM([.K56:.K62]))/60;0);SUM([.J56:.J62]));[.A52];IF(SUM([.K56:.K62])&gt;=60;ROUND(60*(ROUND(INT(SUM([.K56:.K62])/60)-SUM([.K56:.K62])/60;2)*-1);0)))" office:value-type="string" office:string-value="50:0" calcext:value-type="string">
            <text:p>50: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2016" calcext:value-type="float">
            <text:p>2016</text:p>
          </table:table-cell>
          <table:table-cell table:style-name="ce3" table:formula="of:=CONCATENATE([.B57];[.A57];[.C57];[.A57];[.D57])" office:value-type="string" office:string-value="8:9:2016" calcext:value-type="string">
            <text:p>8:9: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57]-[.H57]&lt;0;([.H57]-[.F57]);([.H57]-[.F57])*-1)" office:value-type="float" office:value="8" calcext:value-type="float">
            <text:p>8</text:p>
          </table:table-cell>
          <table:table-cell table:style-name="ce3" table:formula="of:=IF([.G57]-[.I57]&lt;0;([.I57]-[.G57]);([.I57]-[.G57])*-1)" office:value-type="float" office:value="30" calcext:value-type="float">
            <text:p>30</text:p>
          </table:table-cell>
          <table:table-cell table:style-name="ce3" table:formula="of:=CONCATENATE(IF([.K57]&gt;60;[.J57]+INT([.K57]/60);[.J57]);[.A57];IF([.K57]&gt;60;ROUND(60*(ROUND(INT([.K57]/60)-[.K57]/60;2)*-1);0);[.K57]))" office:value-type="string" office:string-value="8:30" calcext:value-type="string">
            <text:p>8:30</text:p>
          </table:table-cell>
          <table:covered-table-cell table:style-name="ce4" table:formula="of:=CONCATENATE(IF(SUM([.K57:.K63])&gt;=60;SUM([.J57:.J63])+ROUND(INT(SUM([.K57:.K63]))/60;0);SUM([.J57:.J63]));[.A57];IF(SUM([.K57:.K63])&gt;=60;ROUND(60*(ROUND(INT(SUM([.K57:.K63])/60)-SUM([.K57:.K63])/60;2)*-1);0)))" office:value-type="string" office:string-value="58:30" calcext:value-type="string">
            <text:p>58:30</text:p>
          </table:covered-table-cell>
          <table:table-cell table:style-name="ce5" office:value-type="string" calcext:value-type="string">
            <text:p>Tuesday</text:p>
          </table:table-cell>
          <table:covered-table-cell table:style-name="ce7" table:formula="of:=CONCATENATE(IF(SUM([.K57:.K63])&gt;=60;SUM([.J57:.J63])+ROUND(INT(SUM([.K57:.K63]))/60;0);SUM([.J57:.J63]));[.A53];IF(SUM([.K57:.K63])&gt;=60;ROUND(60*(ROUND(INT(SUM([.K57:.K63])/60)-SUM([.K57:.K63])/60;2)*-1);0)))" office:value-type="string" office:string-value="58:30" calcext:value-type="string">
            <text:p>58: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10" calcext:value-type="float">
            <text:p>10</text:p>
          </table:table-cell>
          <table:table-cell table:style-name="ce1" office:value-type="float" office:value="2016" calcext:value-type="float">
            <text:p>2016</text:p>
          </table:table-cell>
          <table:table-cell table:style-name="ce3" table:formula="of:=CONCATENATE([.B58];[.A58];[.C58];[.A58];[.D58])" office:value-type="string" office:string-value="8:10:2016" calcext:value-type="string">
            <text:p>8:10: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58]-[.H58]&lt;0;([.H58]-[.F58]);([.H58]-[.F58])*-1)" office:value-type="float" office:value="8" calcext:value-type="float">
            <text:p>8</text:p>
          </table:table-cell>
          <table:table-cell table:style-name="ce3" table:formula="of:=IF([.G58]-[.I58]&lt;0;([.I58]-[.G58]);([.I58]-[.G58])*-1)" office:value-type="float" office:value="30" calcext:value-type="float">
            <text:p>30</text:p>
          </table:table-cell>
          <table:table-cell table:style-name="ce3" table:formula="of:=CONCATENATE(IF([.K58]&gt;60;[.J58]+INT([.K58]/60);[.J58]);[.A58];IF([.K58]&gt;60;ROUND(60*(ROUND(INT([.K58]/60)-[.K58]/60;2)*-1);0);[.K58]))" office:value-type="string" office:string-value="8:30" calcext:value-type="string">
            <text:p>8:30</text:p>
          </table:table-cell>
          <table:table-cell table:style-name="ce4" table:formula="of:=CONCATENATE(IF(SUM([.K58:.K64])&gt;=60;SUM([.J58:.J64])+ROUND(INT(SUM([.K58:.K64]))/60;0);SUM([.J58:.J64]));[.A58];IF(SUM([.K58:.K64])&gt;=60;ROUND(60*(ROUND(INT(SUM([.K58:.K64])/60)-SUM([.K58:.K64])/60;2)*-1);0)))" office:value-type="string" office:string-value="57:30" calcext:value-type="string" table:number-columns-spanned="1" table:number-rows-spanned="7">
            <text:p>57:30</text:p>
          </table:table-cell>
          <table:table-cell table:style-name="ce5" office:value-type="string" calcext:value-type="string">
            <text:p>Wednesday</text:p>
          </table:table-cell>
          <table:covered-table-cell table:style-name="ce7" table:formula="of:=CONCATENATE(IF(SUM([.K58:.K64])&gt;=60;SUM([.J58:.J64])+ROUND(INT(SUM([.K58:.K64]))/60;0);SUM([.J58:.J64]));[.A54];IF(SUM([.K58:.K64])&gt;=60;ROUND(60*(ROUND(INT(SUM([.K58:.K64])/60)-SUM([.K58:.K64])/60;2)*-1);0)))" office:value-type="string" office:string-value="57:30" calcext:value-type="string">
            <text:p>57: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11" calcext:value-type="float">
            <text:p>11</text:p>
          </table:table-cell>
          <table:table-cell table:style-name="ce1" office:value-type="float" office:value="2016" calcext:value-type="float">
            <text:p>2016</text:p>
          </table:table-cell>
          <table:table-cell table:style-name="ce3" table:formula="of:=CONCATENATE([.B59];[.A59];[.C59];[.A59];[.D59])" office:value-type="string" office:string-value="8:11:2016" calcext:value-type="string">
            <text:p>8:11: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59]-[.H59]&lt;0;([.H59]-[.F59]);([.H59]-[.F59])*-1)" office:value-type="float" office:value="8" calcext:value-type="float">
            <text:p>8</text:p>
          </table:table-cell>
          <table:table-cell table:style-name="ce3" table:formula="of:=IF([.G59]-[.I59]&lt;0;([.I59]-[.G59]);([.I59]-[.G59])*-1)" office:value-type="float" office:value="30" calcext:value-type="float">
            <text:p>30</text:p>
          </table:table-cell>
          <table:table-cell table:style-name="ce3" table:formula="of:=CONCATENATE(IF([.K59]&gt;60;[.J59]+INT([.K59]/60);[.J59]);[.A59];IF([.K59]&gt;60;ROUND(60*(ROUND(INT([.K59]/60)-[.K59]/60;2)*-1);0);[.K59]))" office:value-type="string" office:string-value="8:30" calcext:value-type="string">
            <text:p>8:30</text:p>
          </table:table-cell>
          <table:covered-table-cell table:style-name="ce4" table:formula="of:=CONCATENATE(IF(SUM([.K59:.K65])&gt;=60;SUM([.J59:.J65])+ROUND(INT(SUM([.K59:.K65]))/60;0);SUM([.J59:.J65]));[.A59];IF(SUM([.K59:.K65])&gt;=60;ROUND(60*(ROUND(INT(SUM([.K59:.K65])/60)-SUM([.K59:.K65])/60;2)*-1);0)))" office:value-type="string" office:string-value="56:30" calcext:value-type="string">
            <text:p>56:30</text:p>
          </table:covered-table-cell>
          <table:table-cell table:style-name="ce5" office:value-type="string" calcext:value-type="string">
            <text:p>Thursday</text:p>
          </table:table-cell>
          <table:covered-table-cell table:style-name="ce7" table:formula="of:=CONCATENATE(IF(SUM([.K59:.K65])&gt;=60;SUM([.J59:.J65])+ROUND(INT(SUM([.K59:.K65]))/60;0);SUM([.J59:.J65]));[.A55];IF(SUM([.K59:.K65])&gt;=60;ROUND(60*(ROUND(INT(SUM([.K59:.K65])/60)-SUM([.K59:.K65])/60;2)*-1);0)))" office:value-type="string" office:string-value="56:30" calcext:value-type="string">
            <text:p>56: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2016" calcext:value-type="float">
            <text:p>2016</text:p>
          </table:table-cell>
          <table:table-cell table:style-name="ce3" table:formula="of:=CONCATENATE([.B60];[.A60];[.C60];[.A60];[.D60])" office:value-type="string" office:string-value="8:12:2016" calcext:value-type="string">
            <text:p>8:12: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60]-[.H60]&lt;0;([.H60]-[.F60]);([.H60]-[.F60])*-1)" office:value-type="float" office:value="8" calcext:value-type="float">
            <text:p>8</text:p>
          </table:table-cell>
          <table:table-cell table:style-name="ce3" table:formula="of:=IF([.G60]-[.I60]&lt;0;([.I60]-[.G60]);([.I60]-[.G60])*-1)" office:value-type="float" office:value="30" calcext:value-type="float">
            <text:p>30</text:p>
          </table:table-cell>
          <table:table-cell table:style-name="ce3" table:formula="of:=CONCATENATE(IF([.K60]&gt;60;[.J60]+INT([.K60]/60);[.J60]);[.A60];IF([.K60]&gt;60;ROUND(60*(ROUND(INT([.K60]/60)-[.K60]/60;2)*-1);0);[.K60]))" office:value-type="string" office:string-value="8:30" calcext:value-type="string">
            <text:p>8:30</text:p>
          </table:table-cell>
          <table:covered-table-cell table:style-name="ce4" table:formula="of:=CONCATENATE(IF(SUM([.K60:.K66])&gt;=60;SUM([.J60:.J66])+ROUND(INT(SUM([.K60:.K66]))/60;0);SUM([.J60:.J66]));[.A60];IF(SUM([.K60:.K66])&gt;=60;ROUND(60*(ROUND(INT(SUM([.K60:.K66])/60)-SUM([.K60:.K66])/60;2)*-1);0)))" office:value-type="string" office:string-value="47:0" calcext:value-type="string">
            <text:p>47:0</text:p>
          </table:covered-table-cell>
          <table:table-cell table:style-name="ce5" office:value-type="string" calcext:value-type="string">
            <text:p>Friday</text:p>
          </table:table-cell>
          <table:covered-table-cell table:style-name="ce7" table:formula="of:=CONCATENATE(IF(SUM([.K60:.K66])&gt;=60;SUM([.J60:.J66])+ROUND(INT(SUM([.K60:.K66]))/60;0);SUM([.J60:.J66]));[.A56];IF(SUM([.K60:.K66])&gt;=60;ROUND(60*(ROUND(INT(SUM([.K60:.K66])/60)-SUM([.K60:.K66])/60;2)*-1);0)))" office:value-type="string" office:string-value="47:0" calcext:value-type="string">
            <text:p>47: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13" calcext:value-type="float">
            <text:p>13</text:p>
          </table:table-cell>
          <table:table-cell table:style-name="ce1" office:value-type="float" office:value="2016" calcext:value-type="float">
            <text:p>2016</text:p>
          </table:table-cell>
          <table:table-cell table:style-name="ce3" table:formula="of:=CONCATENATE([.B61];[.A61];[.C61];[.A61];[.D61])" office:value-type="string" office:string-value="8:13:2016" calcext:value-type="string">
            <text:p>8:13: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7" calcext:value-type="float">
            <text:p>17</text:p>
          </table:table-cell>
          <table:table-cell table:style-name="ce1" office:value-type="float" office:value="0" calcext:value-type="float">
            <text:p>0</text:p>
          </table:table-cell>
          <table:table-cell table:style-name="ce3" table:formula="of:=IF([.F61]-[.H61]&lt;0;([.H61]-[.F61]);([.H61]-[.F61])*-1)" office:value-type="float" office:value="8" calcext:value-type="float">
            <text:p>8</text:p>
          </table:table-cell>
          <table:table-cell table:style-name="ce3" table:formula="of:=IF([.G61]-[.I61]&lt;0;([.I61]-[.G61]);([.I61]-[.G61])*-1)" office:value-type="float" office:value="30" calcext:value-type="float">
            <text:p>30</text:p>
          </table:table-cell>
          <table:table-cell table:style-name="ce3" table:formula="of:=CONCATENATE(IF([.K61]&gt;60;[.J61]+INT([.K61]/60);[.J61]);[.A61];IF([.K61]&gt;60;ROUND(60*(ROUND(INT([.K61]/60)-[.K61]/60;2)*-1);0);[.K61]))" office:value-type="string" office:string-value="8:30" calcext:value-type="string">
            <text:p>8:30</text:p>
          </table:table-cell>
          <table:covered-table-cell table:style-name="ce4" table:formula="of:=CONCATENATE(IF(SUM([.K61:.K67])&gt;=60;SUM([.J61:.J67])+ROUND(INT(SUM([.K61:.K67]))/60;0);SUM([.J61:.J67]));[.A61];IF(SUM([.K61:.K67])&gt;=60;ROUND(60*(ROUND(INT(SUM([.K61:.K67])/60)-SUM([.K61:.K67])/60;2)*-1);0)))" office:value-type="string" office:string-value="46:0" calcext:value-type="string">
            <text:p>46:0</text:p>
          </table:covered-table-cell>
          <table:table-cell table:style-name="ce5" office:value-type="string" calcext:value-type="string">
            <text:p>Saturday</text:p>
          </table:table-cell>
          <table:covered-table-cell table:style-name="ce7" table:formula="of:=CONCATENATE(IF(SUM([.K61:.K67])&gt;=60;SUM([.J61:.J67])+ROUND(INT(SUM([.K61:.K67]))/60;0);SUM([.J61:.J67]));[.A57];IF(SUM([.K61:.K67])&gt;=60;ROUND(60*(ROUND(INT(SUM([.K61:.K67])/60)-SUM([.K61:.K67])/60;2)*-1);0)))" office:value-type="string" office:string-value="46:0" calcext:value-type="string">
            <text:p>46: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14" calcext:value-type="float">
            <text:p>14</text:p>
          </table:table-cell>
          <table:table-cell table:style-name="ce1" office:value-type="float" office:value="2016" calcext:value-type="float">
            <text:p>2016</text:p>
          </table:table-cell>
          <table:table-cell table:style-name="ce3" table:formula="of:=CONCATENATE([.B62];[.A62];[.C62];[.A62];[.D62])" office:value-type="string" office:string-value="8:14:2016" calcext:value-type="string">
            <text:p>8:14: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62]-[.H62]&lt;0;([.H62]-[.F62]);([.H62]-[.F62])*-1)" office:value-type="float" office:value="7" calcext:value-type="float">
            <text:p>7</text:p>
          </table:table-cell>
          <table:table-cell table:style-name="ce3" table:formula="of:=IF([.G62]-[.I62]&lt;0;([.I62]-[.G62]);([.I62]-[.G62])*-1)" office:value-type="float" office:value="30" calcext:value-type="float">
            <text:p>30</text:p>
          </table:table-cell>
          <table:table-cell table:style-name="ce3" table:formula="of:=CONCATENATE(IF([.K62]&gt;60;[.J62]+INT([.K62]/60);[.J62]);[.A62];IF([.K62]&gt;60;ROUND(60*(ROUND(INT([.K62]/60)-[.K62]/60;2)*-1);0);[.K62]))" office:value-type="string" office:string-value="7:30" calcext:value-type="string">
            <text:p>7:30</text:p>
          </table:table-cell>
          <table:covered-table-cell table:style-name="ce4" table:formula="of:=CONCATENATE(IF(SUM([.K62:.K68])&gt;=60;SUM([.J62:.J68])+ROUND(INT(SUM([.K62:.K68]))/60;0);SUM([.J62:.J68]));[.A62];IF(SUM([.K62:.K68])&gt;=60;ROUND(60*(ROUND(INT(SUM([.K62:.K68])/60)-SUM([.K62:.K68])/60;2)*-1);0)))" office:value-type="string" office:string-value="45:0" calcext:value-type="string">
            <text:p>45:0</text:p>
          </table:covered-table-cell>
          <table:table-cell table:style-name="ce5" office:value-type="string" calcext:value-type="string">
            <text:p>Sunday</text:p>
          </table:table-cell>
          <table:table-cell table:style-name="ce7" table:formula="of:=CONCATENATE(IF(SUM([.K62:.K68])&gt;=60;SUM([.J62:.J68])+ROUND(INT(SUM([.K62:.K68]))/60;0);SUM([.J62:.J68]));[.A58];IF(SUM([.K62:.K68])&gt;=60;ROUND(60*(ROUND(INT(SUM([.K62:.K68])/60)-SUM([.K62:.K68])/60;2)*-1);0)))" office:value-type="string" office:string-value="45:0" calcext:value-type="string" table:number-columns-spanned="1" table:number-rows-spanned="7">
            <text:p>45: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8" calcext:value-type="float">
            <text:p>8</text:p>
          </table:table-cell>
          <table:table-cell table:style-name="ce1" office:value-type="float" office:value="15" calcext:value-type="float">
            <text:p>15</text:p>
          </table:table-cell>
          <table:table-cell table:style-name="ce1" office:value-type="float" office:value="2016" calcext:value-type="float">
            <text:p>2016</text:p>
          </table:table-cell>
          <table:table-cell table:style-name="ce3" table:formula="of:=CONCATENATE([.B63];[.A63];[.C63];[.A63];[.D63])" office:value-type="string" office:string-value="8:15:2016" calcext:value-type="string">
            <text:p>8:15: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63]-[.H63]&lt;0;([.H63]-[.F63]);([.H63]-[.F63])*-1)" office:value-type="float" office:value="7" calcext:value-type="float">
            <text:p>7</text:p>
          </table:table-cell>
          <table:table-cell table:style-name="ce3" table:formula="of:=IF([.G63]-[.I63]&lt;0;([.I63]-[.G63]);([.I63]-[.G63])*-1)" office:value-type="float" office:value="30" calcext:value-type="float">
            <text:p>30</text:p>
          </table:table-cell>
          <table:table-cell table:style-name="ce3" table:formula="of:=CONCATENATE(IF([.K63]&gt;60;[.J63]+INT([.K63]/60);[.J63]);[.A63];IF([.K63]&gt;60;ROUND(60*(ROUND(INT([.K63]/60)-[.K63]/60;2)*-1);0);[.K63]))" office:value-type="string" office:string-value="7:30" calcext:value-type="string">
            <text:p>7:30</text:p>
          </table:table-cell>
          <table:covered-table-cell table:style-name="ce4" table:formula="of:=CONCATENATE(IF(SUM([.K63:.K69])&gt;=60;SUM([.J63:.J69])+ROUND(INT(SUM([.K63:.K69]))/60;0);SUM([.J63:.J69]));[.A63];IF(SUM([.K63:.K69])&gt;=60;ROUND(60*(ROUND(INT(SUM([.K63:.K69])/60)-SUM([.K63:.K69])/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63:.K69])&gt;=60;SUM([.J63:.J69])+ROUND(INT(SUM([.K63:.K69]))/60;0);SUM([.J63:.J69]));[.A59];IF(SUM([.K63:.K69])&gt;=60;ROUND(60*(ROUND(INT(SUM([.K63:.K69])/60)-SUM([.K63:.K69])/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6" calcext:value-type="float">
            <text:p>16</text:p>
          </table:table-cell>
          <table:table-cell table:style-name="ce1" office:value-type="float" office:value="2016" calcext:value-type="float">
            <text:p>2016</text:p>
          </table:table-cell>
          <table:table-cell table:style-name="ce3" table:formula="of:=CONCATENATE([.B64];[.A64];[.C64];[.A64];[.D64])" office:value-type="string" office:string-value="9:16:2016" calcext:value-type="string">
            <text:p>9:16: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64]-[.H64]&lt;0;([.H64]-[.F64]);([.H64]-[.F64])*-1)" office:value-type="float" office:value="7" calcext:value-type="float">
            <text:p>7</text:p>
          </table:table-cell>
          <table:table-cell table:style-name="ce3" table:formula="of:=IF([.G64]-[.I64]&lt;0;([.I64]-[.G64]);([.I64]-[.G64])*-1)" office:value-type="float" office:value="30" calcext:value-type="float">
            <text:p>30</text:p>
          </table:table-cell>
          <table:table-cell table:style-name="ce3" table:formula="of:=CONCATENATE(IF([.K64]&gt;60;[.J64]+INT([.K64]/60);[.J64]);[.A64];IF([.K64]&gt;60;ROUND(60*(ROUND(INT([.K64]/60)-[.K64]/60;2)*-1);0);[.K64]))" office:value-type="string" office:string-value="7:30" calcext:value-type="string">
            <text:p>7:30</text:p>
          </table:table-cell>
          <table:covered-table-cell table:style-name="ce4" table:formula="of:=CONCATENATE(IF(SUM([.K64:.K70])&gt;=60;SUM([.J64:.J70])+ROUND(INT(SUM([.K64:.K70]))/60;0);SUM([.J64:.J70]));[.A64];IF(SUM([.K64:.K70])&gt;=60;ROUND(60*(ROUND(INT(SUM([.K64:.K70])/60)-SUM([.K64:.K70])/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64:.K70])&gt;=60;SUM([.J64:.J70])+ROUND(INT(SUM([.K64:.K70]))/60;0);SUM([.J64:.J70]));[.A60];IF(SUM([.K64:.K70])&gt;=60;ROUND(60*(ROUND(INT(SUM([.K64:.K70])/60)-SUM([.K64:.K70])/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7" calcext:value-type="float">
            <text:p>17</text:p>
          </table:table-cell>
          <table:table-cell table:style-name="ce1" office:value-type="float" office:value="2016" calcext:value-type="float">
            <text:p>2016</text:p>
          </table:table-cell>
          <table:table-cell table:style-name="ce3" table:formula="of:=CONCATENATE([.B65];[.A65];[.C65];[.A65];[.D65])" office:value-type="string" office:string-value="9:17:2016" calcext:value-type="string">
            <text:p>9:17: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65]-[.H65]&lt;0;([.H65]-[.F65]);([.H65]-[.F65])*-1)" office:value-type="float" office:value="7" calcext:value-type="float">
            <text:p>7</text:p>
          </table:table-cell>
          <table:table-cell table:style-name="ce3" table:formula="of:=IF([.G65]-[.I65]&lt;0;([.I65]-[.G65]);([.I65]-[.G65])*-1)" office:value-type="float" office:value="30" calcext:value-type="float">
            <text:p>30</text:p>
          </table:table-cell>
          <table:table-cell table:style-name="ce3" table:formula="of:=CONCATENATE(IF([.K65]&gt;60;[.J65]+INT([.K65]/60);[.J65]);[.A65];IF([.K65]&gt;60;ROUND(60*(ROUND(INT([.K65]/60)-[.K65]/60;2)*-1);0);[.K65]))" office:value-type="string" office:string-value="7:30" calcext:value-type="string">
            <text:p>7:30</text:p>
          </table:table-cell>
          <table:table-cell table:style-name="ce4" table:formula="of:=CONCATENATE(IF(SUM([.K65:.K71])&gt;=60;SUM([.J65:.J71])+ROUND(INT(SUM([.K65:.K71]))/60;0);SUM([.J65:.J71]));[.A65];IF(SUM([.K65:.K71])&gt;=60;ROUND(60*(ROUND(INT(SUM([.K65:.K71])/60)-SUM([.K65:.K71])/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65:.K71])&gt;=60;SUM([.J65:.J71])+ROUND(INT(SUM([.K65:.K71]))/60;0);SUM([.J65:.J71]));[.A61];IF(SUM([.K65:.K71])&gt;=60;ROUND(60*(ROUND(INT(SUM([.K65:.K71])/60)-SUM([.K65:.K71])/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8" calcext:value-type="float">
            <text:p>18</text:p>
          </table:table-cell>
          <table:table-cell table:style-name="ce1" office:value-type="float" office:value="2016" calcext:value-type="float">
            <text:p>2016</text:p>
          </table:table-cell>
          <table:table-cell table:style-name="ce3" table:formula="of:=CONCATENATE([.B66];[.A66];[.C66];[.A66];[.D66])" office:value-type="string" office:string-value="9:18:2016" calcext:value-type="string">
            <text:p>9:18:2016</text:p>
          </table:table-cell>
          <table:table-cell table:number-columns-repeated="4" table:style-name="ce1" office:value-type="float" office:value="0" calcext:value-type="float">
            <text:p>0</text:p>
          </table:table-cell>
          <table:table-cell table:style-name="ce3" table:formula="of:=IF([.F66]-[.H66]&lt;0;([.H66]-[.F66]);([.H66]-[.F66])*-1)" office:value-type="float" office:value="-0" calcext:value-type="float">
            <text:p>0</text:p>
          </table:table-cell>
          <table:table-cell table:style-name="ce3" table:formula="of:=IF([.G66]-[.I66]&lt;0;([.I66]-[.G66]);([.I66]-[.G66])*-1)" office:value-type="float" office:value="-0" calcext:value-type="float">
            <text:p>0</text:p>
          </table:table-cell>
          <table:table-cell table:style-name="ce3" table:formula="of:=CONCATENATE(IF([.K66]&gt;60;[.J66]+INT([.K66]/60);[.J66]);[.A66];IF([.K66]&gt;60;ROUND(60*(ROUND(INT([.K66]/60)-[.K66]/60;2)*-1);0);[.K66]))" office:value-type="string" office:string-value="0:0" calcext:value-type="string">
            <text:p>0:0</text:p>
          </table:table-cell>
          <table:covered-table-cell table:style-name="ce4" table:formula="of:=CONCATENATE(IF(SUM([.K66:.K72])&gt;=60;SUM([.J66:.J72])+ROUND(INT(SUM([.K66:.K72]))/60;0);SUM([.J66:.J72]));[.A66];IF(SUM([.K66:.K72])&gt;=60;ROUND(60*(ROUND(INT(SUM([.K66:.K72])/60)-SUM([.K66:.K72])/60;2)*-1);0)))" office:value-type="string" office:string-value="45:30" calcext:value-type="string">
            <text:p>45:30</text:p>
          </table:covered-table-cell>
          <table:table-cell table:style-name="ce5" office:value-type="string" calcext:value-type="string">
            <text:p>Thursday</text:p>
          </table:table-cell>
          <table:covered-table-cell table:style-name="ce7" table:formula="of:=CONCATENATE(IF(SUM([.K66:.K72])&gt;=60;SUM([.J66:.J72])+ROUND(INT(SUM([.K66:.K72]))/60;0);SUM([.J66:.J72]));[.A62];IF(SUM([.K66:.K72])&gt;=60;ROUND(60*(ROUND(INT(SUM([.K66:.K72])/60)-SUM([.K66:.K72])/60;2)*-1);0)))" office:value-type="string" office:string-value="45:30" calcext:value-type="string">
            <text:p>45: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9" calcext:value-type="float">
            <text:p>19</text:p>
          </table:table-cell>
          <table:table-cell table:style-name="ce1" office:value-type="float" office:value="2016" calcext:value-type="float">
            <text:p>2016</text:p>
          </table:table-cell>
          <table:table-cell table:style-name="ce3" table:formula="of:=CONCATENATE([.B67];[.A67];[.C67];[.A67];[.D67])" office:value-type="string" office:string-value="9:19:2016" calcext:value-type="string">
            <text:p>9:19: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67]-[.H67]&lt;0;([.H67]-[.F67]);([.H67]-[.F67])*-1)" office:value-type="float" office:value="7" calcext:value-type="float">
            <text:p>7</text:p>
          </table:table-cell>
          <table:table-cell table:style-name="ce3" table:formula="of:=IF([.G67]-[.I67]&lt;0;([.I67]-[.G67]);([.I67]-[.G67])*-1)" office:value-type="float" office:value="30" calcext:value-type="float">
            <text:p>30</text:p>
          </table:table-cell>
          <table:table-cell table:style-name="ce3" table:formula="of:=CONCATENATE(IF([.K67]&gt;60;[.J67]+INT([.K67]/60);[.J67]);[.A67];IF([.K67]&gt;60;ROUND(60*(ROUND(INT([.K67]/60)-[.K67]/60;2)*-1);0);[.K67]))" office:value-type="string" office:string-value="7:30" calcext:value-type="string">
            <text:p>7:30</text:p>
          </table:table-cell>
          <table:covered-table-cell table:style-name="ce4" table:formula="of:=CONCATENATE(IF(SUM([.K67:.K73])&gt;=60;SUM([.J67:.J73])+ROUND(INT(SUM([.K67:.K73]))/60;0);SUM([.J67:.J73]));[.A67];IF(SUM([.K67:.K73])&gt;=60;ROUND(60*(ROUND(INT(SUM([.K67:.K73])/60)-SUM([.K67:.K73])/60;2)*-1);0)))" office:value-type="string" office:string-value="45:30" calcext:value-type="string">
            <text:p>45:30</text:p>
          </table:covered-table-cell>
          <table:table-cell table:style-name="ce5" office:value-type="string" calcext:value-type="string">
            <text:p>Friday</text:p>
          </table:table-cell>
          <table:covered-table-cell table:style-name="ce7" table:formula="of:=CONCATENATE(IF(SUM([.K67:.K73])&gt;=60;SUM([.J67:.J73])+ROUND(INT(SUM([.K67:.K73]))/60;0);SUM([.J67:.J73]));[.A63];IF(SUM([.K67:.K73])&gt;=60;ROUND(60*(ROUND(INT(SUM([.K67:.K73])/60)-SUM([.K67:.K73])/60;2)*-1);0)))" office:value-type="string" office:string-value="45:30" calcext:value-type="string">
            <text:p>45: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0" calcext:value-type="float">
            <text:p>20</text:p>
          </table:table-cell>
          <table:table-cell table:style-name="ce1" office:value-type="float" office:value="2016" calcext:value-type="float">
            <text:p>2016</text:p>
          </table:table-cell>
          <table:table-cell table:style-name="ce3" table:formula="of:=CONCATENATE([.B68];[.A68];[.C68];[.A68];[.D68])" office:value-type="string" office:string-value="9:20:2016" calcext:value-type="string">
            <text:p>9:20: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68]-[.H68]&lt;0;([.H68]-[.F68]);([.H68]-[.F68])*-1)" office:value-type="float" office:value="7" calcext:value-type="float">
            <text:p>7</text:p>
          </table:table-cell>
          <table:table-cell table:style-name="ce3" table:formula="of:=IF([.G68]-[.I68]&lt;0;([.I68]-[.G68]);([.I68]-[.G68])*-1)" office:value-type="float" office:value="30" calcext:value-type="float">
            <text:p>30</text:p>
          </table:table-cell>
          <table:table-cell table:style-name="ce3" table:formula="of:=CONCATENATE(IF([.K68]&gt;60;[.J68]+INT([.K68]/60);[.J68]);[.A68];IF([.K68]&gt;60;ROUND(60*(ROUND(INT([.K68]/60)-[.K68]/60;2)*-1);0);[.K68]))" office:value-type="string" office:string-value="7:30" calcext:value-type="string">
            <text:p>7:30</text:p>
          </table:table-cell>
          <table:covered-table-cell table:style-name="ce4" table:formula="of:=CONCATENATE(IF(SUM([.K68:.K74])&gt;=60;SUM([.J68:.J74])+ROUND(INT(SUM([.K68:.K74]))/60;0);SUM([.J68:.J74]));[.A68];IF(SUM([.K68:.K74])&gt;=60;ROUND(60*(ROUND(INT(SUM([.K68:.K74])/60)-SUM([.K68:.K74])/60;2)*-1);0)))" office:value-type="string" office:string-value="44:0" calcext:value-type="string">
            <text:p>44:0</text:p>
          </table:covered-table-cell>
          <table:table-cell table:style-name="ce5" office:value-type="string" calcext:value-type="string">
            <text:p>Saturday</text:p>
          </table:table-cell>
          <table:covered-table-cell table:style-name="ce7" table:formula="of:=CONCATENATE(IF(SUM([.K68:.K74])&gt;=60;SUM([.J68:.J74])+ROUND(INT(SUM([.K68:.K74]))/60;0);SUM([.J68:.J74]));[.A64];IF(SUM([.K68:.K74])&gt;=60;ROUND(60*(ROUND(INT(SUM([.K68:.K74])/60)-SUM([.K68:.K74])/60;2)*-1);0)))" office:value-type="string" office:string-value="44:0" calcext:value-type="string">
            <text:p>44: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1" calcext:value-type="float">
            <text:p>21</text:p>
          </table:table-cell>
          <table:table-cell table:style-name="ce1" office:value-type="float" office:value="2016" calcext:value-type="float">
            <text:p>2016</text:p>
          </table:table-cell>
          <table:table-cell table:style-name="ce3" table:formula="of:=CONCATENATE([.B69];[.A69];[.C69];[.A69];[.D69])" office:value-type="string" office:string-value="9:21:2016" calcext:value-type="string">
            <text:p>9:21: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69]-[.H69]&lt;0;([.H69]-[.F69]);([.H69]-[.F69])*-1)" office:value-type="float" office:value="7" calcext:value-type="float">
            <text:p>7</text:p>
          </table:table-cell>
          <table:table-cell table:style-name="ce3" table:formula="of:=IF([.G69]-[.I69]&lt;0;([.I69]-[.G69]);([.I69]-[.G69])*-1)" office:value-type="float" office:value="30" calcext:value-type="float">
            <text:p>30</text:p>
          </table:table-cell>
          <table:table-cell table:style-name="ce3" table:formula="of:=CONCATENATE(IF([.K69]&gt;60;[.J69]+INT([.K69]/60);[.J69]);[.A69];IF([.K69]&gt;60;ROUND(60*(ROUND(INT([.K69]/60)-[.K69]/60;2)*-1);0);[.K69]))" office:value-type="string" office:string-value="7:30" calcext:value-type="string">
            <text:p>7:30</text:p>
          </table:table-cell>
          <table:covered-table-cell table:style-name="ce4" table:formula="of:=CONCATENATE(IF(SUM([.K69:.K75])&gt;=60;SUM([.J69:.J75])+ROUND(INT(SUM([.K69:.K75]))/60;0);SUM([.J69:.J75]));[.A69];IF(SUM([.K69:.K75])&gt;=60;ROUND(60*(ROUND(INT(SUM([.K69:.K75])/60)-SUM([.K69:.K75])/60;2)*-1);0)))" office:value-type="string" office:string-value="44:30" calcext:value-type="string">
            <text:p>44:30</text:p>
          </table:covered-table-cell>
          <table:table-cell table:style-name="ce5" office:value-type="string" calcext:value-type="string">
            <text:p>Sunday</text:p>
          </table:table-cell>
          <table:table-cell table:style-name="ce7" table:formula="of:=CONCATENATE(IF(SUM([.K69:.K75])&gt;=60;SUM([.J69:.J75])+ROUND(INT(SUM([.K69:.K75]))/60;0);SUM([.J69:.J75]));[.A65];IF(SUM([.K69:.K75])&gt;=60;ROUND(60*(ROUND(INT(SUM([.K69:.K75])/60)-SUM([.K69:.K75])/60;2)*-1);0)))" office:value-type="string" office:string-value="44:30" calcext:value-type="string" table:number-columns-spanned="1" table:number-rows-spanned="7">
            <text:p>44:3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2" calcext:value-type="float">
            <text:p>22</text:p>
          </table:table-cell>
          <table:table-cell table:style-name="ce1" office:value-type="float" office:value="2016" calcext:value-type="float">
            <text:p>2016</text:p>
          </table:table-cell>
          <table:table-cell table:style-name="ce3" table:formula="of:=CONCATENATE([.B70];[.A70];[.C70];[.A70];[.D70])" office:value-type="string" office:string-value="9:22:2016" calcext:value-type="string">
            <text:p>9:22: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70]-[.H70]&lt;0;([.H70]-[.F70]);([.H70]-[.F70])*-1)" office:value-type="float" office:value="7" calcext:value-type="float">
            <text:p>7</text:p>
          </table:table-cell>
          <table:table-cell table:style-name="ce3" table:formula="of:=IF([.G70]-[.I70]&lt;0;([.I70]-[.G70]);([.I70]-[.G70])*-1)" office:value-type="float" office:value="30" calcext:value-type="float">
            <text:p>30</text:p>
          </table:table-cell>
          <table:table-cell table:style-name="ce3" table:formula="of:=CONCATENATE(IF([.K70]&gt;60;[.J70]+INT([.K70]/60);[.J70]);[.A70];IF([.K70]&gt;60;ROUND(60*(ROUND(INT([.K70]/60)-[.K70]/60;2)*-1);0);[.K70]))" office:value-type="string" office:string-value="7:30" calcext:value-type="string">
            <text:p>7:30</text:p>
          </table:table-cell>
          <table:covered-table-cell table:style-name="ce4" table:formula="of:=CONCATENATE(IF(SUM([.K70:.K76])&gt;=60;SUM([.J70:.J76])+ROUND(INT(SUM([.K70:.K76]))/60;0);SUM([.J70:.J76]));[.A70];IF(SUM([.K70:.K76])&gt;=60;ROUND(60*(ROUND(INT(SUM([.K70:.K76])/60)-SUM([.K70:.K76])/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70:.K76])&gt;=60;SUM([.J70:.J76])+ROUND(INT(SUM([.K70:.K76]))/60;0);SUM([.J70:.J76]));[.A66];IF(SUM([.K70:.K76])&gt;=60;ROUND(60*(ROUND(INT(SUM([.K70:.K76])/60)-SUM([.K70:.K76])/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3" calcext:value-type="float">
            <text:p>23</text:p>
          </table:table-cell>
          <table:table-cell table:style-name="ce1" office:value-type="float" office:value="2016" calcext:value-type="float">
            <text:p>2016</text:p>
          </table:table-cell>
          <table:table-cell table:style-name="ce3" table:formula="of:=CONCATENATE([.B71];[.A71];[.C71];[.A71];[.D71])" office:value-type="string" office:string-value="9:23:2016" calcext:value-type="string">
            <text:p>9:23:2016</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71]-[.H71]&lt;0;([.H71]-[.F71]);([.H71]-[.F71])*-1)" office:value-type="float" office:value="7" calcext:value-type="float">
            <text:p>7</text:p>
          </table:table-cell>
          <table:table-cell table:style-name="ce3" table:formula="of:=IF([.G71]-[.I71]&lt;0;([.I71]-[.G71]);([.I71]-[.G71])*-1)" office:value-type="float" office:value="30" calcext:value-type="float">
            <text:p>30</text:p>
          </table:table-cell>
          <table:table-cell table:style-name="ce3" table:formula="of:=CONCATENATE(IF([.K71]&gt;60;[.J71]+INT([.K71]/60);[.J71]);[.A71];IF([.K71]&gt;60;ROUND(60*(ROUND(INT([.K71]/60)-[.K71]/60;2)*-1);0);[.K71]))" office:value-type="string" office:string-value="7:30" calcext:value-type="string">
            <text:p>7:30</text:p>
          </table:table-cell>
          <table:covered-table-cell table:style-name="ce4" table:formula="of:=CONCATENATE(IF(SUM([.K71:.K77])&gt;=60;SUM([.J71:.J77])+ROUND(INT(SUM([.K71:.K77]))/60;0);SUM([.J71:.J77]));[.A71];IF(SUM([.K71:.K77])&gt;=60;ROUND(60*(ROUND(INT(SUM([.K71:.K77])/60)-SUM([.K71:.K77])/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71:.K77])&gt;=60;SUM([.J71:.J77])+ROUND(INT(SUM([.K71:.K77]))/60;0);SUM([.J71:.J77]));[.A67];IF(SUM([.K71:.K77])&gt;=60;ROUND(60*(ROUND(INT(SUM([.K71:.K77])/60)-SUM([.K71:.K77])/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4" calcext:value-type="float">
            <text:p>24</text:p>
          </table:table-cell>
          <table:table-cell table:style-name="ce1" office:value-type="float" office:value="2016" calcext:value-type="float">
            <text:p>2016</text:p>
          </table:table-cell>
          <table:table-cell table:style-name="ce3" table:formula="of:=CONCATENATE([.B72];[.A72];[.C72];[.A72];[.D72])" office:value-type="string" office:string-value="9:24:2016" calcext:value-type="string">
            <text:p>9:24: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72]-[.H72]&lt;0;([.H72]-[.F72]);([.H72]-[.F72])*-1)" office:value-type="float" office:value="7" calcext:value-type="float">
            <text:p>7</text:p>
          </table:table-cell>
          <table:table-cell table:style-name="ce3" table:formula="of:=IF([.G72]-[.I72]&lt;0;([.I72]-[.G72]);([.I72]-[.G72])*-1)" office:value-type="float" office:value="-0" calcext:value-type="float">
            <text:p>0</text:p>
          </table:table-cell>
          <table:table-cell table:style-name="ce3" table:formula="of:=CONCATENATE(IF([.K72]&gt;60;[.J72]+INT([.K72]/60);[.J72]);[.A72];IF([.K72]&gt;60;ROUND(60*(ROUND(INT([.K72]/60)-[.K72]/60;2)*-1);0);[.K72]))" office:value-type="string" office:string-value="7:0" calcext:value-type="string">
            <text:p>7:0</text:p>
          </table:table-cell>
          <table:table-cell table:style-name="ce4" table:formula="of:=CONCATENATE(IF(SUM([.K72:.K78])&gt;=60;SUM([.J72:.J78])+ROUND(INT(SUM([.K72:.K78]))/60;0);SUM([.J72:.J78]));[.A72];IF(SUM([.K72:.K78])&gt;=60;ROUND(60*(ROUND(INT(SUM([.K72:.K78])/60)-SUM([.K72:.K78])/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72:.K78])&gt;=60;SUM([.J72:.J78])+ROUND(INT(SUM([.K72:.K78]))/60;0);SUM([.J72:.J78]));[.A68];IF(SUM([.K72:.K78])&gt;=60;ROUND(60*(ROUND(INT(SUM([.K72:.K78])/60)-SUM([.K72:.K78])/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5" calcext:value-type="float">
            <text:p>25</text:p>
          </table:table-cell>
          <table:table-cell table:style-name="ce1" office:value-type="float" office:value="2016" calcext:value-type="float">
            <text:p>2016</text:p>
          </table:table-cell>
          <table:table-cell table:style-name="ce3" table:formula="of:=CONCATENATE([.B73];[.A73];[.C73];[.A73];[.D73])" office:value-type="string" office:string-value="9:25:2016" calcext:value-type="string">
            <text:p>9:25:2016</text:p>
          </table:table-cell>
          <table:table-cell table:number-columns-repeated="4" table:style-name="ce1" office:value-type="float" office:value="0" calcext:value-type="float">
            <text:p>0</text:p>
          </table:table-cell>
          <table:table-cell table:style-name="ce3" table:formula="of:=IF([.F73]-[.H73]&lt;0;([.H73]-[.F73]);([.H73]-[.F73])*-1)" office:value-type="float" office:value="-0" calcext:value-type="float">
            <text:p>0</text:p>
          </table:table-cell>
          <table:table-cell table:style-name="ce3" table:formula="of:=IF([.G73]-[.I73]&lt;0;([.I73]-[.G73]);([.I73]-[.G73])*-1)" office:value-type="float" office:value="-0" calcext:value-type="float">
            <text:p>0</text:p>
          </table:table-cell>
          <table:table-cell table:style-name="ce3" table:formula="of:=CONCATENATE(IF([.K73]&gt;60;[.J73]+INT([.K73]/60);[.J73]);[.A73];IF([.K73]&gt;60;ROUND(60*(ROUND(INT([.K73]/60)-[.K73]/60;2)*-1);0);[.K73]))" office:value-type="string" office:string-value="0:0" calcext:value-type="string">
            <text:p>0:0</text:p>
          </table:table-cell>
          <table:covered-table-cell table:style-name="ce4" table:formula="of:=CONCATENATE(IF(SUM([.K73:.K79])&gt;=60;SUM([.J73:.J79])+ROUND(INT(SUM([.K73:.K79]))/60;0);SUM([.J73:.J79]));[.A73];IF(SUM([.K73:.K79])&gt;=60;ROUND(60*(ROUND(INT(SUM([.K73:.K79])/60)-SUM([.K73:.K79])/60;2)*-1);0)))" office:value-type="string" office:string-value="46:30" calcext:value-type="string">
            <text:p>46:30</text:p>
          </table:covered-table-cell>
          <table:table-cell table:style-name="ce5" office:value-type="string" calcext:value-type="string">
            <text:p>Thursday</text:p>
          </table:table-cell>
          <table:covered-table-cell table:style-name="ce7" table:formula="of:=CONCATENATE(IF(SUM([.K73:.K79])&gt;=60;SUM([.J73:.J79])+ROUND(INT(SUM([.K73:.K79]))/60;0);SUM([.J73:.J79]));[.A69];IF(SUM([.K73:.K79])&gt;=60;ROUND(60*(ROUND(INT(SUM([.K73:.K79])/60)-SUM([.K73:.K79])/60;2)*-1);0)))" office:value-type="string" office:string-value="46:30" calcext:value-type="string">
            <text:p>46:30</text:p>
          </table:covered-table-cell>
          <table:table-cell office:value-type="string" calcext:value-type="string">
            <text:p>hearing of Department of labor investigations.</text:p>
          </table:table-cell>
          <table:table-cell table:number-columns-repeated="1008"/>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6" calcext:value-type="float">
            <text:p>26</text:p>
          </table:table-cell>
          <table:table-cell table:style-name="ce1" office:value-type="float" office:value="2016" calcext:value-type="float">
            <text:p>2016</text:p>
          </table:table-cell>
          <table:table-cell table:style-name="ce3" table:formula="of:=CONCATENATE([.B74];[.A74];[.C74];[.A74];[.D74])" office:value-type="string" office:string-value="9:26:2016" calcext:value-type="string">
            <text:p>9:26: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74]-[.H74]&lt;0;([.H74]-[.F74]);([.H74]-[.F74])*-1)" office:value-type="float" office:value="7" calcext:value-type="float">
            <text:p>7</text:p>
          </table:table-cell>
          <table:table-cell table:style-name="ce3" table:formula="of:=IF([.G74]-[.I74]&lt;0;([.I74]-[.G74]);([.I74]-[.G74])*-1)" office:value-type="float" office:value="-0" calcext:value-type="float">
            <text:p>0</text:p>
          </table:table-cell>
          <table:table-cell table:style-name="ce3" table:formula="of:=CONCATENATE(IF([.K74]&gt;60;[.J74]+INT([.K74]/60);[.J74]);[.A74];IF([.K74]&gt;60;ROUND(60*(ROUND(INT([.K74]/60)-[.K74]/60;2)*-1);0);[.K74]))" office:value-type="string" office:string-value="7:0" calcext:value-type="string">
            <text:p>7:0</text:p>
          </table:table-cell>
          <table:covered-table-cell table:style-name="ce4" table:formula="of:=CONCATENATE(IF(SUM([.K74:.K80])&gt;=60;SUM([.J74:.J80])+ROUND(INT(SUM([.K74:.K80]))/60;0);SUM([.J74:.J80]));[.A74];IF(SUM([.K74:.K80])&gt;=60;ROUND(60*(ROUND(INT(SUM([.K74:.K80])/60)-SUM([.K74:.K80])/60;2)*-1);0)))" office:value-type="string" office:string-value="46:30" calcext:value-type="string">
            <text:p>46:30</text:p>
          </table:covered-table-cell>
          <table:table-cell table:style-name="ce5" office:value-type="string" calcext:value-type="string">
            <text:p>Friday</text:p>
          </table:table-cell>
          <table:covered-table-cell table:style-name="ce7" table:formula="of:=CONCATENATE(IF(SUM([.K74:.K80])&gt;=60;SUM([.J74:.J80])+ROUND(INT(SUM([.K74:.K80]))/60;0);SUM([.J74:.J80]));[.A70];IF(SUM([.K74:.K80])&gt;=60;ROUND(60*(ROUND(INT(SUM([.K74:.K80])/60)-SUM([.K74:.K80])/60;2)*-1);0)))" office:value-type="string" office:string-value="46:30" calcext:value-type="string">
            <text:p>46: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7" calcext:value-type="float">
            <text:p>27</text:p>
          </table:table-cell>
          <table:table-cell table:style-name="ce1" office:value-type="float" office:value="2016" calcext:value-type="float">
            <text:p>2016</text:p>
          </table:table-cell>
          <table:table-cell table:style-name="ce3" table:formula="of:=CONCATENATE([.B75];[.A75];[.C75];[.A75];[.D75])" office:value-type="string" office:string-value="9:27:2016" calcext:value-type="string">
            <text:p>9:2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0" calcext:value-type="float">
            <text:p>0</text:p>
          </table:table-cell>
          <table:table-cell table:style-name="ce3" table:formula="of:=IF([.F75]-[.H75]&lt;0;([.H75]-[.F75]);([.H75]-[.F75])*-1)" office:value-type="float" office:value="7" calcext:value-type="float">
            <text:p>7</text:p>
          </table:table-cell>
          <table:table-cell table:style-name="ce3" table:formula="of:=IF([.G75]-[.I75]&lt;0;([.I75]-[.G75]);([.I75]-[.G75])*-1)" office:value-type="float" office:value="-0" calcext:value-type="float">
            <text:p>0</text:p>
          </table:table-cell>
          <table:table-cell table:style-name="ce3" table:formula="of:=CONCATENATE(IF([.K75]&gt;60;[.J75]+INT([.K75]/60);[.J75]);[.A75];IF([.K75]&gt;60;ROUND(60*(ROUND(INT([.K75]/60)-[.K75]/60;2)*-1);0);[.K75]))" office:value-type="string" office:string-value="7:0" calcext:value-type="string">
            <text:p>7:0</text:p>
          </table:table-cell>
          <table:covered-table-cell table:style-name="ce4" table:formula="of:=CONCATENATE(IF(SUM([.K75:.K81])&gt;=60;SUM([.J75:.J81])+ROUND(INT(SUM([.K75:.K81]))/60;0);SUM([.J75:.J81]));[.A75];IF(SUM([.K75:.K81])&gt;=60;ROUND(60*(ROUND(INT(SUM([.K75:.K81])/60)-SUM([.K75:.K81])/60;2)*-1);0)))" office:value-type="string" office:string-value="46:0" calcext:value-type="string">
            <text:p>46:0</text:p>
          </table:covered-table-cell>
          <table:table-cell table:style-name="ce5" office:value-type="string" calcext:value-type="string">
            <text:p>Saturday</text:p>
          </table:table-cell>
          <table:covered-table-cell table:style-name="ce7" table:formula="of:=CONCATENATE(IF(SUM([.K75:.K81])&gt;=60;SUM([.J75:.J81])+ROUND(INT(SUM([.K75:.K81]))/60;0);SUM([.J75:.J81]));[.A71];IF(SUM([.K75:.K81])&gt;=60;ROUND(60*(ROUND(INT(SUM([.K75:.K81])/60)-SUM([.K75:.K81])/60;2)*-1);0)))" office:value-type="string" office:string-value="46:0" calcext:value-type="string">
            <text:p>46: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8" calcext:value-type="float">
            <text:p>28</text:p>
          </table:table-cell>
          <table:table-cell table:style-name="ce1" office:value-type="float" office:value="2016" calcext:value-type="float">
            <text:p>2016</text:p>
          </table:table-cell>
          <table:table-cell table:style-name="ce3" table:formula="of:=CONCATENATE([.B76];[.A76];[.C76];[.A76];[.D76])" office:value-type="string" office:string-value="9:28:2016" calcext:value-type="string">
            <text:p>9:28: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8" calcext:value-type="float">
            <text:p>18</text:p>
          </table:table-cell>
          <table:table-cell table:style-name="ce1" office:value-type="float" office:value="0" calcext:value-type="float">
            <text:p>0</text:p>
          </table:table-cell>
          <table:table-cell table:style-name="ce3" table:formula="of:=IF([.F76]-[.H76]&lt;0;([.H76]-[.F76]);([.H76]-[.F76])*-1)" office:value-type="float" office:value="9" calcext:value-type="float">
            <text:p>9</text:p>
          </table:table-cell>
          <table:table-cell table:style-name="ce3" table:formula="of:=IF([.G76]-[.I76]&lt;0;([.I76]-[.G76]);([.I76]-[.G76])*-1)" office:value-type="float" office:value="-0" calcext:value-type="float">
            <text:p>0</text:p>
          </table:table-cell>
          <table:table-cell table:style-name="ce3" table:formula="of:=CONCATENATE(IF([.K76]&gt;60;[.J76]+INT([.K76]/60);[.J76]);[.A76];IF([.K76]&gt;60;ROUND(60*(ROUND(INT([.K76]/60)-[.K76]/60;2)*-1);0);[.K76]))" office:value-type="string" office:string-value="9:0" calcext:value-type="string">
            <text:p>9:0</text:p>
          </table:table-cell>
          <table:covered-table-cell table:style-name="ce4" table:formula="of:=CONCATENATE(IF(SUM([.K76:.K82])&gt;=60;SUM([.J76:.J82])+ROUND(INT(SUM([.K76:.K82]))/60;0);SUM([.J76:.J82]));[.A76];IF(SUM([.K76:.K82])&gt;=60;ROUND(60*(ROUND(INT(SUM([.K76:.K82])/60)-SUM([.K76:.K82])/60;2)*-1);0)))" office:value-type="string" office:string-value="47:30" calcext:value-type="string">
            <text:p>47:30</text:p>
          </table:covered-table-cell>
          <table:table-cell table:style-name="ce5" office:value-type="string" calcext:value-type="string">
            <text:p>Sunday</text:p>
          </table:table-cell>
          <table:table-cell table:style-name="ce7" table:formula="of:=CONCATENATE(IF(SUM([.K76:.K82])&gt;=60;SUM([.J76:.J82])+ROUND(INT(SUM([.K76:.K82]))/60;0);SUM([.J76:.J82]));[.A72];IF(SUM([.K76:.K82])&gt;=60;ROUND(60*(ROUND(INT(SUM([.K76:.K82])/60)-SUM([.K76:.K82])/60;2)*-1);0)))" office:value-type="string" office:string-value="47:30" calcext:value-type="string" table:number-columns-spanned="1" table:number-rows-spanned="7">
            <text:p>47:30</text:p>
          </table:table-cell>
          <table:table-cell office:value-type="string" calcext:value-type="string">
            <text:p>I am being told by Mr. Anil Patel and Mrs. Tora Patel that to keep my home I must tell a lie to the Department of Labor Investigators. I do not like this. They have had me sign a timesheet that is in no way correct, and as such, I have used a signature that is not mine. Additionally, I have added some new evidence to this file repository revealing the time false timesheets with sample signature of mine actual signature.</text:p>
          </table:table-cell>
          <table:table-cell table:number-columns-repeated="1008"/>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9" calcext:value-type="float">
            <text:p>29</text:p>
          </table:table-cell>
          <table:table-cell table:style-name="ce1" office:value-type="float" office:value="2016" calcext:value-type="float">
            <text:p>2016</text:p>
          </table:table-cell>
          <table:table-cell table:style-name="ce3" table:formula="of:=CONCATENATE([.B77];[.A77];[.C77];[.A77];[.D77])" office:value-type="string" office:string-value="9:29:2016" calcext:value-type="string">
            <text:p>9:2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77]-[.H77]&lt;0;([.H77]-[.F77]);([.H77]-[.F77])*-1)" office:value-type="float" office:value="7" calcext:value-type="float">
            <text:p>7</text:p>
          </table:table-cell>
          <table:table-cell table:style-name="ce3" table:formula="of:=IF([.G77]-[.I77]&lt;0;([.I77]-[.G77]);([.I77]-[.G77])*-1)" office:value-type="float" office:value="30" calcext:value-type="float">
            <text:p>30</text:p>
          </table:table-cell>
          <table:table-cell table:style-name="ce3" table:formula="of:=CONCATENATE(IF([.K77]&gt;60;[.J77]+INT([.K77]/60);[.J77]);[.A77];IF([.K77]&gt;60;ROUND(60*(ROUND(INT([.K77]/60)-[.K77]/60;2)*-1);0);[.K77]))" office:value-type="string" office:string-value="7:30" calcext:value-type="string">
            <text:p>7:30</text:p>
          </table:table-cell>
          <table:covered-table-cell table:style-name="ce4" table:formula="of:=CONCATENATE(IF(SUM([.K77:.K83])&gt;=60;SUM([.J77:.J83])+ROUND(INT(SUM([.K77:.K83]))/60;0);SUM([.J77:.J83]));[.A77];IF(SUM([.K77:.K83])&gt;=60;ROUND(60*(ROUND(INT(SUM([.K77:.K83])/60)-SUM([.K77:.K83])/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77:.K83])&gt;=60;SUM([.J77:.J83])+ROUND(INT(SUM([.K77:.K83]))/60;0);SUM([.J77:.J83]));[.A73];IF(SUM([.K77:.K83])&gt;=60;ROUND(60*(ROUND(INT(SUM([.K77:.K83])/60)-SUM([.K77:.K83])/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2016" calcext:value-type="float">
            <text:p>2016</text:p>
          </table:table-cell>
          <table:table-cell table:style-name="ce3" table:formula="of:=CONCATENATE([.B78];[.A78];[.C78];[.A78];[.D78])" office:value-type="string" office:string-value="9:30:2016" calcext:value-type="string">
            <text:p>9:3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78]-[.H78]&lt;0;([.H78]-[.F78]);([.H78]-[.F78])*-1)" office:value-type="float" office:value="7" calcext:value-type="float">
            <text:p>7</text:p>
          </table:table-cell>
          <table:table-cell table:style-name="ce3" table:formula="of:=IF([.G78]-[.I78]&lt;0;([.I78]-[.G78]);([.I78]-[.G78])*-1)" office:value-type="float" office:value="30" calcext:value-type="float">
            <text:p>30</text:p>
          </table:table-cell>
          <table:table-cell table:style-name="ce3" table:formula="of:=CONCATENATE(IF([.K78]&gt;60;[.J78]+INT([.K78]/60);[.J78]);[.A78];IF([.K78]&gt;60;ROUND(60*(ROUND(INT([.K78]/60)-[.K78]/60;2)*-1);0);[.K78]))" office:value-type="string" office:string-value="7:30" calcext:value-type="string">
            <text:p>7:30</text:p>
          </table:table-cell>
          <table:covered-table-cell table:style-name="ce4" table:formula="of:=CONCATENATE(IF(SUM([.K78:.K84])&gt;=60;SUM([.J78:.J84])+ROUND(INT(SUM([.K78:.K84]))/60;0);SUM([.J78:.J84]));[.A78];IF(SUM([.K78:.K84])&gt;=60;ROUND(60*(ROUND(INT(SUM([.K78:.K84])/60)-SUM([.K78:.K84])/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78:.K84])&gt;=60;SUM([.J78:.J84])+ROUND(INT(SUM([.K78:.K84]))/60;0);SUM([.J78:.J84]));[.A74];IF(SUM([.K78:.K84])&gt;=60;ROUND(60*(ROUND(INT(SUM([.K78:.K84])/60)-SUM([.K78:.K84])/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31" calcext:value-type="float">
            <text:p>31</text:p>
          </table:table-cell>
          <table:table-cell table:style-name="ce1" office:value-type="float" office:value="2016" calcext:value-type="float">
            <text:p>2016</text:p>
          </table:table-cell>
          <table:table-cell table:style-name="ce3" table:formula="of:=CONCATENATE([.B79];[.A79];[.C79];[.A79];[.D79])" office:value-type="string" office:string-value="9:31:2016" calcext:value-type="string">
            <text:p>9:3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79]-[.H79]&lt;0;([.H79]-[.F79]);([.H79]-[.F79])*-1)" office:value-type="float" office:value="7" calcext:value-type="float">
            <text:p>7</text:p>
          </table:table-cell>
          <table:table-cell table:style-name="ce3" table:formula="of:=IF([.G79]-[.I79]&lt;0;([.I79]-[.G79]);([.I79]-[.G79])*-1)" office:value-type="float" office:value="30" calcext:value-type="float">
            <text:p>30</text:p>
          </table:table-cell>
          <table:table-cell table:style-name="ce3" table:formula="of:=CONCATENATE(IF([.K79]&gt;60;[.J79]+INT([.K79]/60);[.J79]);[.A79];IF([.K79]&gt;60;ROUND(60*(ROUND(INT([.K79]/60)-[.K79]/60;2)*-1);0);[.K79]))" office:value-type="string" office:string-value="7:30" calcext:value-type="string">
            <text:p>7:30</text:p>
          </table:table-cell>
          <table:table-cell table:style-name="ce4" table:formula="of:=CONCATENATE(IF(SUM([.K79:.K85])&gt;=60;SUM([.J79:.J85])+ROUND(INT(SUM([.K79:.K85]))/60;0);SUM([.J79:.J85]));[.A79];IF(SUM([.K79:.K85])&gt;=60;ROUND(60*(ROUND(INT(SUM([.K79:.K85])/60)-SUM([.K79:.K85])/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79:.K85])&gt;=60;SUM([.J79:.J85])+ROUND(INT(SUM([.K79:.K85]))/60;0);SUM([.J79:.J85]));[.A75];IF(SUM([.K79:.K85])&gt;=60;ROUND(60*(ROUND(INT(SUM([.K79:.K85])/60)-SUM([.K79:.K85])/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 calcext:value-type="float">
            <text:p>1</text:p>
          </table:table-cell>
          <table:table-cell table:style-name="ce1" office:value-type="float" office:value="2016" calcext:value-type="float">
            <text:p>2016</text:p>
          </table:table-cell>
          <table:table-cell table:style-name="ce3" table:formula="of:=CONCATENATE([.B80];[.A80];[.C80];[.A80];[.D80])" office:value-type="string" office:string-value="9:1:2016" calcext:value-type="string">
            <text:p>9:1:2016</text:p>
          </table:table-cell>
          <table:table-cell table:number-columns-repeated="4" table:style-name="ce1" office:value-type="float" office:value="0" calcext:value-type="float">
            <text:p>0</text:p>
          </table:table-cell>
          <table:table-cell table:style-name="ce3" table:formula="of:=IF([.F80]-[.H80]&lt;0;([.H80]-[.F80]);([.H80]-[.F80])*-1)" office:value-type="float" office:value="-0" calcext:value-type="float">
            <text:p>0</text:p>
          </table:table-cell>
          <table:table-cell table:style-name="ce3" table:formula="of:=IF([.G80]-[.I80]&lt;0;([.I80]-[.G80]);([.I80]-[.G80])*-1)" office:value-type="float" office:value="-0" calcext:value-type="float">
            <text:p>0</text:p>
          </table:table-cell>
          <table:table-cell table:style-name="ce3" table:formula="of:=CONCATENATE(IF([.K80]&gt;60;[.J80]+INT([.K80]/60);[.J80]);[.A80];IF([.K80]&gt;60;ROUND(60*(ROUND(INT([.K80]/60)-[.K80]/60;2)*-1);0);[.K80]))" office:value-type="string" office:string-value="0:0" calcext:value-type="string">
            <text:p>0:0</text:p>
          </table:table-cell>
          <table:covered-table-cell table:style-name="ce4" table:formula="of:=CONCATENATE(IF(SUM([.K80:.K86])&gt;=60;SUM([.J80:.J86])+ROUND(INT(SUM([.K80:.K86]))/60;0);SUM([.J80:.J86]));[.A80];IF(SUM([.K80:.K86])&gt;=60;ROUND(60*(ROUND(INT(SUM([.K80:.K86])/60)-SUM([.K80:.K86])/60;2)*-1);0)))" office:value-type="string" office:string-value="45:0" calcext:value-type="string">
            <text:p>45:0</text:p>
          </table:covered-table-cell>
          <table:table-cell table:style-name="ce5" office:value-type="string" calcext:value-type="string">
            <text:p>Thursday</text:p>
          </table:table-cell>
          <table:covered-table-cell table:style-name="ce7" table:formula="of:=CONCATENATE(IF(SUM([.K80:.K86])&gt;=60;SUM([.J80:.J86])+ROUND(INT(SUM([.K80:.K86]))/60;0);SUM([.J80:.J86]));[.A76];IF(SUM([.K80:.K86])&gt;=60;ROUND(60*(ROUND(INT(SUM([.K80:.K86])/60)-SUM([.K80:.K86])/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 calcext:value-type="float">
            <text:p>2</text:p>
          </table:table-cell>
          <table:table-cell table:style-name="ce1" office:value-type="float" office:value="2016" calcext:value-type="float">
            <text:p>2016</text:p>
          </table:table-cell>
          <table:table-cell table:style-name="ce3" table:formula="of:=CONCATENATE([.B81];[.A81];[.C81];[.A81];[.D81])" office:value-type="string" office:string-value="9:2:2016" calcext:value-type="string">
            <text:p>9:2: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81]-[.H81]&lt;0;([.H81]-[.F81]);([.H81]-[.F81])*-1)" office:value-type="float" office:value="7" calcext:value-type="float">
            <text:p>7</text:p>
          </table:table-cell>
          <table:table-cell table:style-name="ce3" table:formula="of:=IF([.G81]-[.I81]&lt;0;([.I81]-[.G81]);([.I81]-[.G81])*-1)" office:value-type="float" office:value="30" calcext:value-type="float">
            <text:p>30</text:p>
          </table:table-cell>
          <table:table-cell table:style-name="ce3" table:formula="of:=CONCATENATE(IF([.K81]&gt;60;[.J81]+INT([.K81]/60);[.J81]);[.A81];IF([.K81]&gt;60;ROUND(60*(ROUND(INT([.K81]/60)-[.K81]/60;2)*-1);0);[.K81]))" office:value-type="string" office:string-value="7:30" calcext:value-type="string">
            <text:p>7:30</text:p>
          </table:table-cell>
          <table:covered-table-cell table:style-name="ce4" table:formula="of:=CONCATENATE(IF(SUM([.K81:.K87])&gt;=60;SUM([.J81:.J87])+ROUND(INT(SUM([.K81:.K87]))/60;0);SUM([.J81:.J87]));[.A81];IF(SUM([.K81:.K87])&gt;=60;ROUND(60*(ROUND(INT(SUM([.K81:.K87])/60)-SUM([.K81:.K87])/60;2)*-1);0)))" office:value-type="string" office:string-value="45:0" calcext:value-type="string">
            <text:p>45:0</text:p>
          </table:covered-table-cell>
          <table:table-cell table:style-name="ce5" office:value-type="string" calcext:value-type="string">
            <text:p>Friday</text:p>
          </table:table-cell>
          <table:covered-table-cell table:style-name="ce7" table:formula="of:=CONCATENATE(IF(SUM([.K81:.K87])&gt;=60;SUM([.J81:.J87])+ROUND(INT(SUM([.K81:.K87]))/60;0);SUM([.J81:.J87]));[.A77];IF(SUM([.K81:.K87])&gt;=60;ROUND(60*(ROUND(INT(SUM([.K81:.K87])/60)-SUM([.K81:.K87])/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3" calcext:value-type="float">
            <text:p>3</text:p>
          </table:table-cell>
          <table:table-cell table:style-name="ce1" office:value-type="float" office:value="2016" calcext:value-type="float">
            <text:p>2016</text:p>
          </table:table-cell>
          <table:table-cell table:style-name="ce3" table:formula="of:=CONCATENATE([.B82];[.A82];[.C82];[.A82];[.D82])" office:value-type="string" office:string-value="9:3:2016" calcext:value-type="string">
            <text:p>9:3: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82]-[.H82]&lt;0;([.H82]-[.F82]);([.H82]-[.F82])*-1)" office:value-type="float" office:value="7" calcext:value-type="float">
            <text:p>7</text:p>
          </table:table-cell>
          <table:table-cell table:style-name="ce3" table:formula="of:=IF([.G82]-[.I82]&lt;0;([.I82]-[.G82]);([.I82]-[.G82])*-1)" office:value-type="float" office:value="30" calcext:value-type="float">
            <text:p>30</text:p>
          </table:table-cell>
          <table:table-cell table:style-name="ce3" table:formula="of:=CONCATENATE(IF([.K82]&gt;60;[.J82]+INT([.K82]/60);[.J82]);[.A82];IF([.K82]&gt;60;ROUND(60*(ROUND(INT([.K82]/60)-[.K82]/60;2)*-1);0);[.K82]))" office:value-type="string" office:string-value="7:30" calcext:value-type="string">
            <text:p>7:30</text:p>
          </table:table-cell>
          <table:covered-table-cell table:style-name="ce4" table:formula="of:=CONCATENATE(IF(SUM([.K82:.K88])&gt;=60;SUM([.J82:.J88])+ROUND(INT(SUM([.K82:.K88]))/60;0);SUM([.J82:.J88]));[.A82];IF(SUM([.K82:.K88])&gt;=60;ROUND(60*(ROUND(INT(SUM([.K82:.K88])/60)-SUM([.K82:.K88])/60;2)*-1);0)))" office:value-type="string" office:string-value="45:0" calcext:value-type="string">
            <text:p>45:0</text:p>
          </table:covered-table-cell>
          <table:table-cell table:style-name="ce5" office:value-type="string" calcext:value-type="string">
            <text:p>Saturday</text:p>
          </table:table-cell>
          <table:covered-table-cell table:style-name="ce7" table:formula="of:=CONCATENATE(IF(SUM([.K82:.K88])&gt;=60;SUM([.J82:.J88])+ROUND(INT(SUM([.K82:.K88]))/60;0);SUM([.J82:.J88]));[.A78];IF(SUM([.K82:.K88])&gt;=60;ROUND(60*(ROUND(INT(SUM([.K82:.K88])/60)-SUM([.K82:.K88])/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4" calcext:value-type="float">
            <text:p>4</text:p>
          </table:table-cell>
          <table:table-cell table:style-name="ce1" office:value-type="float" office:value="2016" calcext:value-type="float">
            <text:p>2016</text:p>
          </table:table-cell>
          <table:table-cell table:style-name="ce3" table:formula="of:=CONCATENATE([.B83];[.A83];[.C83];[.A83];[.D83])" office:value-type="string" office:string-value="9:4:2016" calcext:value-type="string">
            <text:p>9:4: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83]-[.H83]&lt;0;([.H83]-[.F83]);([.H83]-[.F83])*-1)" office:value-type="float" office:value="7" calcext:value-type="float">
            <text:p>7</text:p>
          </table:table-cell>
          <table:table-cell table:style-name="ce3" table:formula="of:=IF([.G83]-[.I83]&lt;0;([.I83]-[.G83]);([.I83]-[.G83])*-1)" office:value-type="float" office:value="30" calcext:value-type="float">
            <text:p>30</text:p>
          </table:table-cell>
          <table:table-cell table:style-name="ce3" table:formula="of:=CONCATENATE(IF([.K83]&gt;60;[.J83]+INT([.K83]/60);[.J83]);[.A83];IF([.K83]&gt;60;ROUND(60*(ROUND(INT([.K83]/60)-[.K83]/60;2)*-1);0);[.K83]))" office:value-type="string" office:string-value="7:30" calcext:value-type="string">
            <text:p>7:30</text:p>
          </table:table-cell>
          <table:covered-table-cell table:style-name="ce4" table:formula="of:=CONCATENATE(IF(SUM([.K83:.K89])&gt;=60;SUM([.J83:.J89])+ROUND(INT(SUM([.K83:.K89]))/60;0);SUM([.J83:.J89]));[.A83];IF(SUM([.K83:.K89])&gt;=60;ROUND(60*(ROUND(INT(SUM([.K83:.K89])/60)-SUM([.K83:.K89])/60;2)*-1);0)))" office:value-type="string" office:string-value="45:0" calcext:value-type="string">
            <text:p>45:0</text:p>
          </table:covered-table-cell>
          <table:table-cell table:style-name="ce5" office:value-type="string" calcext:value-type="string">
            <text:p>Sunday</text:p>
          </table:table-cell>
          <table:table-cell table:style-name="ce7" table:formula="of:=CONCATENATE(IF(SUM([.K83:.K89])&gt;=60;SUM([.J83:.J89])+ROUND(INT(SUM([.K83:.K89]))/60;0);SUM([.J83:.J89]));[.A79];IF(SUM([.K83:.K89])&gt;=60;ROUND(60*(ROUND(INT(SUM([.K83:.K89])/60)-SUM([.K83:.K89])/60;2)*-1);0)))" office:value-type="string" office:string-value="45:0" calcext:value-type="string" table:number-columns-spanned="1" table:number-rows-spanned="7">
            <text:p>45: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5" calcext:value-type="float">
            <text:p>5</text:p>
          </table:table-cell>
          <table:table-cell table:style-name="ce1" office:value-type="float" office:value="2016" calcext:value-type="float">
            <text:p>2016</text:p>
          </table:table-cell>
          <table:table-cell table:style-name="ce3" table:formula="of:=CONCATENATE([.B84];[.A84];[.C84];[.A84];[.D84])" office:value-type="string" office:string-value="9:5:2016" calcext:value-type="string">
            <text:p>9:5: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84]-[.H84]&lt;0;([.H84]-[.F84]);([.H84]-[.F84])*-1)" office:value-type="float" office:value="7" calcext:value-type="float">
            <text:p>7</text:p>
          </table:table-cell>
          <table:table-cell table:style-name="ce3" table:formula="of:=IF([.G84]-[.I84]&lt;0;([.I84]-[.G84]);([.I84]-[.G84])*-1)" office:value-type="float" office:value="30" calcext:value-type="float">
            <text:p>30</text:p>
          </table:table-cell>
          <table:table-cell table:style-name="ce3" table:formula="of:=CONCATENATE(IF([.K84]&gt;60;[.J84]+INT([.K84]/60);[.J84]);[.A84];IF([.K84]&gt;60;ROUND(60*(ROUND(INT([.K84]/60)-[.K84]/60;2)*-1);0);[.K84]))" office:value-type="string" office:string-value="7:30" calcext:value-type="string">
            <text:p>7:30</text:p>
          </table:table-cell>
          <table:covered-table-cell table:style-name="ce4" table:formula="of:=CONCATENATE(IF(SUM([.K84:.K90])&gt;=60;SUM([.J84:.J90])+ROUND(INT(SUM([.K84:.K90]))/60;0);SUM([.J84:.J90]));[.A84];IF(SUM([.K84:.K90])&gt;=60;ROUND(60*(ROUND(INT(SUM([.K84:.K90])/60)-SUM([.K84:.K90])/60;2)*-1);0)))" office:value-type="string" office:string-value="47:7" calcext:value-type="string">
            <text:p>47:7</text:p>
          </table:covered-table-cell>
          <table:table-cell table:style-name="ce5" office:value-type="string" calcext:value-type="string">
            <text:p>Monday</text:p>
          </table:table-cell>
          <table:covered-table-cell table:style-name="ce7" table:formula="of:=CONCATENATE(IF(SUM([.K84:.K90])&gt;=60;SUM([.J84:.J90])+ROUND(INT(SUM([.K84:.K90]))/60;0);SUM([.J84:.J90]));[.A80];IF(SUM([.K84:.K90])&gt;=60;ROUND(60*(ROUND(INT(SUM([.K84:.K90])/60)-SUM([.K84:.K90])/60;2)*-1);0)))" office:value-type="string" office:string-value="47:7" calcext:value-type="string">
            <text:p>47:7</text:p>
          </table:covered-table-cell>
          <table:table-cell office:value-type="string" calcext:value-type="string">
            <text:p>department of labor comes by for continued investigation, but no word on situation. I need to get this evidence cache to the Department of Labor, and a get a small claims lawyer for the damages done.</text:p>
          </table:table-cell>
          <table:table-cell table:number-columns-repeated="1008"/>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6" calcext:value-type="float">
            <text:p>6</text:p>
          </table:table-cell>
          <table:table-cell table:style-name="ce1" office:value-type="float" office:value="2016" calcext:value-type="float">
            <text:p>2016</text:p>
          </table:table-cell>
          <table:table-cell table:style-name="ce3" table:formula="of:=CONCATENATE([.B85];[.A85];[.C85];[.A85];[.D85])" office:value-type="string" office:string-value="9:6:2016" calcext:value-type="string">
            <text:p>9:6: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85]-[.H85]&lt;0;([.H85]-[.F85]);([.H85]-[.F85])*-1)" office:value-type="float" office:value="7" calcext:value-type="float">
            <text:p>7</text:p>
          </table:table-cell>
          <table:table-cell table:style-name="ce3" table:formula="of:=IF([.G85]-[.I85]&lt;0;([.I85]-[.G85]);([.I85]-[.G85])*-1)" office:value-type="float" office:value="30" calcext:value-type="float">
            <text:p>30</text:p>
          </table:table-cell>
          <table:table-cell table:style-name="ce3" table:formula="of:=CONCATENATE(IF([.K85]&gt;60;[.J85]+INT([.K85]/60);[.J85]);[.A85];IF([.K85]&gt;60;ROUND(60*(ROUND(INT([.K85]/60)-[.K85]/60;2)*-1);0);[.K85]))" office:value-type="string" office:string-value="7:30" calcext:value-type="string">
            <text:p>7:30</text:p>
          </table:table-cell>
          <table:covered-table-cell table:style-name="ce4" table:formula="of:=CONCATENATE(IF(SUM([.K85:.K91])&gt;=60;SUM([.J85:.J91])+ROUND(INT(SUM([.K85:.K91]))/60;0);SUM([.J85:.J91]));[.A85];IF(SUM([.K85:.K91])&gt;=60;ROUND(60*(ROUND(INT(SUM([.K85:.K91])/60)-SUM([.K85:.K91])/60;2)*-1);0)))" office:value-type="string" office:string-value="47:7" calcext:value-type="string">
            <text:p>47:7</text:p>
          </table:covered-table-cell>
          <table:table-cell table:style-name="ce5" office:value-type="string" calcext:value-type="string">
            <text:p>Tuesday</text:p>
          </table:table-cell>
          <table:covered-table-cell table:style-name="ce7" table:formula="of:=CONCATENATE(IF(SUM([.K85:.K91])&gt;=60;SUM([.J85:.J91])+ROUND(INT(SUM([.K85:.K91]))/60;0);SUM([.J85:.J91]));[.A81];IF(SUM([.K85:.K91])&gt;=60;ROUND(60*(ROUND(INT(SUM([.K85:.K91])/60)-SUM([.K85:.K91])/60;2)*-1);0)))" office:value-type="string" office:string-value="47:7" calcext:value-type="string">
            <text:p>47:7</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7" calcext:value-type="float">
            <text:p>7</text:p>
          </table:table-cell>
          <table:table-cell table:style-name="ce1" office:value-type="float" office:value="2016" calcext:value-type="float">
            <text:p>2016</text:p>
          </table:table-cell>
          <table:table-cell table:style-name="ce3" table:formula="of:=CONCATENATE([.B86];[.A86];[.C86];[.A86];[.D86])" office:value-type="string" office:string-value="9:7:2016" calcext:value-type="string">
            <text:p>9: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86]-[.H86]&lt;0;([.H86]-[.F86]);([.H86]-[.F86])*-1)" office:value-type="float" office:value="7" calcext:value-type="float">
            <text:p>7</text:p>
          </table:table-cell>
          <table:table-cell table:style-name="ce3" table:formula="of:=IF([.G86]-[.I86]&lt;0;([.I86]-[.G86]);([.I86]-[.G86])*-1)" office:value-type="float" office:value="30" calcext:value-type="float">
            <text:p>30</text:p>
          </table:table-cell>
          <table:table-cell table:style-name="ce3" table:formula="of:=CONCATENATE(IF([.K86]&gt;60;[.J86]+INT([.K86]/60);[.J86]);[.A86];IF([.K86]&gt;60;ROUND(60*(ROUND(INT([.K86]/60)-[.K86]/60;2)*-1);0);[.K86]))" office:value-type="string" office:string-value="7:30" calcext:value-type="string">
            <text:p>7:30</text:p>
          </table:table-cell>
          <table:table-cell table:style-name="ce4" table:formula="of:=CONCATENATE(IF(SUM([.K86:.K92])&gt;=60;SUM([.J86:.J92])+ROUND(INT(SUM([.K86:.K92]))/60;0);SUM([.J86:.J92]));[.A86];IF(SUM([.K86:.K92])&gt;=60;ROUND(60*(ROUND(INT(SUM([.K86:.K92])/60)-SUM([.K86:.K92])/60;2)*-1);0)))" office:value-type="string" office:string-value="47:7" calcext:value-type="string" table:number-columns-spanned="1" table:number-rows-spanned="7">
            <text:p>47:7</text:p>
          </table:table-cell>
          <table:table-cell table:style-name="ce5" office:value-type="string" calcext:value-type="string">
            <text:p>Wednesday</text:p>
          </table:table-cell>
          <table:covered-table-cell table:style-name="ce7" table:formula="of:=CONCATENATE(IF(SUM([.K86:.K92])&gt;=60;SUM([.J86:.J92])+ROUND(INT(SUM([.K86:.K92]))/60;0);SUM([.J86:.J92]));[.A82];IF(SUM([.K86:.K92])&gt;=60;ROUND(60*(ROUND(INT(SUM([.K86:.K92])/60)-SUM([.K86:.K92])/60;2)*-1);0)))" office:value-type="string" office:string-value="47:7" calcext:value-type="string">
            <text:p>47:7</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8" calcext:value-type="float">
            <text:p>8</text:p>
          </table:table-cell>
          <table:table-cell table:style-name="ce1" office:value-type="float" office:value="2016" calcext:value-type="float">
            <text:p>2016</text:p>
          </table:table-cell>
          <table:table-cell table:style-name="ce3" table:formula="of:=CONCATENATE([.B87];[.A87];[.C87];[.A87];[.D87])" office:value-type="string" office:string-value="9:8:2016" calcext:value-type="string">
            <text:p>9:8:2016</text:p>
          </table:table-cell>
          <table:table-cell table:number-columns-repeated="4" table:style-name="ce1" office:value-type="float" office:value="0" calcext:value-type="float">
            <text:p>0</text:p>
          </table:table-cell>
          <table:table-cell table:style-name="ce3" table:formula="of:=IF([.F87]-[.H87]&lt;0;([.H87]-[.F87]);([.H87]-[.F87])*-1)" office:value-type="float" office:value="-0" calcext:value-type="float">
            <text:p>0</text:p>
          </table:table-cell>
          <table:table-cell table:style-name="ce3" table:formula="of:=IF([.G87]-[.I87]&lt;0;([.I87]-[.G87]);([.I87]-[.G87])*-1)" office:value-type="float" office:value="-0" calcext:value-type="float">
            <text:p>0</text:p>
          </table:table-cell>
          <table:table-cell table:style-name="ce3" table:formula="of:=CONCATENATE(IF([.K87]&gt;60;[.J87]+INT([.K87]/60);[.J87]);[.A87];IF([.K87]&gt;60;ROUND(60*(ROUND(INT([.K87]/60)-[.K87]/60;2)*-1);0);[.K87]))" office:value-type="string" office:string-value="0:0" calcext:value-type="string">
            <text:p>0:0</text:p>
          </table:table-cell>
          <table:covered-table-cell table:style-name="ce4" table:formula="of:=CONCATENATE(IF(SUM([.K87:.K93])&gt;=60;SUM([.J87:.J93])+ROUND(INT(SUM([.K87:.K93]))/60;0);SUM([.J87:.J93]));[.A87];IF(SUM([.K87:.K93])&gt;=60;ROUND(60*(ROUND(INT(SUM([.K87:.K93])/60)-SUM([.K87:.K93])/60;2)*-1);0)))" office:value-type="string" office:string-value="47:7" calcext:value-type="string">
            <text:p>47:7</text:p>
          </table:covered-table-cell>
          <table:table-cell table:style-name="ce5" office:value-type="string" calcext:value-type="string">
            <text:p>Thursday</text:p>
          </table:table-cell>
          <table:covered-table-cell table:style-name="ce7" table:formula="of:=CONCATENATE(IF(SUM([.K87:.K93])&gt;=60;SUM([.J87:.J93])+ROUND(INT(SUM([.K87:.K93]))/60;0);SUM([.J87:.J93]));[.A83];IF(SUM([.K87:.K93])&gt;=60;ROUND(60*(ROUND(INT(SUM([.K87:.K93])/60)-SUM([.K87:.K93])/60;2)*-1);0)))" office:value-type="string" office:string-value="47:7" calcext:value-type="string">
            <text:p>47:7</text:p>
          </table:covered-table-cell>
          <table:table-cell table:number-columns-repeated="1009"/>
        </table:table-row>
        <table:table-row table:style-name="ro1">
          <table:table-cell table:style-name="ce1" office:value-type="string" calcext:value-type="string">
            <text:p>:</text:p>
          </table:table-cell>
          <table:table-cell table:number-columns-repeated="2" table:style-name="ce1" office:value-type="float" office:value="9" calcext:value-type="float">
            <text:p>9</text:p>
          </table:table-cell>
          <table:table-cell table:style-name="ce1" office:value-type="float" office:value="2016" calcext:value-type="float">
            <text:p>2016</text:p>
          </table:table-cell>
          <table:table-cell table:style-name="ce3" table:formula="of:=CONCATENATE([.B88];[.A88];[.C88];[.A88];[.D88])" office:value-type="string" office:string-value="9:9:2016" calcext:value-type="string">
            <text:p>9: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88]-[.H88]&lt;0;([.H88]-[.F88]);([.H88]-[.F88])*-1)" office:value-type="float" office:value="7" calcext:value-type="float">
            <text:p>7</text:p>
          </table:table-cell>
          <table:table-cell table:style-name="ce3" table:formula="of:=IF([.G88]-[.I88]&lt;0;([.I88]-[.G88]);([.I88]-[.G88])*-1)" office:value-type="float" office:value="30" calcext:value-type="float">
            <text:p>30</text:p>
          </table:table-cell>
          <table:table-cell table:style-name="ce3" table:formula="of:=CONCATENATE(IF([.K88]&gt;60;[.J88]+INT([.K88]/60);[.J88]);[.A88];IF([.K88]&gt;60;ROUND(60*(ROUND(INT([.K88]/60)-[.K88]/60;2)*-1);0);[.K88]))" office:value-type="string" office:string-value="7:30" calcext:value-type="string">
            <text:p>7:30</text:p>
          </table:table-cell>
          <table:covered-table-cell table:style-name="ce4" table:formula="of:=CONCATENATE(IF(SUM([.K88:.K94])&gt;=60;SUM([.J88:.J94])+ROUND(INT(SUM([.K88:.K94]))/60;0);SUM([.J88:.J94]));[.A88];IF(SUM([.K88:.K94])&gt;=60;ROUND(60*(ROUND(INT(SUM([.K88:.K94])/60)-SUM([.K88:.K94])/60;2)*-1);0)))" office:value-type="string" office:string-value="47:7" calcext:value-type="string">
            <text:p>47:7</text:p>
          </table:covered-table-cell>
          <table:table-cell table:style-name="ce5" office:value-type="string" calcext:value-type="string">
            <text:p>Friday</text:p>
          </table:table-cell>
          <table:covered-table-cell table:style-name="ce7" table:formula="of:=CONCATENATE(IF(SUM([.K88:.K94])&gt;=60;SUM([.J88:.J94])+ROUND(INT(SUM([.K88:.K94]))/60;0);SUM([.J88:.J94]));[.A84];IF(SUM([.K88:.K94])&gt;=60;ROUND(60*(ROUND(INT(SUM([.K88:.K94])/60)-SUM([.K88:.K94])/60;2)*-1);0)))" office:value-type="string" office:string-value="47:7" calcext:value-type="string">
            <text:p>47:7</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2016" calcext:value-type="float">
            <text:p>2016</text:p>
          </table:table-cell>
          <table:table-cell table:style-name="ce3" table:formula="of:=CONCATENATE([.B89];[.A89];[.C89];[.A89];[.D89])" office:value-type="string" office:string-value="9:10:2016" calcext:value-type="string">
            <text:p>9:1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89]-[.H89]&lt;0;([.H89]-[.F89]);([.H89]-[.F89])*-1)" office:value-type="float" office:value="7" calcext:value-type="float">
            <text:p>7</text:p>
          </table:table-cell>
          <table:table-cell table:style-name="ce3" table:formula="of:=IF([.G89]-[.I89]&lt;0;([.I89]-[.G89]);([.I89]-[.G89])*-1)" office:value-type="float" office:value="30" calcext:value-type="float">
            <text:p>30</text:p>
          </table:table-cell>
          <table:table-cell table:style-name="ce3" table:formula="of:=CONCATENATE(IF([.K89]&gt;60;[.J89]+INT([.K89]/60);[.J89]);[.A89];IF([.K89]&gt;60;ROUND(60*(ROUND(INT([.K89]/60)-[.K89]/60;2)*-1);0);[.K89]))" office:value-type="string" office:string-value="7:30" calcext:value-type="string">
            <text:p>7:30</text:p>
          </table:table-cell>
          <table:covered-table-cell table:style-name="ce4" table:formula="of:=CONCATENATE(IF(SUM([.K89:.K95])&gt;=60;SUM([.J89:.J95])+ROUND(INT(SUM([.K89:.K95]))/60;0);SUM([.J89:.J95]));[.A89];IF(SUM([.K89:.K95])&gt;=60;ROUND(60*(ROUND(INT(SUM([.K89:.K95])/60)-SUM([.K89:.K95])/60;2)*-1);0)))" office:value-type="string" office:string-value="47:7" calcext:value-type="string">
            <text:p>47:7</text:p>
          </table:covered-table-cell>
          <table:table-cell table:style-name="ce5" office:value-type="string" calcext:value-type="string">
            <text:p>Saturday</text:p>
          </table:table-cell>
          <table:covered-table-cell table:style-name="ce7" table:formula="of:=CONCATENATE(IF(SUM([.K89:.K95])&gt;=60;SUM([.J89:.J95])+ROUND(INT(SUM([.K89:.K95]))/60;0);SUM([.J89:.J95]));[.A85];IF(SUM([.K89:.K95])&gt;=60;ROUND(60*(ROUND(INT(SUM([.K89:.K95])/60)-SUM([.K89:.K95])/60;2)*-1);0)))" office:value-type="string" office:string-value="47:7" calcext:value-type="string">
            <text:p>47:7</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1" calcext:value-type="float">
            <text:p>11</text:p>
          </table:table-cell>
          <table:table-cell table:style-name="ce1" office:value-type="float" office:value="2016" calcext:value-type="float">
            <text:p>2016</text:p>
          </table:table-cell>
          <table:table-cell table:style-name="ce3" table:formula="of:=CONCATENATE([.B90];[.A90];[.C90];[.A90];[.D90])" office:value-type="string" office:string-value="9:11:2016" calcext:value-type="string">
            <text:p>9:1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8" calcext:value-type="float">
            <text:p>18</text:p>
          </table:table-cell>
          <table:table-cell table:style-name="ce1" office:value-type="float" office:value="37" calcext:value-type="float">
            <text:p>37</text:p>
          </table:table-cell>
          <table:table-cell table:style-name="ce3" table:formula="of:=IF([.F90]-[.H90]&lt;0;([.H90]-[.F90]);([.H90]-[.F90])*-1)" office:value-type="float" office:value="9" calcext:value-type="float">
            <text:p>9</text:p>
          </table:table-cell>
          <table:table-cell table:style-name="ce3" table:formula="of:=IF([.G90]-[.I90]&lt;0;([.I90]-[.G90]);([.I90]-[.G90])*-1)" office:value-type="float" office:value="37" calcext:value-type="float">
            <text:p>37</text:p>
          </table:table-cell>
          <table:table-cell table:style-name="ce3" table:formula="of:=CONCATENATE(IF([.K90]&gt;60;[.J90]+INT([.K90]/60);[.J90]);[.A90];IF([.K90]&gt;60;ROUND(60*(ROUND(INT([.K90]/60)-[.K90]/60;2)*-1);0);[.K90]))" office:value-type="string" office:string-value="9:37" calcext:value-type="string">
            <text:p>9:37</text:p>
          </table:table-cell>
          <table:covered-table-cell table:style-name="ce4" table:formula="of:=CONCATENATE(IF(SUM([.K90:.K96])&gt;=60;SUM([.J90:.J96])+ROUND(INT(SUM([.K90:.K96]))/60;0);SUM([.J90:.J96]));[.A90];IF(SUM([.K90:.K96])&gt;=60;ROUND(60*(ROUND(INT(SUM([.K90:.K96])/60)-SUM([.K90:.K96])/60;2)*-1);0)))" office:value-type="string" office:string-value="47:7" calcext:value-type="string">
            <text:p>47:7</text:p>
          </table:covered-table-cell>
          <table:table-cell table:style-name="ce5" office:value-type="string" calcext:value-type="string">
            <text:p>Sunday</text:p>
          </table:table-cell>
          <table:table-cell table:style-name="ce7" table:formula="of:=CONCATENATE(IF(SUM([.K90:.K96])&gt;=60;SUM([.J90:.J96])+ROUND(INT(SUM([.K90:.K96]))/60;0);SUM([.J90:.J96]));[.A86];IF(SUM([.K90:.K96])&gt;=60;ROUND(60*(ROUND(INT(SUM([.K90:.K96])/60)-SUM([.K90:.K96])/60;2)*-1);0)))" office:value-type="string" office:string-value="47:7" calcext:value-type="string" table:number-columns-spanned="1" table:number-rows-spanned="7">
            <text:p>47:7</text:p>
          </table:table-cell>
          <table:table-cell office:value-type="string" calcext:value-type="string">
            <text:p>Mrs. Tora Patel told me I could not leave my post for any breaks, or to get off on time, and that her business supersedes my health. She repeatedly calls me a joke, or waste of time, saying that I am disappearing on her, when I am going to perform the job she just asked me to do. I did not get off on time, and she managed to call me a a useless oaf. Oh, and I nearly passed out today from my diabetes, again. Additionally, my toilet has still not been fixed, and as such, I have raw sewage in my bathroom.</text:p>
          </table:table-cell>
          <table:table-cell table:number-columns-repeated="1008"/>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2" calcext:value-type="float">
            <text:p>12</text:p>
          </table:table-cell>
          <table:table-cell table:style-name="ce1" office:value-type="float" office:value="2016" calcext:value-type="float">
            <text:p>2016</text:p>
          </table:table-cell>
          <table:table-cell table:style-name="ce3" table:formula="of:=CONCATENATE([.B91];[.A91];[.C91];[.A91];[.D91])" office:value-type="string" office:string-value="9:12:2016" calcext:value-type="string">
            <text:p>9:12: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91]-[.H91]&lt;0;([.H91]-[.F91]);([.H91]-[.F91])*-1)" office:value-type="float" office:value="7" calcext:value-type="float">
            <text:p>7</text:p>
          </table:table-cell>
          <table:table-cell table:style-name="ce3" table:formula="of:=IF([.G91]-[.I91]&lt;0;([.I91]-[.G91]);([.I91]-[.G91])*-1)" office:value-type="float" office:value="30" calcext:value-type="float">
            <text:p>30</text:p>
          </table:table-cell>
          <table:table-cell table:style-name="ce3" table:formula="of:=CONCATENATE(IF([.K91]&gt;60;[.J91]+INT([.K91]/60);[.J91]);[.A91];IF([.K91]&gt;60;ROUND(60*(ROUND(INT([.K91]/60)-[.K91]/60;2)*-1);0);[.K91]))" office:value-type="string" office:string-value="7:30" calcext:value-type="string">
            <text:p>7:30</text:p>
          </table:table-cell>
          <table:covered-table-cell table:style-name="ce4" table:formula="of:=CONCATENATE(IF(SUM([.K91:.K97])&gt;=60;SUM([.J91:.J97])+ROUND(INT(SUM([.K91:.K97]))/60;0);SUM([.J91:.J97]));[.A91];IF(SUM([.K91:.K97])&gt;=60;ROUND(60*(ROUND(INT(SUM([.K91:.K97])/60)-SUM([.K91:.K97])/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91:.K97])&gt;=60;SUM([.J91:.J97])+ROUND(INT(SUM([.K91:.K97]))/60;0);SUM([.J91:.J97]));[.A87];IF(SUM([.K91:.K97])&gt;=60;ROUND(60*(ROUND(INT(SUM([.K91:.K97])/60)-SUM([.K91:.K97])/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3" calcext:value-type="float">
            <text:p>13</text:p>
          </table:table-cell>
          <table:table-cell table:style-name="ce1" office:value-type="float" office:value="2016" calcext:value-type="float">
            <text:p>2016</text:p>
          </table:table-cell>
          <table:table-cell table:style-name="ce3" table:formula="of:=CONCATENATE([.B92];[.A92];[.C92];[.A92];[.D92])" office:value-type="string" office:string-value="9:13:2016" calcext:value-type="string">
            <text:p>9:13: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92]-[.H92]&lt;0;([.H92]-[.F92]);([.H92]-[.F92])*-1)" office:value-type="float" office:value="7" calcext:value-type="float">
            <text:p>7</text:p>
          </table:table-cell>
          <table:table-cell table:style-name="ce3" table:formula="of:=IF([.G92]-[.I92]&lt;0;([.I92]-[.G92]);([.I92]-[.G92])*-1)" office:value-type="float" office:value="30" calcext:value-type="float">
            <text:p>30</text:p>
          </table:table-cell>
          <table:table-cell table:style-name="ce3" table:formula="of:=CONCATENATE(IF([.K92]&gt;60;[.J92]+INT([.K92]/60);[.J92]);[.A92];IF([.K92]&gt;60;ROUND(60*(ROUND(INT([.K92]/60)-[.K92]/60;2)*-1);0);[.K92]))" office:value-type="string" office:string-value="7:30" calcext:value-type="string">
            <text:p>7:30</text:p>
          </table:table-cell>
          <table:covered-table-cell table:style-name="ce4" table:formula="of:=CONCATENATE(IF(SUM([.K92:.K98])&gt;=60;SUM([.J92:.J98])+ROUND(INT(SUM([.K92:.K98]))/60;0);SUM([.J92:.J98]));[.A92];IF(SUM([.K92:.K98])&gt;=60;ROUND(60*(ROUND(INT(SUM([.K92:.K98])/60)-SUM([.K92:.K98])/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92:.K98])&gt;=60;SUM([.J92:.J98])+ROUND(INT(SUM([.K92:.K98]))/60;0);SUM([.J92:.J98]));[.A88];IF(SUM([.K92:.K98])&gt;=60;ROUND(60*(ROUND(INT(SUM([.K92:.K98])/60)-SUM([.K92:.K98])/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4" calcext:value-type="float">
            <text:p>14</text:p>
          </table:table-cell>
          <table:table-cell table:style-name="ce1" office:value-type="float" office:value="2016" calcext:value-type="float">
            <text:p>2016</text:p>
          </table:table-cell>
          <table:table-cell table:style-name="ce3" table:formula="of:=CONCATENATE([.B93];[.A93];[.C93];[.A93];[.D93])" office:value-type="string" office:string-value="9:14:2016" calcext:value-type="string">
            <text:p>9:14: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93]-[.H93]&lt;0;([.H93]-[.F93]);([.H93]-[.F93])*-1)" office:value-type="float" office:value="7" calcext:value-type="float">
            <text:p>7</text:p>
          </table:table-cell>
          <table:table-cell table:style-name="ce3" table:formula="of:=IF([.G93]-[.I93]&lt;0;([.I93]-[.G93]);([.I93]-[.G93])*-1)" office:value-type="float" office:value="30" calcext:value-type="float">
            <text:p>30</text:p>
          </table:table-cell>
          <table:table-cell table:style-name="ce3" table:formula="of:=CONCATENATE(IF([.K93]&gt;60;[.J93]+INT([.K93]/60);[.J93]);[.A93];IF([.K93]&gt;60;ROUND(60*(ROUND(INT([.K93]/60)-[.K93]/60;2)*-1);0);[.K93]))" office:value-type="string" office:string-value="7:30" calcext:value-type="string">
            <text:p>7:30</text:p>
          </table:table-cell>
          <table:table-cell table:style-name="ce4" table:formula="of:=CONCATENATE(IF(SUM([.K93:.K99])&gt;=60;SUM([.J93:.J99])+ROUND(INT(SUM([.K93:.K99]))/60;0);SUM([.J93:.J99]));[.A93];IF(SUM([.K93:.K99])&gt;=60;ROUND(60*(ROUND(INT(SUM([.K93:.K99])/60)-SUM([.K93:.K99])/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93:.K99])&gt;=60;SUM([.J93:.J99])+ROUND(INT(SUM([.K93:.K99]))/60;0);SUM([.J93:.J99]));[.A89];IF(SUM([.K93:.K99])&gt;=60;ROUND(60*(ROUND(INT(SUM([.K93:.K99])/60)-SUM([.K93:.K99])/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5" calcext:value-type="float">
            <text:p>15</text:p>
          </table:table-cell>
          <table:table-cell table:style-name="ce1" office:value-type="float" office:value="2016" calcext:value-type="float">
            <text:p>2016</text:p>
          </table:table-cell>
          <table:table-cell table:style-name="ce3" table:formula="of:=CONCATENATE([.B94];[.A94];[.C94];[.A94];[.D94])" office:value-type="string" office:string-value="9:15:2016" calcext:value-type="string">
            <text:p>9:15:2016</text:p>
          </table:table-cell>
          <table:table-cell table:number-columns-repeated="4" table:style-name="ce1" office:value-type="float" office:value="0" calcext:value-type="float">
            <text:p>0</text:p>
          </table:table-cell>
          <table:table-cell table:style-name="ce3" table:formula="of:=IF([.F94]-[.H94]&lt;0;([.H94]-[.F94]);([.H94]-[.F94])*-1)" office:value-type="float" office:value="-0" calcext:value-type="float">
            <text:p>0</text:p>
          </table:table-cell>
          <table:table-cell table:style-name="ce3" table:formula="of:=IF([.G94]-[.I94]&lt;0;([.I94]-[.G94]);([.I94]-[.G94])*-1)" office:value-type="float" office:value="-0" calcext:value-type="float">
            <text:p>0</text:p>
          </table:table-cell>
          <table:table-cell table:style-name="ce3" table:formula="of:=CONCATENATE(IF([.K94]&gt;60;[.J94]+INT([.K94]/60);[.J94]);[.A94];IF([.K94]&gt;60;ROUND(60*(ROUND(INT([.K94]/60)-[.K94]/60;2)*-1);0);[.K94]))" office:value-type="string" office:string-value="0:0" calcext:value-type="string">
            <text:p>0:0</text:p>
          </table:table-cell>
          <table:covered-table-cell table:style-name="ce4" table:formula="of:=CONCATENATE(IF(SUM([.K94:.K100])&gt;=60;SUM([.J94:.J100])+ROUND(INT(SUM([.K94:.K100]))/60;0);SUM([.J94:.J100]));[.A94];IF(SUM([.K94:.K100])&gt;=60;ROUND(60*(ROUND(INT(SUM([.K94:.K100])/60)-SUM([.K94:.K100])/60;2)*-1);0)))" office:value-type="string" office:string-value="45:0" calcext:value-type="string">
            <text:p>45:0</text:p>
          </table:covered-table-cell>
          <table:table-cell table:style-name="ce5" office:value-type="string" calcext:value-type="string">
            <text:p>Thursday</text:p>
          </table:table-cell>
          <table:covered-table-cell table:style-name="ce7" table:formula="of:=CONCATENATE(IF(SUM([.K94:.K100])&gt;=60;SUM([.J94:.J100])+ROUND(INT(SUM([.K94:.K100]))/60;0);SUM([.J94:.J100]));[.A90];IF(SUM([.K94:.K100])&gt;=60;ROUND(60*(ROUND(INT(SUM([.K94:.K100])/60)-SUM([.K94:.K100])/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6" calcext:value-type="float">
            <text:p>16</text:p>
          </table:table-cell>
          <table:table-cell table:style-name="ce1" office:value-type="float" office:value="2016" calcext:value-type="float">
            <text:p>2016</text:p>
          </table:table-cell>
          <table:table-cell table:style-name="ce3" table:formula="of:=CONCATENATE([.B95];[.A95];[.C95];[.A95];[.D95])" office:value-type="string" office:string-value="9:16:2016" calcext:value-type="string">
            <text:p>9:16: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95]-[.H95]&lt;0;([.H95]-[.F95]);([.H95]-[.F95])*-1)" office:value-type="float" office:value="7" calcext:value-type="float">
            <text:p>7</text:p>
          </table:table-cell>
          <table:table-cell table:style-name="ce3" table:formula="of:=IF([.G95]-[.I95]&lt;0;([.I95]-[.G95]);([.I95]-[.G95])*-1)" office:value-type="float" office:value="30" calcext:value-type="float">
            <text:p>30</text:p>
          </table:table-cell>
          <table:table-cell table:style-name="ce3" table:formula="of:=CONCATENATE(IF([.K95]&gt;60;[.J95]+INT([.K95]/60);[.J95]);[.A95];IF([.K95]&gt;60;ROUND(60*(ROUND(INT([.K95]/60)-[.K95]/60;2)*-1);0);[.K95]))" office:value-type="string" office:string-value="7:30" calcext:value-type="string">
            <text:p>7:30</text:p>
          </table:table-cell>
          <table:covered-table-cell table:style-name="ce4" table:formula="of:=CONCATENATE(IF(SUM([.K95:.K101])&gt;=60;SUM([.J95:.J101])+ROUND(INT(SUM([.K95:.K101]))/60;0);SUM([.J95:.J101]));[.A95];IF(SUM([.K95:.K101])&gt;=60;ROUND(60*(ROUND(INT(SUM([.K95:.K101])/60)-SUM([.K95:.K101])/60;2)*-1);0)))" office:value-type="string" office:string-value="45:0" calcext:value-type="string">
            <text:p>45:0</text:p>
          </table:covered-table-cell>
          <table:table-cell table:style-name="ce5" office:value-type="string" calcext:value-type="string">
            <text:p>Friday</text:p>
          </table:table-cell>
          <table:covered-table-cell table:style-name="ce7" table:formula="of:=CONCATENATE(IF(SUM([.K95:.K101])&gt;=60;SUM([.J95:.J101])+ROUND(INT(SUM([.K95:.K101]))/60;0);SUM([.J95:.J101]));[.A91];IF(SUM([.K95:.K101])&gt;=60;ROUND(60*(ROUND(INT(SUM([.K95:.K101])/60)-SUM([.K95:.K101])/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7" calcext:value-type="float">
            <text:p>17</text:p>
          </table:table-cell>
          <table:table-cell table:style-name="ce1" office:value-type="float" office:value="2016" calcext:value-type="float">
            <text:p>2016</text:p>
          </table:table-cell>
          <table:table-cell table:style-name="ce3" table:formula="of:=CONCATENATE([.B96];[.A96];[.C96];[.A96];[.D96])" office:value-type="string" office:string-value="9:17:2016" calcext:value-type="string">
            <text:p>9:1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96]-[.H96]&lt;0;([.H96]-[.F96]);([.H96]-[.F96])*-1)" office:value-type="float" office:value="7" calcext:value-type="float">
            <text:p>7</text:p>
          </table:table-cell>
          <table:table-cell table:style-name="ce3" table:formula="of:=IF([.G96]-[.I96]&lt;0;([.I96]-[.G96]);([.I96]-[.G96])*-1)" office:value-type="float" office:value="30" calcext:value-type="float">
            <text:p>30</text:p>
          </table:table-cell>
          <table:table-cell table:style-name="ce3" table:formula="of:=CONCATENATE(IF([.K96]&gt;60;[.J96]+INT([.K96]/60);[.J96]);[.A96];IF([.K96]&gt;60;ROUND(60*(ROUND(INT([.K96]/60)-[.K96]/60;2)*-1);0);[.K96]))" office:value-type="string" office:string-value="7:30" calcext:value-type="string">
            <text:p>7:30</text:p>
          </table:table-cell>
          <table:covered-table-cell table:style-name="ce4" table:formula="of:=CONCATENATE(IF(SUM([.K96:.K102])&gt;=60;SUM([.J96:.J102])+ROUND(INT(SUM([.K96:.K102]))/60;0);SUM([.J96:.J102]));[.A96];IF(SUM([.K96:.K102])&gt;=60;ROUND(60*(ROUND(INT(SUM([.K96:.K102])/60)-SUM([.K96:.K102])/60;2)*-1);0)))" office:value-type="string" office:string-value="45:0" calcext:value-type="string">
            <text:p>45:0</text:p>
          </table:covered-table-cell>
          <table:table-cell table:style-name="ce5" office:value-type="string" calcext:value-type="string">
            <text:p>Saturday</text:p>
          </table:table-cell>
          <table:covered-table-cell table:style-name="ce7" table:formula="of:=CONCATENATE(IF(SUM([.K96:.K102])&gt;=60;SUM([.J96:.J102])+ROUND(INT(SUM([.K96:.K102]))/60;0);SUM([.J96:.J102]));[.A92];IF(SUM([.K96:.K102])&gt;=60;ROUND(60*(ROUND(INT(SUM([.K96:.K102])/60)-SUM([.K96:.K102])/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8" calcext:value-type="float">
            <text:p>18</text:p>
          </table:table-cell>
          <table:table-cell table:style-name="ce1" office:value-type="float" office:value="2016" calcext:value-type="float">
            <text:p>2016</text:p>
          </table:table-cell>
          <table:table-cell table:style-name="ce3" table:formula="of:=CONCATENATE([.B97];[.A97];[.C97];[.A97];[.D97])" office:value-type="string" office:string-value="9:18:2016" calcext:value-type="string">
            <text:p>9:18: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97]-[.H97]&lt;0;([.H97]-[.F97]);([.H97]-[.F97])*-1)" office:value-type="float" office:value="7" calcext:value-type="float">
            <text:p>7</text:p>
          </table:table-cell>
          <table:table-cell table:style-name="ce3" table:formula="of:=IF([.G97]-[.I97]&lt;0;([.I97]-[.G97]);([.I97]-[.G97])*-1)" office:value-type="float" office:value="30" calcext:value-type="float">
            <text:p>30</text:p>
          </table:table-cell>
          <table:table-cell table:style-name="ce3" table:formula="of:=CONCATENATE(IF([.K97]&gt;60;[.J97]+INT([.K97]/60);[.J97]);[.A97];IF([.K97]&gt;60;ROUND(60*(ROUND(INT([.K97]/60)-[.K97]/60;2)*-1);0);[.K97]))" office:value-type="string" office:string-value="7:30" calcext:value-type="string">
            <text:p>7:30</text:p>
          </table:table-cell>
          <table:covered-table-cell table:style-name="ce4" table:formula="of:=CONCATENATE(IF(SUM([.K97:.K103])&gt;=60;SUM([.J97:.J103])+ROUND(INT(SUM([.K97:.K103]))/60;0);SUM([.J97:.J103]));[.A97];IF(SUM([.K97:.K103])&gt;=60;ROUND(60*(ROUND(INT(SUM([.K97:.K103])/60)-SUM([.K97:.K103])/60;2)*-1);0)))" office:value-type="string" office:string-value="45:0" calcext:value-type="string">
            <text:p>45:0</text:p>
          </table:covered-table-cell>
          <table:table-cell table:style-name="ce5" office:value-type="string" calcext:value-type="string">
            <text:p>Sunday</text:p>
          </table:table-cell>
          <table:table-cell table:style-name="ce7" table:formula="of:=CONCATENATE(IF(SUM([.K97:.K103])&gt;=60;SUM([.J97:.J103])+ROUND(INT(SUM([.K97:.K103]))/60;0);SUM([.J97:.J103]));[.A93];IF(SUM([.K97:.K103])&gt;=60;ROUND(60*(ROUND(INT(SUM([.K97:.K103])/60)-SUM([.K97:.K103])/60;2)*-1);0)))" office:value-type="string" office:string-value="45:0" calcext:value-type="string" table:number-columns-spanned="1" table:number-rows-spanned="7">
            <text:p>45: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19" calcext:value-type="float">
            <text:p>19</text:p>
          </table:table-cell>
          <table:table-cell table:style-name="ce1" office:value-type="float" office:value="2016" calcext:value-type="float">
            <text:p>2016</text:p>
          </table:table-cell>
          <table:table-cell table:style-name="ce3" table:formula="of:=CONCATENATE([.B98];[.A98];[.C98];[.A98];[.D98])" office:value-type="string" office:string-value="9:19:2016" calcext:value-type="string">
            <text:p>9:1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98]-[.H98]&lt;0;([.H98]-[.F98]);([.H98]-[.F98])*-1)" office:value-type="float" office:value="7" calcext:value-type="float">
            <text:p>7</text:p>
          </table:table-cell>
          <table:table-cell table:style-name="ce3" table:formula="of:=IF([.G98]-[.I98]&lt;0;([.I98]-[.G98]);([.I98]-[.G98])*-1)" office:value-type="float" office:value="30" calcext:value-type="float">
            <text:p>30</text:p>
          </table:table-cell>
          <table:table-cell table:style-name="ce3" table:formula="of:=CONCATENATE(IF([.K98]&gt;60;[.J98]+INT([.K98]/60);[.J98]);[.A98];IF([.K98]&gt;60;ROUND(60*(ROUND(INT([.K98]/60)-[.K98]/60;2)*-1);0);[.K98]))" office:value-type="string" office:string-value="7:30" calcext:value-type="string">
            <text:p>7:30</text:p>
          </table:table-cell>
          <table:covered-table-cell table:style-name="ce4" table:formula="of:=CONCATENATE(IF(SUM([.K98:.K104])&gt;=60;SUM([.J98:.J104])+ROUND(INT(SUM([.K98:.K104]))/60;0);SUM([.J98:.J104]));[.A98];IF(SUM([.K98:.K104])&gt;=60;ROUND(60*(ROUND(INT(SUM([.K98:.K104])/60)-SUM([.K98:.K104])/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98:.K104])&gt;=60;SUM([.J98:.J104])+ROUND(INT(SUM([.K98:.K104]))/60;0);SUM([.J98:.J104]));[.A94];IF(SUM([.K98:.K104])&gt;=60;ROUND(60*(ROUND(INT(SUM([.K98:.K104])/60)-SUM([.K98:.K104])/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0" calcext:value-type="float">
            <text:p>20</text:p>
          </table:table-cell>
          <table:table-cell table:style-name="ce1" office:value-type="float" office:value="2016" calcext:value-type="float">
            <text:p>2016</text:p>
          </table:table-cell>
          <table:table-cell table:style-name="ce3" table:formula="of:=CONCATENATE([.B99];[.A99];[.C99];[.A99];[.D99])" office:value-type="string" office:string-value="9:20:2016" calcext:value-type="string">
            <text:p>9:2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99]-[.H99]&lt;0;([.H99]-[.F99]);([.H99]-[.F99])*-1)" office:value-type="float" office:value="7" calcext:value-type="float">
            <text:p>7</text:p>
          </table:table-cell>
          <table:table-cell table:style-name="ce3" table:formula="of:=IF([.G99]-[.I99]&lt;0;([.I99]-[.G99]);([.I99]-[.G99])*-1)" office:value-type="float" office:value="30" calcext:value-type="float">
            <text:p>30</text:p>
          </table:table-cell>
          <table:table-cell table:style-name="ce3" table:formula="of:=CONCATENATE(IF([.K99]&gt;60;[.J99]+INT([.K99]/60);[.J99]);[.A99];IF([.K99]&gt;60;ROUND(60*(ROUND(INT([.K99]/60)-[.K99]/60;2)*-1);0);[.K99]))" office:value-type="string" office:string-value="7:30" calcext:value-type="string">
            <text:p>7:30</text:p>
          </table:table-cell>
          <table:covered-table-cell table:style-name="ce4" table:formula="of:=CONCATENATE(IF(SUM([.K99:.K105])&gt;=60;SUM([.J99:.J105])+ROUND(INT(SUM([.K99:.K105]))/60;0);SUM([.J99:.J105]));[.A99];IF(SUM([.K99:.K105])&gt;=60;ROUND(60*(ROUND(INT(SUM([.K99:.K105])/60)-SUM([.K99:.K105])/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99:.K105])&gt;=60;SUM([.J99:.J105])+ROUND(INT(SUM([.K99:.K105]))/60;0);SUM([.J99:.J105]));[.A95];IF(SUM([.K99:.K105])&gt;=60;ROUND(60*(ROUND(INT(SUM([.K99:.K105])/60)-SUM([.K99:.K105])/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1" calcext:value-type="float">
            <text:p>21</text:p>
          </table:table-cell>
          <table:table-cell table:style-name="ce1" office:value-type="float" office:value="2016" calcext:value-type="float">
            <text:p>2016</text:p>
          </table:table-cell>
          <table:table-cell table:style-name="ce3" table:formula="of:=CONCATENATE([.B100];[.A100];[.C100];[.A100];[.D100])" office:value-type="string" office:string-value="9:21:2016" calcext:value-type="string">
            <text:p>9:2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00]-[.H100]&lt;0;([.H100]-[.F100]);([.H100]-[.F100])*-1)" office:value-type="float" office:value="7" calcext:value-type="float">
            <text:p>7</text:p>
          </table:table-cell>
          <table:table-cell table:style-name="ce3" table:formula="of:=IF([.G100]-[.I100]&lt;0;([.I100]-[.G100]);([.I100]-[.G100])*-1)" office:value-type="float" office:value="30" calcext:value-type="float">
            <text:p>30</text:p>
          </table:table-cell>
          <table:table-cell table:style-name="ce3" table:formula="of:=CONCATENATE(IF([.K100]&gt;60;[.J100]+INT([.K100]/60);[.J100]);[.A100];IF([.K100]&gt;60;ROUND(60*(ROUND(INT([.K100]/60)-[.K100]/60;2)*-1);0);[.K100]))" office:value-type="string" office:string-value="7:30" calcext:value-type="string">
            <text:p>7:30</text:p>
          </table:table-cell>
          <table:table-cell table:style-name="ce4" table:formula="of:=CONCATENATE(IF(SUM([.K100:.K106])&gt;=60;SUM([.J100:.J106])+ROUND(INT(SUM([.K100:.K106]))/60;0);SUM([.J100:.J106]));[.A100];IF(SUM([.K100:.K106])&gt;=60;ROUND(60*(ROUND(INT(SUM([.K100:.K106])/60)-SUM([.K100:.K106])/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100:.K106])&gt;=60;SUM([.J100:.J106])+ROUND(INT(SUM([.K100:.K106]))/60;0);SUM([.J100:.J106]));[.A96];IF(SUM([.K100:.K106])&gt;=60;ROUND(60*(ROUND(INT(SUM([.K100:.K106])/60)-SUM([.K100:.K106])/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2" calcext:value-type="float">
            <text:p>22</text:p>
          </table:table-cell>
          <table:table-cell table:style-name="ce1" office:value-type="float" office:value="2016" calcext:value-type="float">
            <text:p>2016</text:p>
          </table:table-cell>
          <table:table-cell table:style-name="ce3" table:formula="of:=CONCATENATE([.B101];[.A101];[.C101];[.A101];[.D101])" office:value-type="string" office:string-value="9:22:2016" calcext:value-type="string">
            <text:p>9:22:2016</text:p>
          </table:table-cell>
          <table:table-cell table:number-columns-repeated="4" table:style-name="ce1" office:value-type="float" office:value="0" calcext:value-type="float">
            <text:p>0</text:p>
          </table:table-cell>
          <table:table-cell table:style-name="ce3" table:formula="of:=IF([.F101]-[.H101]&lt;0;([.H101]-[.F101]);([.H101]-[.F101])*-1)" office:value-type="float" office:value="-0" calcext:value-type="float">
            <text:p>0</text:p>
          </table:table-cell>
          <table:table-cell table:style-name="ce3" table:formula="of:=IF([.G101]-[.I101]&lt;0;([.I101]-[.G101]);([.I101]-[.G101])*-1)" office:value-type="float" office:value="-0" calcext:value-type="float">
            <text:p>0</text:p>
          </table:table-cell>
          <table:table-cell table:style-name="ce3" table:formula="of:=CONCATENATE(IF([.K101]&gt;60;[.J101]+INT([.K101]/60);[.J101]);[.A101];IF([.K101]&gt;60;ROUND(60*(ROUND(INT([.K101]/60)-[.K101]/60;2)*-1);0);[.K101]))" office:value-type="string" office:string-value="0:0" calcext:value-type="string">
            <text:p>0:0</text:p>
          </table:table-cell>
          <table:covered-table-cell table:style-name="ce4" table:formula="of:=CONCATENATE(IF(SUM([.K101:.K107])&gt;=60;SUM([.J101:.J107])+ROUND(INT(SUM([.K101:.K107]))/60;0);SUM([.J101:.J107]));[.A101];IF(SUM([.K101:.K107])&gt;=60;ROUND(60*(ROUND(INT(SUM([.K101:.K107])/60)-SUM([.K101:.K107])/60;2)*-1);0)))" office:value-type="string" office:string-value="45:0" calcext:value-type="string">
            <text:p>45:0</text:p>
          </table:covered-table-cell>
          <table:table-cell table:style-name="ce5" office:value-type="string" calcext:value-type="string">
            <text:p>Thursday</text:p>
          </table:table-cell>
          <table:covered-table-cell table:style-name="ce7" table:formula="of:=CONCATENATE(IF(SUM([.K101:.K107])&gt;=60;SUM([.J101:.J107])+ROUND(INT(SUM([.K101:.K107]))/60;0);SUM([.J101:.J107]));[.A97];IF(SUM([.K101:.K107])&gt;=60;ROUND(60*(ROUND(INT(SUM([.K101:.K107])/60)-SUM([.K101:.K107])/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3" calcext:value-type="float">
            <text:p>23</text:p>
          </table:table-cell>
          <table:table-cell table:style-name="ce1" office:value-type="float" office:value="2016" calcext:value-type="float">
            <text:p>2016</text:p>
          </table:table-cell>
          <table:table-cell table:style-name="ce3" table:formula="of:=CONCATENATE([.B102];[.A102];[.C102];[.A102];[.D102])" office:value-type="string" office:string-value="9:23:2016" calcext:value-type="string">
            <text:p>9:23: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02]-[.H102]&lt;0;([.H102]-[.F102]);([.H102]-[.F102])*-1)" office:value-type="float" office:value="7" calcext:value-type="float">
            <text:p>7</text:p>
          </table:table-cell>
          <table:table-cell table:style-name="ce3" table:formula="of:=IF([.G102]-[.I102]&lt;0;([.I102]-[.G102]);([.I102]-[.G102])*-1)" office:value-type="float" office:value="30" calcext:value-type="float">
            <text:p>30</text:p>
          </table:table-cell>
          <table:table-cell table:style-name="ce3" table:formula="of:=CONCATENATE(IF([.K102]&gt;60;[.J102]+INT([.K102]/60);[.J102]);[.A102];IF([.K102]&gt;60;ROUND(60*(ROUND(INT([.K102]/60)-[.K102]/60;2)*-1);0);[.K102]))" office:value-type="string" office:string-value="7:30" calcext:value-type="string">
            <text:p>7:30</text:p>
          </table:table-cell>
          <table:covered-table-cell table:style-name="ce4" table:formula="of:=CONCATENATE(IF(SUM([.K102:.K108])&gt;=60;SUM([.J102:.J108])+ROUND(INT(SUM([.K102:.K108]))/60;0);SUM([.J102:.J108]));[.A102];IF(SUM([.K102:.K108])&gt;=60;ROUND(60*(ROUND(INT(SUM([.K102:.K108])/60)-SUM([.K102:.K108])/60;2)*-1);0)))" office:value-type="string" office:string-value="45:0" calcext:value-type="string">
            <text:p>45:0</text:p>
          </table:covered-table-cell>
          <table:table-cell table:style-name="ce5" office:value-type="string" calcext:value-type="string">
            <text:p>Friday</text:p>
          </table:table-cell>
          <table:covered-table-cell table:style-name="ce7" table:formula="of:=CONCATENATE(IF(SUM([.K102:.K108])&gt;=60;SUM([.J102:.J108])+ROUND(INT(SUM([.K102:.K108]))/60;0);SUM([.J102:.J108]));[.A98];IF(SUM([.K102:.K108])&gt;=60;ROUND(60*(ROUND(INT(SUM([.K102:.K108])/60)-SUM([.K102:.K108])/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4" calcext:value-type="float">
            <text:p>24</text:p>
          </table:table-cell>
          <table:table-cell table:style-name="ce1" office:value-type="float" office:value="2016" calcext:value-type="float">
            <text:p>2016</text:p>
          </table:table-cell>
          <table:table-cell table:style-name="ce3" table:formula="of:=CONCATENATE([.B103];[.A103];[.C103];[.A103];[.D103])" office:value-type="string" office:string-value="9:24:2016" calcext:value-type="string">
            <text:p>9:24: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03]-[.H103]&lt;0;([.H103]-[.F103]);([.H103]-[.F103])*-1)" office:value-type="float" office:value="7" calcext:value-type="float">
            <text:p>7</text:p>
          </table:table-cell>
          <table:table-cell table:style-name="ce3" table:formula="of:=IF([.G103]-[.I103]&lt;0;([.I103]-[.G103]);([.I103]-[.G103])*-1)" office:value-type="float" office:value="30" calcext:value-type="float">
            <text:p>30</text:p>
          </table:table-cell>
          <table:table-cell table:style-name="ce3" table:formula="of:=CONCATENATE(IF([.K103]&gt;60;[.J103]+INT([.K103]/60);[.J103]);[.A103];IF([.K103]&gt;60;ROUND(60*(ROUND(INT([.K103]/60)-[.K103]/60;2)*-1);0);[.K103]))" office:value-type="string" office:string-value="7:30" calcext:value-type="string">
            <text:p>7:30</text:p>
          </table:table-cell>
          <table:covered-table-cell table:style-name="ce4" table:formula="of:=CONCATENATE(IF(SUM([.K103:.K109])&gt;=60;SUM([.J103:.J109])+ROUND(INT(SUM([.K103:.K109]))/60;0);SUM([.J103:.J109]));[.A103];IF(SUM([.K103:.K109])&gt;=60;ROUND(60*(ROUND(INT(SUM([.K103:.K109])/60)-SUM([.K103:.K109])/60;2)*-1);0)))" office:value-type="string" office:string-value="45:0" calcext:value-type="string">
            <text:p>45:0</text:p>
          </table:covered-table-cell>
          <table:table-cell table:style-name="ce5" office:value-type="string" calcext:value-type="string">
            <text:p>Saturday</text:p>
          </table:table-cell>
          <table:covered-table-cell table:style-name="ce7" table:formula="of:=CONCATENATE(IF(SUM([.K103:.K109])&gt;=60;SUM([.J103:.J109])+ROUND(INT(SUM([.K103:.K109]))/60;0);SUM([.J103:.J109]));[.A99];IF(SUM([.K103:.K109])&gt;=60;ROUND(60*(ROUND(INT(SUM([.K103:.K109])/60)-SUM([.K103:.K109])/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5" calcext:value-type="float">
            <text:p>25</text:p>
          </table:table-cell>
          <table:table-cell table:style-name="ce1" office:value-type="float" office:value="2016" calcext:value-type="float">
            <text:p>2016</text:p>
          </table:table-cell>
          <table:table-cell table:style-name="ce3" table:formula="of:=CONCATENATE([.B104];[.A104];[.C104];[.A104];[.D104])" office:value-type="string" office:string-value="9:25:2016" calcext:value-type="string">
            <text:p>9:25: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04]-[.H104]&lt;0;([.H104]-[.F104]);([.H104]-[.F104])*-1)" office:value-type="float" office:value="7" calcext:value-type="float">
            <text:p>7</text:p>
          </table:table-cell>
          <table:table-cell table:style-name="ce3" table:formula="of:=IF([.G104]-[.I104]&lt;0;([.I104]-[.G104]);([.I104]-[.G104])*-1)" office:value-type="float" office:value="30" calcext:value-type="float">
            <text:p>30</text:p>
          </table:table-cell>
          <table:table-cell table:style-name="ce3" table:formula="of:=CONCATENATE(IF([.K104]&gt;60;[.J104]+INT([.K104]/60);[.J104]);[.A104];IF([.K104]&gt;60;ROUND(60*(ROUND(INT([.K104]/60)-[.K104]/60;2)*-1);0);[.K104]))" office:value-type="string" office:string-value="7:30" calcext:value-type="string">
            <text:p>7:30</text:p>
          </table:table-cell>
          <table:covered-table-cell table:style-name="ce4" table:formula="of:=CONCATENATE(IF(SUM([.K104:.K110])&gt;=60;SUM([.J104:.J110])+ROUND(INT(SUM([.K104:.K110]))/60;0);SUM([.J104:.J110]));[.A104];IF(SUM([.K104:.K110])&gt;=60;ROUND(60*(ROUND(INT(SUM([.K104:.K110])/60)-SUM([.K104:.K110])/60;2)*-1);0)))" office:value-type="string" office:string-value="45:0" calcext:value-type="string">
            <text:p>45:0</text:p>
          </table:covered-table-cell>
          <table:table-cell table:style-name="ce5" office:value-type="string" calcext:value-type="string">
            <text:p>Sunday</text:p>
          </table:table-cell>
          <table:table-cell table:style-name="ce7" table:formula="of:=CONCATENATE(IF(SUM([.K104:.K110])&gt;=60;SUM([.J104:.J110])+ROUND(INT(SUM([.K104:.K110]))/60;0);SUM([.J104:.J110]));[.A100];IF(SUM([.K104:.K110])&gt;=60;ROUND(60*(ROUND(INT(SUM([.K104:.K110])/60)-SUM([.K104:.K110])/60;2)*-1);0)))" office:value-type="string" office:string-value="45:0" calcext:value-type="string" table:number-columns-spanned="1" table:number-rows-spanned="7">
            <text:p>45: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6" calcext:value-type="float">
            <text:p>26</text:p>
          </table:table-cell>
          <table:table-cell table:style-name="ce1" office:value-type="float" office:value="2016" calcext:value-type="float">
            <text:p>2016</text:p>
          </table:table-cell>
          <table:table-cell table:style-name="ce3" table:formula="of:=CONCATENATE([.B105];[.A105];[.C105];[.A105];[.D105])" office:value-type="string" office:string-value="9:26:2016" calcext:value-type="string">
            <text:p>9:26: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05]-[.H105]&lt;0;([.H105]-[.F105]);([.H105]-[.F105])*-1)" office:value-type="float" office:value="7" calcext:value-type="float">
            <text:p>7</text:p>
          </table:table-cell>
          <table:table-cell table:style-name="ce3" table:formula="of:=IF([.G105]-[.I105]&lt;0;([.I105]-[.G105]);([.I105]-[.G105])*-1)" office:value-type="float" office:value="30" calcext:value-type="float">
            <text:p>30</text:p>
          </table:table-cell>
          <table:table-cell table:style-name="ce3" table:formula="of:=CONCATENATE(IF([.K105]&gt;60;[.J105]+INT([.K105]/60);[.J105]);[.A105];IF([.K105]&gt;60;ROUND(60*(ROUND(INT([.K105]/60)-[.K105]/60;2)*-1);0);[.K105]))" office:value-type="string" office:string-value="7:30" calcext:value-type="string">
            <text:p>7:30</text:p>
          </table:table-cell>
          <table:covered-table-cell table:style-name="ce4" table:formula="of:=CONCATENATE(IF(SUM([.K105:.K111])&gt;=60;SUM([.J105:.J111])+ROUND(INT(SUM([.K105:.K111]))/60;0);SUM([.J105:.J111]));[.A105];IF(SUM([.K105:.K111])&gt;=60;ROUND(60*(ROUND(INT(SUM([.K105:.K111])/60)-SUM([.K105:.K111])/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105:.K111])&gt;=60;SUM([.J105:.J111])+ROUND(INT(SUM([.K105:.K111]))/60;0);SUM([.J105:.J111]));[.A101];IF(SUM([.K105:.K111])&gt;=60;ROUND(60*(ROUND(INT(SUM([.K105:.K111])/60)-SUM([.K105:.K111])/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7" calcext:value-type="float">
            <text:p>27</text:p>
          </table:table-cell>
          <table:table-cell table:style-name="ce1" office:value-type="float" office:value="2016" calcext:value-type="float">
            <text:p>2016</text:p>
          </table:table-cell>
          <table:table-cell table:style-name="ce3" table:formula="of:=CONCATENATE([.B106];[.A106];[.C106];[.A106];[.D106])" office:value-type="string" office:string-value="9:27:2016" calcext:value-type="string">
            <text:p>9:2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06]-[.H106]&lt;0;([.H106]-[.F106]);([.H106]-[.F106])*-1)" office:value-type="float" office:value="7" calcext:value-type="float">
            <text:p>7</text:p>
          </table:table-cell>
          <table:table-cell table:style-name="ce3" table:formula="of:=IF([.G106]-[.I106]&lt;0;([.I106]-[.G106]);([.I106]-[.G106])*-1)" office:value-type="float" office:value="30" calcext:value-type="float">
            <text:p>30</text:p>
          </table:table-cell>
          <table:table-cell table:style-name="ce3" table:formula="of:=CONCATENATE(IF([.K106]&gt;60;[.J106]+INT([.K106]/60);[.J106]);[.A106];IF([.K106]&gt;60;ROUND(60*(ROUND(INT([.K106]/60)-[.K106]/60;2)*-1);0);[.K106]))" office:value-type="string" office:string-value="7:30" calcext:value-type="string">
            <text:p>7:30</text:p>
          </table:table-cell>
          <table:covered-table-cell table:style-name="ce4" table:formula="of:=CONCATENATE(IF(SUM([.K106:.K112])&gt;=60;SUM([.J106:.J112])+ROUND(INT(SUM([.K106:.K112]))/60;0);SUM([.J106:.J112]));[.A106];IF(SUM([.K106:.K112])&gt;=60;ROUND(60*(ROUND(INT(SUM([.K106:.K112])/60)-SUM([.K106:.K112])/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106:.K112])&gt;=60;SUM([.J106:.J112])+ROUND(INT(SUM([.K106:.K112]))/60;0);SUM([.J106:.J112]));[.A102];IF(SUM([.K106:.K112])&gt;=60;ROUND(60*(ROUND(INT(SUM([.K106:.K112])/60)-SUM([.K106:.K112])/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8" calcext:value-type="float">
            <text:p>28</text:p>
          </table:table-cell>
          <table:table-cell table:style-name="ce1" office:value-type="float" office:value="2016" calcext:value-type="float">
            <text:p>2016</text:p>
          </table:table-cell>
          <table:table-cell table:style-name="ce3" table:formula="of:=CONCATENATE([.B107];[.A107];[.C107];[.A107];[.D107])" office:value-type="string" office:string-value="9:28:2016" calcext:value-type="string">
            <text:p>9:28: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07]-[.H107]&lt;0;([.H107]-[.F107]);([.H107]-[.F107])*-1)" office:value-type="float" office:value="7" calcext:value-type="float">
            <text:p>7</text:p>
          </table:table-cell>
          <table:table-cell table:style-name="ce3" table:formula="of:=IF([.G107]-[.I107]&lt;0;([.I107]-[.G107]);([.I107]-[.G107])*-1)" office:value-type="float" office:value="30" calcext:value-type="float">
            <text:p>30</text:p>
          </table:table-cell>
          <table:table-cell table:style-name="ce3" table:formula="of:=CONCATENATE(IF([.K107]&gt;60;[.J107]+INT([.K107]/60);[.J107]);[.A107];IF([.K107]&gt;60;ROUND(60*(ROUND(INT([.K107]/60)-[.K107]/60;2)*-1);0);[.K107]))" office:value-type="string" office:string-value="7:30" calcext:value-type="string">
            <text:p>7:30</text:p>
          </table:table-cell>
          <table:table-cell table:style-name="ce4" table:formula="of:=CONCATENATE(IF(SUM([.K107:.K113])&gt;=60;SUM([.J107:.J113])+ROUND(INT(SUM([.K107:.K113]))/60;0);SUM([.J107:.J113]));[.A107];IF(SUM([.K107:.K113])&gt;=60;ROUND(60*(ROUND(INT(SUM([.K107:.K113])/60)-SUM([.K107:.K113])/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107:.K113])&gt;=60;SUM([.J107:.J113])+ROUND(INT(SUM([.K107:.K113]))/60;0);SUM([.J107:.J113]));[.A103];IF(SUM([.K107:.K113])&gt;=60;ROUND(60*(ROUND(INT(SUM([.K107:.K113])/60)-SUM([.K107:.K113])/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29" calcext:value-type="float">
            <text:p>29</text:p>
          </table:table-cell>
          <table:table-cell table:style-name="ce1" office:value-type="float" office:value="2016" calcext:value-type="float">
            <text:p>2016</text:p>
          </table:table-cell>
          <table:table-cell table:style-name="ce3" table:formula="of:=CONCATENATE([.B108];[.A108];[.C108];[.A108];[.D108])" office:value-type="string" office:string-value="9:29:2016" calcext:value-type="string">
            <text:p>9:29:2016</text:p>
          </table:table-cell>
          <table:table-cell table:number-columns-repeated="4" table:style-name="ce1" office:value-type="float" office:value="0" calcext:value-type="float">
            <text:p>0</text:p>
          </table:table-cell>
          <table:table-cell table:style-name="ce3" table:formula="of:=IF([.F108]-[.H108]&lt;0;([.H108]-[.F108]);([.H108]-[.F108])*-1)" office:value-type="float" office:value="-0" calcext:value-type="float">
            <text:p>0</text:p>
          </table:table-cell>
          <table:table-cell table:style-name="ce3" table:formula="of:=IF([.G108]-[.I108]&lt;0;([.I108]-[.G108]);([.I108]-[.G108])*-1)" office:value-type="float" office:value="-0" calcext:value-type="float">
            <text:p>0</text:p>
          </table:table-cell>
          <table:table-cell table:style-name="ce3" table:formula="of:=CONCATENATE(IF([.K108]&gt;60;[.J108]+INT([.K108]/60);[.J108]);[.A108];IF([.K108]&gt;60;ROUND(60*(ROUND(INT([.K108]/60)-[.K108]/60;2)*-1);0);[.K108]))" office:value-type="string" office:string-value="0:0" calcext:value-type="string">
            <text:p>0:0</text:p>
          </table:table-cell>
          <table:covered-table-cell table:style-name="ce4" table:formula="of:=CONCATENATE(IF(SUM([.K108:.K114])&gt;=60;SUM([.J108:.J114])+ROUND(INT(SUM([.K108:.K114]))/60;0);SUM([.J108:.J114]));[.A108];IF(SUM([.K108:.K114])&gt;=60;ROUND(60*(ROUND(INT(SUM([.K108:.K114])/60)-SUM([.K108:.K114])/60;2)*-1);0)))" office:value-type="string" office:string-value="45:0" calcext:value-type="string">
            <text:p>45:0</text:p>
          </table:covered-table-cell>
          <table:table-cell table:style-name="ce5" office:value-type="string" calcext:value-type="string">
            <text:p>Thursday</text:p>
          </table:table-cell>
          <table:covered-table-cell table:style-name="ce7" table:formula="of:=CONCATENATE(IF(SUM([.K108:.K114])&gt;=60;SUM([.J108:.J114])+ROUND(INT(SUM([.K108:.K114]))/60;0);SUM([.J108:.J114]));[.A104];IF(SUM([.K108:.K114])&gt;=60;ROUND(60*(ROUND(INT(SUM([.K108:.K114])/60)-SUM([.K108:.K114])/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2016" calcext:value-type="float">
            <text:p>2016</text:p>
          </table:table-cell>
          <table:table-cell table:style-name="ce3" table:formula="of:=CONCATENATE([.B109];[.A109];[.C109];[.A109];[.D109])" office:value-type="string" office:string-value="9:30:2016" calcext:value-type="string">
            <text:p>9:3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09]-[.H109]&lt;0;([.H109]-[.F109]);([.H109]-[.F109])*-1)" office:value-type="float" office:value="7" calcext:value-type="float">
            <text:p>7</text:p>
          </table:table-cell>
          <table:table-cell table:style-name="ce3" table:formula="of:=IF([.G109]-[.I109]&lt;0;([.I109]-[.G109]);([.I109]-[.G109])*-1)" office:value-type="float" office:value="30" calcext:value-type="float">
            <text:p>30</text:p>
          </table:table-cell>
          <table:table-cell table:style-name="ce3" table:formula="of:=CONCATENATE(IF([.K109]&gt;60;[.J109]+INT([.K109]/60);[.J109]);[.A109];IF([.K109]&gt;60;ROUND(60*(ROUND(INT([.K109]/60)-[.K109]/60;2)*-1);0);[.K109]))" office:value-type="string" office:string-value="7:30" calcext:value-type="string">
            <text:p>7:30</text:p>
          </table:table-cell>
          <table:covered-table-cell table:style-name="ce4" table:formula="of:=CONCATENATE(IF(SUM([.K109:.K115])&gt;=60;SUM([.J109:.J115])+ROUND(INT(SUM([.K109:.K115]))/60;0);SUM([.J109:.J115]));[.A109];IF(SUM([.K109:.K115])&gt;=60;ROUND(60*(ROUND(INT(SUM([.K109:.K115])/60)-SUM([.K109:.K115])/60;2)*-1);0)))" office:value-type="string" office:string-value="45:0" calcext:value-type="string">
            <text:p>45:0</text:p>
          </table:covered-table-cell>
          <table:table-cell table:style-name="ce5" office:value-type="string" calcext:value-type="string">
            <text:p>Friday</text:p>
          </table:table-cell>
          <table:covered-table-cell table:style-name="ce7" table:formula="of:=CONCATENATE(IF(SUM([.K109:.K115])&gt;=60;SUM([.J109:.J115])+ROUND(INT(SUM([.K109:.K115]))/60;0);SUM([.J109:.J115]));[.A105];IF(SUM([.K109:.K115])&gt;=60;ROUND(60*(ROUND(INT(SUM([.K109:.K115])/60)-SUM([.K109:.K115])/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9" calcext:value-type="float">
            <text:p>9</text:p>
          </table:table-cell>
          <table:table-cell table:style-name="ce1" office:value-type="float" office:value="31" calcext:value-type="float">
            <text:p>31</text:p>
          </table:table-cell>
          <table:table-cell table:style-name="ce1" office:value-type="float" office:value="2016" calcext:value-type="float">
            <text:p>2016</text:p>
          </table:table-cell>
          <table:table-cell table:style-name="ce3" table:formula="of:=CONCATENATE([.B110];[.A110];[.C110];[.A110];[.D110])" office:value-type="string" office:string-value="9:31:2016" calcext:value-type="string">
            <text:p>9:3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10]-[.H110]&lt;0;([.H110]-[.F110]);([.H110]-[.F110])*-1)" office:value-type="float" office:value="7" calcext:value-type="float">
            <text:p>7</text:p>
          </table:table-cell>
          <table:table-cell table:style-name="ce3" table:formula="of:=IF([.G110]-[.I110]&lt;0;([.I110]-[.G110]);([.I110]-[.G110])*-1)" office:value-type="float" office:value="30" calcext:value-type="float">
            <text:p>30</text:p>
          </table:table-cell>
          <table:table-cell table:style-name="ce3" table:formula="of:=CONCATENATE(IF([.K110]&gt;60;[.J110]+INT([.K110]/60);[.J110]);[.A110];IF([.K110]&gt;60;ROUND(60*(ROUND(INT([.K110]/60)-[.K110]/60;2)*-1);0);[.K110]))" office:value-type="string" office:string-value="7:30" calcext:value-type="string">
            <text:p>7:30</text:p>
          </table:table-cell>
          <table:covered-table-cell table:style-name="ce4" table:formula="of:=CONCATENATE(IF(SUM([.K110:.K116])&gt;=60;SUM([.J110:.J116])+ROUND(INT(SUM([.K110:.K116]))/60;0);SUM([.J110:.J116]));[.A110];IF(SUM([.K110:.K116])&gt;=60;ROUND(60*(ROUND(INT(SUM([.K110:.K116])/60)-SUM([.K110:.K116])/60;2)*-1);0)))" office:value-type="string" office:string-value="45:0" calcext:value-type="string">
            <text:p>45:0</text:p>
          </table:covered-table-cell>
          <table:table-cell table:style-name="ce5" office:value-type="string" calcext:value-type="string">
            <text:p>Saturday</text:p>
          </table:table-cell>
          <table:covered-table-cell table:style-name="ce7" table:formula="of:=CONCATENATE(IF(SUM([.K110:.K116])&gt;=60;SUM([.J110:.J116])+ROUND(INT(SUM([.K110:.K116]))/60;0);SUM([.J110:.J116]));[.A106];IF(SUM([.K110:.K116])&gt;=60;ROUND(60*(ROUND(INT(SUM([.K110:.K116])/60)-SUM([.K110:.K116])/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 calcext:value-type="float">
            <text:p>1</text:p>
          </table:table-cell>
          <table:table-cell table:style-name="ce1" office:value-type="float" office:value="2016" calcext:value-type="float">
            <text:p>2016</text:p>
          </table:table-cell>
          <table:table-cell table:style-name="ce3" table:formula="of:=CONCATENATE([.B111];[.A111];[.C111];[.A111];[.D111])" office:value-type="string" office:string-value="10:1:2016" calcext:value-type="string">
            <text:p>10: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11]-[.H111]&lt;0;([.H111]-[.F111]);([.H111]-[.F111])*-1)" office:value-type="float" office:value="7" calcext:value-type="float">
            <text:p>7</text:p>
          </table:table-cell>
          <table:table-cell table:style-name="ce3" table:formula="of:=IF([.G111]-[.I111]&lt;0;([.I111]-[.G111]);([.I111]-[.G111])*-1)" office:value-type="float" office:value="30" calcext:value-type="float">
            <text:p>30</text:p>
          </table:table-cell>
          <table:table-cell table:style-name="ce3" table:formula="of:=CONCATENATE(IF([.K111]&gt;60;[.J111]+INT([.K111]/60);[.J111]);[.A111];IF([.K111]&gt;60;ROUND(60*(ROUND(INT([.K111]/60)-[.K111]/60;2)*-1);0);[.K111]))" office:value-type="string" office:string-value="7:30" calcext:value-type="string">
            <text:p>7:30</text:p>
          </table:table-cell>
          <table:covered-table-cell table:style-name="ce4" table:formula="of:=CONCATENATE(IF(SUM([.K111:.K117])&gt;=60;SUM([.J111:.J117])+ROUND(INT(SUM([.K111:.K117]))/60;0);SUM([.J111:.J117]));[.A111];IF(SUM([.K111:.K117])&gt;=60;ROUND(60*(ROUND(INT(SUM([.K111:.K117])/60)-SUM([.K111:.K117])/60;2)*-1);0)))" office:value-type="string" office:string-value="45:0" calcext:value-type="string">
            <text:p>45:0</text:p>
          </table:covered-table-cell>
          <table:table-cell table:style-name="ce5" office:value-type="string" calcext:value-type="string">
            <text:p>Sunday</text:p>
          </table:table-cell>
          <table:table-cell table:style-name="ce7" table:formula="of:=CONCATENATE(IF(SUM([.K111:.K117])&gt;=60;SUM([.J111:.J117])+ROUND(INT(SUM([.K111:.K117]))/60;0);SUM([.J111:.J117]));[.A107];IF(SUM([.K111:.K117])&gt;=60;ROUND(60*(ROUND(INT(SUM([.K111:.K117])/60)-SUM([.K111:.K117])/60;2)*-1);0)))" office:value-type="string" office:string-value="45:0" calcext:value-type="string" table:number-columns-spanned="1" table:number-rows-spanned="7">
            <text:p>45: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 calcext:value-type="float">
            <text:p>2</text:p>
          </table:table-cell>
          <table:table-cell table:style-name="ce1" office:value-type="float" office:value="2016" calcext:value-type="float">
            <text:p>2016</text:p>
          </table:table-cell>
          <table:table-cell table:style-name="ce3" table:formula="of:=CONCATENATE([.B112];[.A112];[.C112];[.A112];[.D112])" office:value-type="string" office:string-value="10:2:2016" calcext:value-type="string">
            <text:p>10:2: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12]-[.H112]&lt;0;([.H112]-[.F112]);([.H112]-[.F112])*-1)" office:value-type="float" office:value="7" calcext:value-type="float">
            <text:p>7</text:p>
          </table:table-cell>
          <table:table-cell table:style-name="ce3" table:formula="of:=IF([.G112]-[.I112]&lt;0;([.I112]-[.G112]);([.I112]-[.G112])*-1)" office:value-type="float" office:value="30" calcext:value-type="float">
            <text:p>30</text:p>
          </table:table-cell>
          <table:table-cell table:style-name="ce3" table:formula="of:=CONCATENATE(IF([.K112]&gt;60;[.J112]+INT([.K112]/60);[.J112]);[.A112];IF([.K112]&gt;60;ROUND(60*(ROUND(INT([.K112]/60)-[.K112]/60;2)*-1);0);[.K112]))" office:value-type="string" office:string-value="7:30" calcext:value-type="string">
            <text:p>7:30</text:p>
          </table:table-cell>
          <table:covered-table-cell table:style-name="ce4" table:formula="of:=CONCATENATE(IF(SUM([.K112:.K118])&gt;=60;SUM([.J112:.J118])+ROUND(INT(SUM([.K112:.K118]))/60;0);SUM([.J112:.J118]));[.A112];IF(SUM([.K112:.K118])&gt;=60;ROUND(60*(ROUND(INT(SUM([.K112:.K118])/60)-SUM([.K112:.K118])/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112:.K118])&gt;=60;SUM([.J112:.J118])+ROUND(INT(SUM([.K112:.K118]))/60;0);SUM([.J112:.J118]));[.A108];IF(SUM([.K112:.K118])&gt;=60;ROUND(60*(ROUND(INT(SUM([.K112:.K118])/60)-SUM([.K112:.K118])/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3" calcext:value-type="float">
            <text:p>3</text:p>
          </table:table-cell>
          <table:table-cell table:style-name="ce1" office:value-type="float" office:value="2016" calcext:value-type="float">
            <text:p>2016</text:p>
          </table:table-cell>
          <table:table-cell table:style-name="ce3" table:formula="of:=CONCATENATE([.B113];[.A113];[.C113];[.A113];[.D113])" office:value-type="string" office:string-value="10:3:2016" calcext:value-type="string">
            <text:p>10:3: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13]-[.H113]&lt;0;([.H113]-[.F113]);([.H113]-[.F113])*-1)" office:value-type="float" office:value="7" calcext:value-type="float">
            <text:p>7</text:p>
          </table:table-cell>
          <table:table-cell table:style-name="ce3" table:formula="of:=IF([.G113]-[.I113]&lt;0;([.I113]-[.G113]);([.I113]-[.G113])*-1)" office:value-type="float" office:value="30" calcext:value-type="float">
            <text:p>30</text:p>
          </table:table-cell>
          <table:table-cell table:style-name="ce3" table:formula="of:=CONCATENATE(IF([.K113]&gt;60;[.J113]+INT([.K113]/60);[.J113]);[.A113];IF([.K113]&gt;60;ROUND(60*(ROUND(INT([.K113]/60)-[.K113]/60;2)*-1);0);[.K113]))" office:value-type="string" office:string-value="7:30" calcext:value-type="string">
            <text:p>7:30</text:p>
          </table:table-cell>
          <table:covered-table-cell table:style-name="ce4" table:formula="of:=CONCATENATE(IF(SUM([.K113:.K119])&gt;=60;SUM([.J113:.J119])+ROUND(INT(SUM([.K113:.K119]))/60;0);SUM([.J113:.J119]));[.A113];IF(SUM([.K113:.K119])&gt;=60;ROUND(60*(ROUND(INT(SUM([.K113:.K119])/60)-SUM([.K113:.K119])/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113:.K119])&gt;=60;SUM([.J113:.J119])+ROUND(INT(SUM([.K113:.K119]))/60;0);SUM([.J113:.J119]));[.A109];IF(SUM([.K113:.K119])&gt;=60;ROUND(60*(ROUND(INT(SUM([.K113:.K119])/60)-SUM([.K113:.K119])/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4" calcext:value-type="float">
            <text:p>4</text:p>
          </table:table-cell>
          <table:table-cell table:style-name="ce1" office:value-type="float" office:value="2016" calcext:value-type="float">
            <text:p>2016</text:p>
          </table:table-cell>
          <table:table-cell table:style-name="ce3" table:formula="of:=CONCATENATE([.B114];[.A114];[.C114];[.A114];[.D114])" office:value-type="string" office:string-value="10:4:2016" calcext:value-type="string">
            <text:p>10:4: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14]-[.H114]&lt;0;([.H114]-[.F114]);([.H114]-[.F114])*-1)" office:value-type="float" office:value="7" calcext:value-type="float">
            <text:p>7</text:p>
          </table:table-cell>
          <table:table-cell table:style-name="ce3" table:formula="of:=IF([.G114]-[.I114]&lt;0;([.I114]-[.G114]);([.I114]-[.G114])*-1)" office:value-type="float" office:value="30" calcext:value-type="float">
            <text:p>30</text:p>
          </table:table-cell>
          <table:table-cell table:style-name="ce3" table:formula="of:=CONCATENATE(IF([.K114]&gt;60;[.J114]+INT([.K114]/60);[.J114]);[.A114];IF([.K114]&gt;60;ROUND(60*(ROUND(INT([.K114]/60)-[.K114]/60;2)*-1);0);[.K114]))" office:value-type="string" office:string-value="7:30" calcext:value-type="string">
            <text:p>7:30</text:p>
          </table:table-cell>
          <table:table-cell table:style-name="ce4" table:formula="of:=CONCATENATE(IF(SUM([.K114:.K120])&gt;=60;SUM([.J114:.J120])+ROUND(INT(SUM([.K114:.K120]))/60;0);SUM([.J114:.J120]));[.A114];IF(SUM([.K114:.K120])&gt;=60;ROUND(60*(ROUND(INT(SUM([.K114:.K120])/60)-SUM([.K114:.K120])/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114:.K120])&gt;=60;SUM([.J114:.J120])+ROUND(INT(SUM([.K114:.K120]))/60;0);SUM([.J114:.J120]));[.A110];IF(SUM([.K114:.K120])&gt;=60;ROUND(60*(ROUND(INT(SUM([.K114:.K120])/60)-SUM([.K114:.K120])/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5" calcext:value-type="float">
            <text:p>5</text:p>
          </table:table-cell>
          <table:table-cell table:style-name="ce1" office:value-type="float" office:value="2016" calcext:value-type="float">
            <text:p>2016</text:p>
          </table:table-cell>
          <table:table-cell table:style-name="ce3" table:formula="of:=CONCATENATE([.B115];[.A115];[.C115];[.A115];[.D115])" office:value-type="string" office:string-value="10:5:2016" calcext:value-type="string">
            <text:p>10:5:2016</text:p>
          </table:table-cell>
          <table:table-cell table:number-columns-repeated="4" table:style-name="ce1" office:value-type="float" office:value="0" calcext:value-type="float">
            <text:p>0</text:p>
          </table:table-cell>
          <table:table-cell table:style-name="ce3" table:formula="of:=IF([.F115]-[.H115]&lt;0;([.H115]-[.F115]);([.H115]-[.F115])*-1)" office:value-type="float" office:value="-0" calcext:value-type="float">
            <text:p>0</text:p>
          </table:table-cell>
          <table:table-cell table:style-name="ce3" table:formula="of:=IF([.G115]-[.I115]&lt;0;([.I115]-[.G115]);([.I115]-[.G115])*-1)" office:value-type="float" office:value="-0" calcext:value-type="float">
            <text:p>0</text:p>
          </table:table-cell>
          <table:table-cell table:style-name="ce3" table:formula="of:=CONCATENATE(IF([.K115]&gt;60;[.J115]+INT([.K115]/60);[.J115]);[.A115];IF([.K115]&gt;60;ROUND(60*(ROUND(INT([.K115]/60)-[.K115]/60;2)*-1);0);[.K115]))" office:value-type="string" office:string-value="0:0" calcext:value-type="string">
            <text:p>0:0</text:p>
          </table:table-cell>
          <table:covered-table-cell table:style-name="ce4" table:formula="of:=CONCATENATE(IF(SUM([.K115:.K121])&gt;=60;SUM([.J115:.J121])+ROUND(INT(SUM([.K115:.K121]))/60;0);SUM([.J115:.J121]));[.A115];IF(SUM([.K115:.K121])&gt;=60;ROUND(60*(ROUND(INT(SUM([.K115:.K121])/60)-SUM([.K115:.K121])/60;2)*-1);0)))" office:value-type="string" office:string-value="45:0" calcext:value-type="string">
            <text:p>45:0</text:p>
          </table:covered-table-cell>
          <table:table-cell table:style-name="ce5" office:value-type="string" calcext:value-type="string">
            <text:p>Thursday</text:p>
          </table:table-cell>
          <table:covered-table-cell table:style-name="ce7" table:formula="of:=CONCATENATE(IF(SUM([.K115:.K121])&gt;=60;SUM([.J115:.J121])+ROUND(INT(SUM([.K115:.K121]))/60;0);SUM([.J115:.J121]));[.A111];IF(SUM([.K115:.K121])&gt;=60;ROUND(60*(ROUND(INT(SUM([.K115:.K121])/60)-SUM([.K115:.K121])/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6" calcext:value-type="float">
            <text:p>6</text:p>
          </table:table-cell>
          <table:table-cell table:style-name="ce1" office:value-type="float" office:value="2016" calcext:value-type="float">
            <text:p>2016</text:p>
          </table:table-cell>
          <table:table-cell table:style-name="ce3" table:formula="of:=CONCATENATE([.B116];[.A116];[.C116];[.A116];[.D116])" office:value-type="string" office:string-value="10:6:2016" calcext:value-type="string">
            <text:p>10:6: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16]-[.H116]&lt;0;([.H116]-[.F116]);([.H116]-[.F116])*-1)" office:value-type="float" office:value="7" calcext:value-type="float">
            <text:p>7</text:p>
          </table:table-cell>
          <table:table-cell table:style-name="ce3" table:formula="of:=IF([.G116]-[.I116]&lt;0;([.I116]-[.G116]);([.I116]-[.G116])*-1)" office:value-type="float" office:value="30" calcext:value-type="float">
            <text:p>30</text:p>
          </table:table-cell>
          <table:table-cell table:style-name="ce3" table:formula="of:=CONCATENATE(IF([.K116]&gt;60;[.J116]+INT([.K116]/60);[.J116]);[.A116];IF([.K116]&gt;60;ROUND(60*(ROUND(INT([.K116]/60)-[.K116]/60;2)*-1);0);[.K116]))" office:value-type="string" office:string-value="7:30" calcext:value-type="string">
            <text:p>7:30</text:p>
          </table:table-cell>
          <table:covered-table-cell table:style-name="ce4" table:formula="of:=CONCATENATE(IF(SUM([.K116:.K122])&gt;=60;SUM([.J116:.J122])+ROUND(INT(SUM([.K116:.K122]))/60;0);SUM([.J116:.J122]));[.A116];IF(SUM([.K116:.K122])&gt;=60;ROUND(60*(ROUND(INT(SUM([.K116:.K122])/60)-SUM([.K116:.K122])/60;2)*-1);0)))" office:value-type="string" office:string-value="45:0" calcext:value-type="string">
            <text:p>45:0</text:p>
          </table:covered-table-cell>
          <table:table-cell table:style-name="ce5" office:value-type="string" calcext:value-type="string">
            <text:p>Friday</text:p>
          </table:table-cell>
          <table:covered-table-cell table:style-name="ce7" table:formula="of:=CONCATENATE(IF(SUM([.K116:.K122])&gt;=60;SUM([.J116:.J122])+ROUND(INT(SUM([.K116:.K122]))/60;0);SUM([.J116:.J122]));[.A112];IF(SUM([.K116:.K122])&gt;=60;ROUND(60*(ROUND(INT(SUM([.K116:.K122])/60)-SUM([.K116:.K122])/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7" calcext:value-type="float">
            <text:p>7</text:p>
          </table:table-cell>
          <table:table-cell table:style-name="ce1" office:value-type="float" office:value="2016" calcext:value-type="float">
            <text:p>2016</text:p>
          </table:table-cell>
          <table:table-cell table:style-name="ce3" table:formula="of:=CONCATENATE([.B117];[.A117];[.C117];[.A117];[.D117])" office:value-type="string" office:string-value="10:7:2016" calcext:value-type="string">
            <text:p>10: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17]-[.H117]&lt;0;([.H117]-[.F117]);([.H117]-[.F117])*-1)" office:value-type="float" office:value="7" calcext:value-type="float">
            <text:p>7</text:p>
          </table:table-cell>
          <table:table-cell table:style-name="ce3" table:formula="of:=IF([.G117]-[.I117]&lt;0;([.I117]-[.G117]);([.I117]-[.G117])*-1)" office:value-type="float" office:value="30" calcext:value-type="float">
            <text:p>30</text:p>
          </table:table-cell>
          <table:table-cell table:style-name="ce3" table:formula="of:=CONCATENATE(IF([.K117]&gt;60;[.J117]+INT([.K117]/60);[.J117]);[.A117];IF([.K117]&gt;60;ROUND(60*(ROUND(INT([.K117]/60)-[.K117]/60;2)*-1);0);[.K117]))" office:value-type="string" office:string-value="7:30" calcext:value-type="string">
            <text:p>7:30</text:p>
          </table:table-cell>
          <table:covered-table-cell table:style-name="ce4" table:formula="of:=CONCATENATE(IF(SUM([.K117:.K123])&gt;=60;SUM([.J117:.J123])+ROUND(INT(SUM([.K117:.K123]))/60;0);SUM([.J117:.J123]));[.A117];IF(SUM([.K117:.K123])&gt;=60;ROUND(60*(ROUND(INT(SUM([.K117:.K123])/60)-SUM([.K117:.K123])/60;2)*-1);0)))" office:value-type="string" office:string-value="45:0" calcext:value-type="string">
            <text:p>45:0</text:p>
          </table:covered-table-cell>
          <table:table-cell table:style-name="ce5" office:value-type="string" calcext:value-type="string">
            <text:p>Saturday</text:p>
          </table:table-cell>
          <table:covered-table-cell table:style-name="ce7" table:formula="of:=CONCATENATE(IF(SUM([.K117:.K123])&gt;=60;SUM([.J117:.J123])+ROUND(INT(SUM([.K117:.K123]))/60;0);SUM([.J117:.J123]));[.A113];IF(SUM([.K117:.K123])&gt;=60;ROUND(60*(ROUND(INT(SUM([.K117:.K123])/60)-SUM([.K117:.K123])/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8" calcext:value-type="float">
            <text:p>8</text:p>
          </table:table-cell>
          <table:table-cell table:style-name="ce1" office:value-type="float" office:value="2016" calcext:value-type="float">
            <text:p>2016</text:p>
          </table:table-cell>
          <table:table-cell table:style-name="ce3" table:formula="of:=CONCATENATE([.B118];[.A118];[.C118];[.A118];[.D118])" office:value-type="string" office:string-value="10:8:2016" calcext:value-type="string">
            <text:p>10:8: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18]-[.H118]&lt;0;([.H118]-[.F118]);([.H118]-[.F118])*-1)" office:value-type="float" office:value="7" calcext:value-type="float">
            <text:p>7</text:p>
          </table:table-cell>
          <table:table-cell table:style-name="ce3" table:formula="of:=IF([.G118]-[.I118]&lt;0;([.I118]-[.G118]);([.I118]-[.G118])*-1)" office:value-type="float" office:value="30" calcext:value-type="float">
            <text:p>30</text:p>
          </table:table-cell>
          <table:table-cell table:style-name="ce3" table:formula="of:=CONCATENATE(IF([.K118]&gt;60;[.J118]+INT([.K118]/60);[.J118]);[.A118];IF([.K118]&gt;60;ROUND(60*(ROUND(INT([.K118]/60)-[.K118]/60;2)*-1);0);[.K118]))" office:value-type="string" office:string-value="7:30" calcext:value-type="string">
            <text:p>7:30</text:p>
          </table:table-cell>
          <table:covered-table-cell table:style-name="ce4" table:formula="of:=CONCATENATE(IF(SUM([.K118:.K124])&gt;=60;SUM([.J118:.J124])+ROUND(INT(SUM([.K118:.K124]))/60;0);SUM([.J118:.J124]));[.A118];IF(SUM([.K118:.K124])&gt;=60;ROUND(60*(ROUND(INT(SUM([.K118:.K124])/60)-SUM([.K118:.K124])/60;2)*-1);0)))" office:value-type="string" office:string-value="45:0" calcext:value-type="string">
            <text:p>45:0</text:p>
          </table:covered-table-cell>
          <table:table-cell table:style-name="ce5" office:value-type="string" calcext:value-type="string">
            <text:p>Sunday</text:p>
          </table:table-cell>
          <table:table-cell table:style-name="ce7" table:formula="of:=CONCATENATE(IF(SUM([.K118:.K124])&gt;=60;SUM([.J118:.J124])+ROUND(INT(SUM([.K118:.K124]))/60;0);SUM([.J118:.J124]));[.A114];IF(SUM([.K118:.K124])&gt;=60;ROUND(60*(ROUND(INT(SUM([.K118:.K124])/60)-SUM([.K118:.K124])/60;2)*-1);0)))" office:value-type="string" office:string-value="45:0" calcext:value-type="string" table:number-columns-spanned="1" table:number-rows-spanned="7">
            <text:p>45: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9" calcext:value-type="float">
            <text:p>9</text:p>
          </table:table-cell>
          <table:table-cell table:style-name="ce1" office:value-type="float" office:value="2016" calcext:value-type="float">
            <text:p>2016</text:p>
          </table:table-cell>
          <table:table-cell table:style-name="ce3" table:formula="of:=CONCATENATE([.B119];[.A119];[.C119];[.A119];[.D119])" office:value-type="string" office:string-value="10:9:2016" calcext:value-type="string">
            <text:p>10: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19]-[.H119]&lt;0;([.H119]-[.F119]);([.H119]-[.F119])*-1)" office:value-type="float" office:value="7" calcext:value-type="float">
            <text:p>7</text:p>
          </table:table-cell>
          <table:table-cell table:style-name="ce3" table:formula="of:=IF([.G119]-[.I119]&lt;0;([.I119]-[.G119]);([.I119]-[.G119])*-1)" office:value-type="float" office:value="30" calcext:value-type="float">
            <text:p>30</text:p>
          </table:table-cell>
          <table:table-cell table:style-name="ce3" table:formula="of:=CONCATENATE(IF([.K119]&gt;60;[.J119]+INT([.K119]/60);[.J119]);[.A119];IF([.K119]&gt;60;ROUND(60*(ROUND(INT([.K119]/60)-[.K119]/60;2)*-1);0);[.K119]))" office:value-type="string" office:string-value="7:30" calcext:value-type="string">
            <text:p>7:30</text:p>
          </table:table-cell>
          <table:covered-table-cell table:style-name="ce4" table:formula="of:=CONCATENATE(IF(SUM([.K119:.K125])&gt;=60;SUM([.J119:.J125])+ROUND(INT(SUM([.K119:.K125]))/60;0);SUM([.J119:.J125]));[.A119];IF(SUM([.K119:.K125])&gt;=60;ROUND(60*(ROUND(INT(SUM([.K119:.K125])/60)-SUM([.K119:.K125])/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119:.K125])&gt;=60;SUM([.J119:.J125])+ROUND(INT(SUM([.K119:.K125]))/60;0);SUM([.J119:.J125]));[.A115];IF(SUM([.K119:.K125])&gt;=60;ROUND(60*(ROUND(INT(SUM([.K119:.K125])/60)-SUM([.K119:.K125])/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number-columns-repeated="2" table:style-name="ce1" office:value-type="float" office:value="10" calcext:value-type="float">
            <text:p>10</text:p>
          </table:table-cell>
          <table:table-cell table:style-name="ce1" office:value-type="float" office:value="2016" calcext:value-type="float">
            <text:p>2016</text:p>
          </table:table-cell>
          <table:table-cell table:style-name="ce3" table:formula="of:=CONCATENATE([.B120];[.A120];[.C120];[.A120];[.D120])" office:value-type="string" office:string-value="10:10:2016" calcext:value-type="string">
            <text:p>10:1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20]-[.H120]&lt;0;([.H120]-[.F120]);([.H120]-[.F120])*-1)" office:value-type="float" office:value="7" calcext:value-type="float">
            <text:p>7</text:p>
          </table:table-cell>
          <table:table-cell table:style-name="ce3" table:formula="of:=IF([.G120]-[.I120]&lt;0;([.I120]-[.G120]);([.I120]-[.G120])*-1)" office:value-type="float" office:value="30" calcext:value-type="float">
            <text:p>30</text:p>
          </table:table-cell>
          <table:table-cell table:style-name="ce3" table:formula="of:=CONCATENATE(IF([.K120]&gt;60;[.J120]+INT([.K120]/60);[.J120]);[.A120];IF([.K120]&gt;60;ROUND(60*(ROUND(INT([.K120]/60)-[.K120]/60;2)*-1);0);[.K120]))" office:value-type="string" office:string-value="7:30" calcext:value-type="string">
            <text:p>7:30</text:p>
          </table:table-cell>
          <table:covered-table-cell table:style-name="ce4" table:formula="of:=CONCATENATE(IF(SUM([.K120:.K126])&gt;=60;SUM([.J120:.J126])+ROUND(INT(SUM([.K120:.K126]))/60;0);SUM([.J120:.J126]));[.A120];IF(SUM([.K120:.K126])&gt;=60;ROUND(60*(ROUND(INT(SUM([.K120:.K126])/60)-SUM([.K120:.K126])/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120:.K126])&gt;=60;SUM([.J120:.J126])+ROUND(INT(SUM([.K120:.K126]))/60;0);SUM([.J120:.J126]));[.A116];IF(SUM([.K120:.K126])&gt;=60;ROUND(60*(ROUND(INT(SUM([.K120:.K126])/60)-SUM([.K120:.K126])/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2016" calcext:value-type="float">
            <text:p>2016</text:p>
          </table:table-cell>
          <table:table-cell table:style-name="ce3" table:formula="of:=CONCATENATE([.B121];[.A121];[.C121];[.A121];[.D121])" office:value-type="string" office:string-value="10:11:2016" calcext:value-type="string">
            <text:p>10:1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21]-[.H121]&lt;0;([.H121]-[.F121]);([.H121]-[.F121])*-1)" office:value-type="float" office:value="7" calcext:value-type="float">
            <text:p>7</text:p>
          </table:table-cell>
          <table:table-cell table:style-name="ce3" table:formula="of:=IF([.G121]-[.I121]&lt;0;([.I121]-[.G121]);([.I121]-[.G121])*-1)" office:value-type="float" office:value="30" calcext:value-type="float">
            <text:p>30</text:p>
          </table:table-cell>
          <table:table-cell table:style-name="ce3" table:formula="of:=CONCATENATE(IF([.K121]&gt;60;[.J121]+INT([.K121]/60);[.J121]);[.A121];IF([.K121]&gt;60;ROUND(60*(ROUND(INT([.K121]/60)-[.K121]/60;2)*-1);0);[.K121]))" office:value-type="string" office:string-value="7:30" calcext:value-type="string">
            <text:p>7:30</text:p>
          </table:table-cell>
          <table:table-cell table:style-name="ce4" table:formula="of:=CONCATENATE(IF(SUM([.K121:.K127])&gt;=60;SUM([.J121:.J127])+ROUND(INT(SUM([.K121:.K127]))/60;0);SUM([.J121:.J127]));[.A121];IF(SUM([.K121:.K127])&gt;=60;ROUND(60*(ROUND(INT(SUM([.K121:.K127])/60)-SUM([.K121:.K127])/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121:.K127])&gt;=60;SUM([.J121:.J127])+ROUND(INT(SUM([.K121:.K127]))/60;0);SUM([.J121:.J127]));[.A117];IF(SUM([.K121:.K127])&gt;=60;ROUND(60*(ROUND(INT(SUM([.K121:.K127])/60)-SUM([.K121:.K127])/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2" calcext:value-type="float">
            <text:p>12</text:p>
          </table:table-cell>
          <table:table-cell table:style-name="ce1" office:value-type="float" office:value="2016" calcext:value-type="float">
            <text:p>2016</text:p>
          </table:table-cell>
          <table:table-cell table:style-name="ce3" table:formula="of:=CONCATENATE([.B122];[.A122];[.C122];[.A122];[.D122])" office:value-type="string" office:string-value="10:12:2016" calcext:value-type="string">
            <text:p>10:12:2016</text:p>
          </table:table-cell>
          <table:table-cell table:number-columns-repeated="4" table:style-name="ce1" office:value-type="float" office:value="0" calcext:value-type="float">
            <text:p>0</text:p>
          </table:table-cell>
          <table:table-cell table:style-name="ce3" table:formula="of:=IF([.F122]-[.H122]&lt;0;([.H122]-[.F122]);([.H122]-[.F122])*-1)" office:value-type="float" office:value="-0" calcext:value-type="float">
            <text:p>0</text:p>
          </table:table-cell>
          <table:table-cell table:style-name="ce3" table:formula="of:=IF([.G122]-[.I122]&lt;0;([.I122]-[.G122]);([.I122]-[.G122])*-1)" office:value-type="float" office:value="-0" calcext:value-type="float">
            <text:p>0</text:p>
          </table:table-cell>
          <table:table-cell table:style-name="ce3" table:formula="of:=CONCATENATE(IF([.K122]&gt;60;[.J122]+INT([.K122]/60);[.J122]);[.A122];IF([.K122]&gt;60;ROUND(60*(ROUND(INT([.K122]/60)-[.K122]/60;2)*-1);0);[.K122]))" office:value-type="string" office:string-value="0:0" calcext:value-type="string">
            <text:p>0:0</text:p>
          </table:table-cell>
          <table:covered-table-cell table:style-name="ce4" table:formula="of:=CONCATENATE(IF(SUM([.K122:.K128])&gt;=60;SUM([.J122:.J128])+ROUND(INT(SUM([.K122:.K128]))/60;0);SUM([.J122:.J128]));[.A122];IF(SUM([.K122:.K128])&gt;=60;ROUND(60*(ROUND(INT(SUM([.K122:.K128])/60)-SUM([.K122:.K128])/60;2)*-1);0)))" office:value-type="string" office:string-value="45:0" calcext:value-type="string">
            <text:p>45:0</text:p>
          </table:covered-table-cell>
          <table:table-cell table:style-name="ce5" office:value-type="string" calcext:value-type="string">
            <text:p>Thursday</text:p>
          </table:table-cell>
          <table:covered-table-cell table:style-name="ce7" table:formula="of:=CONCATENATE(IF(SUM([.K122:.K128])&gt;=60;SUM([.J122:.J128])+ROUND(INT(SUM([.K122:.K128]))/60;0);SUM([.J122:.J128]));[.A118];IF(SUM([.K122:.K128])&gt;=60;ROUND(60*(ROUND(INT(SUM([.K122:.K128])/60)-SUM([.K122:.K128])/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3" calcext:value-type="float">
            <text:p>13</text:p>
          </table:table-cell>
          <table:table-cell table:style-name="ce1" office:value-type="float" office:value="2016" calcext:value-type="float">
            <text:p>2016</text:p>
          </table:table-cell>
          <table:table-cell table:style-name="ce3" table:formula="of:=CONCATENATE([.B123];[.A123];[.C123];[.A123];[.D123])" office:value-type="string" office:string-value="10:13:2016" calcext:value-type="string">
            <text:p>10:13: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23]-[.H123]&lt;0;([.H123]-[.F123]);([.H123]-[.F123])*-1)" office:value-type="float" office:value="7" calcext:value-type="float">
            <text:p>7</text:p>
          </table:table-cell>
          <table:table-cell table:style-name="ce3" table:formula="of:=IF([.G123]-[.I123]&lt;0;([.I123]-[.G123]);([.I123]-[.G123])*-1)" office:value-type="float" office:value="30" calcext:value-type="float">
            <text:p>30</text:p>
          </table:table-cell>
          <table:table-cell table:style-name="ce3" table:formula="of:=CONCATENATE(IF([.K123]&gt;60;[.J123]+INT([.K123]/60);[.J123]);[.A123];IF([.K123]&gt;60;ROUND(60*(ROUND(INT([.K123]/60)-[.K123]/60;2)*-1);0);[.K123]))" office:value-type="string" office:string-value="7:30" calcext:value-type="string">
            <text:p>7:30</text:p>
          </table:table-cell>
          <table:covered-table-cell table:style-name="ce4" table:formula="of:=CONCATENATE(IF(SUM([.K123:.K129])&gt;=60;SUM([.J123:.J129])+ROUND(INT(SUM([.K123:.K129]))/60;0);SUM([.J123:.J129]));[.A123];IF(SUM([.K123:.K129])&gt;=60;ROUND(60*(ROUND(INT(SUM([.K123:.K129])/60)-SUM([.K123:.K129])/60;2)*-1);0)))" office:value-type="string" office:string-value="45:0" calcext:value-type="string">
            <text:p>45:0</text:p>
          </table:covered-table-cell>
          <table:table-cell table:style-name="ce5" office:value-type="string" calcext:value-type="string">
            <text:p>Friday</text:p>
          </table:table-cell>
          <table:covered-table-cell table:style-name="ce7" table:formula="of:=CONCATENATE(IF(SUM([.K123:.K129])&gt;=60;SUM([.J123:.J129])+ROUND(INT(SUM([.K123:.K129]))/60;0);SUM([.J123:.J129]));[.A119];IF(SUM([.K123:.K129])&gt;=60;ROUND(60*(ROUND(INT(SUM([.K123:.K129])/60)-SUM([.K123:.K129])/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4" calcext:value-type="float">
            <text:p>14</text:p>
          </table:table-cell>
          <table:table-cell table:style-name="ce1" office:value-type="float" office:value="2016" calcext:value-type="float">
            <text:p>2016</text:p>
          </table:table-cell>
          <table:table-cell table:style-name="ce3" table:formula="of:=CONCATENATE([.B124];[.A124];[.C124];[.A124];[.D124])" office:value-type="string" office:string-value="10:14:2016" calcext:value-type="string">
            <text:p>10:14: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24]-[.H124]&lt;0;([.H124]-[.F124]);([.H124]-[.F124])*-1)" office:value-type="float" office:value="7" calcext:value-type="float">
            <text:p>7</text:p>
          </table:table-cell>
          <table:table-cell table:style-name="ce3" table:formula="of:=IF([.G124]-[.I124]&lt;0;([.I124]-[.G124]);([.I124]-[.G124])*-1)" office:value-type="float" office:value="30" calcext:value-type="float">
            <text:p>30</text:p>
          </table:table-cell>
          <table:table-cell table:style-name="ce3" table:formula="of:=CONCATENATE(IF([.K124]&gt;60;[.J124]+INT([.K124]/60);[.J124]);[.A124];IF([.K124]&gt;60;ROUND(60*(ROUND(INT([.K124]/60)-[.K124]/60;2)*-1);0);[.K124]))" office:value-type="string" office:string-value="7:30" calcext:value-type="string">
            <text:p>7:30</text:p>
          </table:table-cell>
          <table:covered-table-cell table:style-name="ce4" table:formula="of:=CONCATENATE(IF(SUM([.K124:.K130])&gt;=60;SUM([.J124:.J130])+ROUND(INT(SUM([.K124:.K130]))/60;0);SUM([.J124:.J130]));[.A124];IF(SUM([.K124:.K130])&gt;=60;ROUND(60*(ROUND(INT(SUM([.K124:.K130])/60)-SUM([.K124:.K130])/60;2)*-1);0)))" office:value-type="string" office:string-value="45:0" calcext:value-type="string">
            <text:p>45:0</text:p>
          </table:covered-table-cell>
          <table:table-cell table:style-name="ce5" office:value-type="string" calcext:value-type="string">
            <text:p>Saturday</text:p>
          </table:table-cell>
          <table:covered-table-cell table:style-name="ce7" table:formula="of:=CONCATENATE(IF(SUM([.K124:.K130])&gt;=60;SUM([.J124:.J130])+ROUND(INT(SUM([.K124:.K130]))/60;0);SUM([.J124:.J130]));[.A120];IF(SUM([.K124:.K130])&gt;=60;ROUND(60*(ROUND(INT(SUM([.K124:.K130])/60)-SUM([.K124:.K130])/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5" calcext:value-type="float">
            <text:p>15</text:p>
          </table:table-cell>
          <table:table-cell table:style-name="ce1" office:value-type="float" office:value="2016" calcext:value-type="float">
            <text:p>2016</text:p>
          </table:table-cell>
          <table:table-cell table:style-name="ce3" table:formula="of:=CONCATENATE([.B125];[.A125];[.C125];[.A125];[.D125])" office:value-type="string" office:string-value="10:15:2016" calcext:value-type="string">
            <text:p>10:15: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25]-[.H125]&lt;0;([.H125]-[.F125]);([.H125]-[.F125])*-1)" office:value-type="float" office:value="7" calcext:value-type="float">
            <text:p>7</text:p>
          </table:table-cell>
          <table:table-cell table:style-name="ce3" table:formula="of:=IF([.G125]-[.I125]&lt;0;([.I125]-[.G125]);([.I125]-[.G125])*-1)" office:value-type="float" office:value="30" calcext:value-type="float">
            <text:p>30</text:p>
          </table:table-cell>
          <table:table-cell table:style-name="ce3" table:formula="of:=CONCATENATE(IF([.K125]&gt;60;[.J125]+INT([.K125]/60);[.J125]);[.A125];IF([.K125]&gt;60;ROUND(60*(ROUND(INT([.K125]/60)-[.K125]/60;2)*-1);0);[.K125]))" office:value-type="string" office:string-value="7:30" calcext:value-type="string">
            <text:p>7:30</text:p>
          </table:table-cell>
          <table:covered-table-cell table:style-name="ce4" table:formula="of:=CONCATENATE(IF(SUM([.K125:.K131])&gt;=60;SUM([.J125:.J131])+ROUND(INT(SUM([.K125:.K131]))/60;0);SUM([.J125:.J131]));[.A125];IF(SUM([.K125:.K131])&gt;=60;ROUND(60*(ROUND(INT(SUM([.K125:.K131])/60)-SUM([.K125:.K131])/60;2)*-1);0)))" office:value-type="string" office:string-value="45:0" calcext:value-type="string">
            <text:p>45:0</text:p>
          </table:covered-table-cell>
          <table:table-cell table:style-name="ce5" office:value-type="string" calcext:value-type="string">
            <text:p>Sunday</text:p>
          </table:table-cell>
          <table:table-cell table:style-name="ce7" table:formula="of:=CONCATENATE(IF(SUM([.K125:.K131])&gt;=60;SUM([.J125:.J131])+ROUND(INT(SUM([.K125:.K131]))/60;0);SUM([.J125:.J131]));[.A121];IF(SUM([.K125:.K131])&gt;=60;ROUND(60*(ROUND(INT(SUM([.K125:.K131])/60)-SUM([.K125:.K131])/60;2)*-1);0)))" office:value-type="string" office:string-value="45:0" calcext:value-type="string" table:number-columns-spanned="1" table:number-rows-spanned="7">
            <text:p>45: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6" calcext:value-type="float">
            <text:p>16</text:p>
          </table:table-cell>
          <table:table-cell table:style-name="ce1" office:value-type="float" office:value="2016" calcext:value-type="float">
            <text:p>2016</text:p>
          </table:table-cell>
          <table:table-cell table:style-name="ce3" table:formula="of:=CONCATENATE([.B126];[.A126];[.C126];[.A126];[.D126])" office:value-type="string" office:string-value="10:16:2016" calcext:value-type="string">
            <text:p>10:16: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26]-[.H126]&lt;0;([.H126]-[.F126]);([.H126]-[.F126])*-1)" office:value-type="float" office:value="7" calcext:value-type="float">
            <text:p>7</text:p>
          </table:table-cell>
          <table:table-cell table:style-name="ce3" table:formula="of:=IF([.G126]-[.I126]&lt;0;([.I126]-[.G126]);([.I126]-[.G126])*-1)" office:value-type="float" office:value="30" calcext:value-type="float">
            <text:p>30</text:p>
          </table:table-cell>
          <table:table-cell table:style-name="ce3" table:formula="of:=CONCATENATE(IF([.K126]&gt;60;[.J126]+INT([.K126]/60);[.J126]);[.A126];IF([.K126]&gt;60;ROUND(60*(ROUND(INT([.K126]/60)-[.K126]/60;2)*-1);0);[.K126]))" office:value-type="string" office:string-value="7:30" calcext:value-type="string">
            <text:p>7:30</text:p>
          </table:table-cell>
          <table:covered-table-cell table:style-name="ce4" table:formula="of:=CONCATENATE(IF(SUM([.K126:.K132])&gt;=60;SUM([.J126:.J132])+ROUND(INT(SUM([.K126:.K132]))/60;0);SUM([.J126:.J132]));[.A126];IF(SUM([.K126:.K132])&gt;=60;ROUND(60*(ROUND(INT(SUM([.K126:.K132])/60)-SUM([.K126:.K132])/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126:.K132])&gt;=60;SUM([.J126:.J132])+ROUND(INT(SUM([.K126:.K132]))/60;0);SUM([.J126:.J132]));[.A122];IF(SUM([.K126:.K132])&gt;=60;ROUND(60*(ROUND(INT(SUM([.K126:.K132])/60)-SUM([.K126:.K132])/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7" calcext:value-type="float">
            <text:p>17</text:p>
          </table:table-cell>
          <table:table-cell table:style-name="ce1" office:value-type="float" office:value="2016" calcext:value-type="float">
            <text:p>2016</text:p>
          </table:table-cell>
          <table:table-cell table:style-name="ce3" table:formula="of:=CONCATENATE([.B127];[.A127];[.C127];[.A127];[.D127])" office:value-type="string" office:string-value="10:17:2016" calcext:value-type="string">
            <text:p>10:1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27]-[.H127]&lt;0;([.H127]-[.F127]);([.H127]-[.F127])*-1)" office:value-type="float" office:value="7" calcext:value-type="float">
            <text:p>7</text:p>
          </table:table-cell>
          <table:table-cell table:style-name="ce3" table:formula="of:=IF([.G127]-[.I127]&lt;0;([.I127]-[.G127]);([.I127]-[.G127])*-1)" office:value-type="float" office:value="30" calcext:value-type="float">
            <text:p>30</text:p>
          </table:table-cell>
          <table:table-cell table:style-name="ce3" table:formula="of:=CONCATENATE(IF([.K127]&gt;60;[.J127]+INT([.K127]/60);[.J127]);[.A127];IF([.K127]&gt;60;ROUND(60*(ROUND(INT([.K127]/60)-[.K127]/60;2)*-1);0);[.K127]))" office:value-type="string" office:string-value="7:30" calcext:value-type="string">
            <text:p>7:30</text:p>
          </table:table-cell>
          <table:covered-table-cell table:style-name="ce4" table:formula="of:=CONCATENATE(IF(SUM([.K127:.K133])&gt;=60;SUM([.J127:.J133])+ROUND(INT(SUM([.K127:.K133]))/60;0);SUM([.J127:.J133]));[.A127];IF(SUM([.K127:.K133])&gt;=60;ROUND(60*(ROUND(INT(SUM([.K127:.K133])/60)-SUM([.K127:.K133])/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127:.K133])&gt;=60;SUM([.J127:.J133])+ROUND(INT(SUM([.K127:.K133]))/60;0);SUM([.J127:.J133]));[.A123];IF(SUM([.K127:.K133])&gt;=60;ROUND(60*(ROUND(INT(SUM([.K127:.K133])/60)-SUM([.K127:.K133])/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8" calcext:value-type="float">
            <text:p>18</text:p>
          </table:table-cell>
          <table:table-cell table:style-name="ce1" office:value-type="float" office:value="2016" calcext:value-type="float">
            <text:p>2016</text:p>
          </table:table-cell>
          <table:table-cell table:style-name="ce3" table:formula="of:=CONCATENATE([.B128];[.A128];[.C128];[.A128];[.D128])" office:value-type="string" office:string-value="10:18:2016" calcext:value-type="string">
            <text:p>10:18: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28]-[.H128]&lt;0;([.H128]-[.F128]);([.H128]-[.F128])*-1)" office:value-type="float" office:value="7" calcext:value-type="float">
            <text:p>7</text:p>
          </table:table-cell>
          <table:table-cell table:style-name="ce3" table:formula="of:=IF([.G128]-[.I128]&lt;0;([.I128]-[.G128]);([.I128]-[.G128])*-1)" office:value-type="float" office:value="30" calcext:value-type="float">
            <text:p>30</text:p>
          </table:table-cell>
          <table:table-cell table:style-name="ce3" table:formula="of:=CONCATENATE(IF([.K128]&gt;60;[.J128]+INT([.K128]/60);[.J128]);[.A128];IF([.K128]&gt;60;ROUND(60*(ROUND(INT([.K128]/60)-[.K128]/60;2)*-1);0);[.K128]))" office:value-type="string" office:string-value="7:30" calcext:value-type="string">
            <text:p>7:30</text:p>
          </table:table-cell>
          <table:table-cell table:style-name="ce4" table:formula="of:=CONCATENATE(IF(SUM([.K128:.K134])&gt;=60;SUM([.J128:.J134])+ROUND(INT(SUM([.K128:.K134]))/60;0);SUM([.J128:.J134]));[.A128];IF(SUM([.K128:.K134])&gt;=60;ROUND(60*(ROUND(INT(SUM([.K128:.K134])/60)-SUM([.K128:.K134])/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128:.K134])&gt;=60;SUM([.J128:.J134])+ROUND(INT(SUM([.K128:.K134]))/60;0);SUM([.J128:.J134]));[.A124];IF(SUM([.K128:.K134])&gt;=60;ROUND(60*(ROUND(INT(SUM([.K128:.K134])/60)-SUM([.K128:.K134])/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19" calcext:value-type="float">
            <text:p>19</text:p>
          </table:table-cell>
          <table:table-cell table:style-name="ce1" office:value-type="float" office:value="2016" calcext:value-type="float">
            <text:p>2016</text:p>
          </table:table-cell>
          <table:table-cell table:style-name="ce3" table:formula="of:=CONCATENATE([.B129];[.A129];[.C129];[.A129];[.D129])" office:value-type="string" office:string-value="10:19:2016" calcext:value-type="string">
            <text:p>10:19:2016</text:p>
          </table:table-cell>
          <table:table-cell table:number-columns-repeated="4" table:style-name="ce1" office:value-type="float" office:value="0" calcext:value-type="float">
            <text:p>0</text:p>
          </table:table-cell>
          <table:table-cell table:style-name="ce3" table:formula="of:=IF([.F129]-[.H129]&lt;0;([.H129]-[.F129]);([.H129]-[.F129])*-1)" office:value-type="float" office:value="-0" calcext:value-type="float">
            <text:p>0</text:p>
          </table:table-cell>
          <table:table-cell table:style-name="ce3" table:formula="of:=IF([.G129]-[.I129]&lt;0;([.I129]-[.G129]);([.I129]-[.G129])*-1)" office:value-type="float" office:value="-0" calcext:value-type="float">
            <text:p>0</text:p>
          </table:table-cell>
          <table:table-cell table:style-name="ce3" table:formula="of:=CONCATENATE(IF([.K129]&gt;60;[.J129]+INT([.K129]/60);[.J129]);[.A129];IF([.K129]&gt;60;ROUND(60*(ROUND(INT([.K129]/60)-[.K129]/60;2)*-1);0);[.K129]))" office:value-type="string" office:string-value="0:0" calcext:value-type="string">
            <text:p>0:0</text:p>
          </table:table-cell>
          <table:covered-table-cell table:style-name="ce4" table:formula="of:=CONCATENATE(IF(SUM([.K129:.K135])&gt;=60;SUM([.J129:.J135])+ROUND(INT(SUM([.K129:.K135]))/60;0);SUM([.J129:.J135]));[.A129];IF(SUM([.K129:.K135])&gt;=60;ROUND(60*(ROUND(INT(SUM([.K129:.K135])/60)-SUM([.K129:.K135])/60;2)*-1);0)))" office:value-type="string" office:string-value="45:0" calcext:value-type="string">
            <text:p>45:0</text:p>
          </table:covered-table-cell>
          <table:table-cell table:style-name="ce5" office:value-type="string" calcext:value-type="string">
            <text:p>Thursday</text:p>
          </table:table-cell>
          <table:covered-table-cell table:style-name="ce7" table:formula="of:=CONCATENATE(IF(SUM([.K129:.K135])&gt;=60;SUM([.J129:.J135])+ROUND(INT(SUM([.K129:.K135]))/60;0);SUM([.J129:.J135]));[.A125];IF(SUM([.K129:.K135])&gt;=60;ROUND(60*(ROUND(INT(SUM([.K129:.K135])/60)-SUM([.K129:.K135])/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0" calcext:value-type="float">
            <text:p>20</text:p>
          </table:table-cell>
          <table:table-cell table:style-name="ce1" office:value-type="float" office:value="2016" calcext:value-type="float">
            <text:p>2016</text:p>
          </table:table-cell>
          <table:table-cell table:style-name="ce3" table:formula="of:=CONCATENATE([.B130];[.A130];[.C130];[.A130];[.D130])" office:value-type="string" office:string-value="10:20:2016" calcext:value-type="string">
            <text:p>10:2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30]-[.H130]&lt;0;([.H130]-[.F130]);([.H130]-[.F130])*-1)" office:value-type="float" office:value="7" calcext:value-type="float">
            <text:p>7</text:p>
          </table:table-cell>
          <table:table-cell table:style-name="ce3" table:formula="of:=IF([.G130]-[.I130]&lt;0;([.I130]-[.G130]);([.I130]-[.G130])*-1)" office:value-type="float" office:value="30" calcext:value-type="float">
            <text:p>30</text:p>
          </table:table-cell>
          <table:table-cell table:style-name="ce3" table:formula="of:=CONCATENATE(IF([.K130]&gt;60;[.J130]+INT([.K130]/60);[.J130]);[.A130];IF([.K130]&gt;60;ROUND(60*(ROUND(INT([.K130]/60)-[.K130]/60;2)*-1);0);[.K130]))" office:value-type="string" office:string-value="7:30" calcext:value-type="string">
            <text:p>7:30</text:p>
          </table:table-cell>
          <table:covered-table-cell table:style-name="ce4" table:formula="of:=CONCATENATE(IF(SUM([.K130:.K136])&gt;=60;SUM([.J130:.J136])+ROUND(INT(SUM([.K130:.K136]))/60;0);SUM([.J130:.J136]));[.A130];IF(SUM([.K130:.K136])&gt;=60;ROUND(60*(ROUND(INT(SUM([.K130:.K136])/60)-SUM([.K130:.K136])/60;2)*-1);0)))" office:value-type="string" office:string-value="45:0" calcext:value-type="string">
            <text:p>45:0</text:p>
          </table:covered-table-cell>
          <table:table-cell table:style-name="ce5" office:value-type="string" calcext:value-type="string">
            <text:p>Friday</text:p>
          </table:table-cell>
          <table:covered-table-cell table:style-name="ce7" table:formula="of:=CONCATENATE(IF(SUM([.K130:.K136])&gt;=60;SUM([.J130:.J136])+ROUND(INT(SUM([.K130:.K136]))/60;0);SUM([.J130:.J136]));[.A126];IF(SUM([.K130:.K136])&gt;=60;ROUND(60*(ROUND(INT(SUM([.K130:.K136])/60)-SUM([.K130:.K136])/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1" calcext:value-type="float">
            <text:p>21</text:p>
          </table:table-cell>
          <table:table-cell table:style-name="ce1" office:value-type="float" office:value="2016" calcext:value-type="float">
            <text:p>2016</text:p>
          </table:table-cell>
          <table:table-cell table:style-name="ce3" table:formula="of:=CONCATENATE([.B131];[.A131];[.C131];[.A131];[.D131])" office:value-type="string" office:string-value="10:21:2016" calcext:value-type="string">
            <text:p>10:2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31]-[.H131]&lt;0;([.H131]-[.F131]);([.H131]-[.F131])*-1)" office:value-type="float" office:value="7" calcext:value-type="float">
            <text:p>7</text:p>
          </table:table-cell>
          <table:table-cell table:style-name="ce3" table:formula="of:=IF([.G131]-[.I131]&lt;0;([.I131]-[.G131]);([.I131]-[.G131])*-1)" office:value-type="float" office:value="30" calcext:value-type="float">
            <text:p>30</text:p>
          </table:table-cell>
          <table:table-cell table:style-name="ce3" table:formula="of:=CONCATENATE(IF([.K131]&gt;60;[.J131]+INT([.K131]/60);[.J131]);[.A131];IF([.K131]&gt;60;ROUND(60*(ROUND(INT([.K131]/60)-[.K131]/60;2)*-1);0);[.K131]))" office:value-type="string" office:string-value="7:30" calcext:value-type="string">
            <text:p>7:30</text:p>
          </table:table-cell>
          <table:covered-table-cell table:style-name="ce4" table:formula="of:=CONCATENATE(IF(SUM([.K131:.K137])&gt;=60;SUM([.J131:.J137])+ROUND(INT(SUM([.K131:.K137]))/60;0);SUM([.J131:.J137]));[.A131];IF(SUM([.K131:.K137])&gt;=60;ROUND(60*(ROUND(INT(SUM([.K131:.K137])/60)-SUM([.K131:.K137])/60;2)*-1);0)))" office:value-type="string" office:string-value="45:0" calcext:value-type="string">
            <text:p>45:0</text:p>
          </table:covered-table-cell>
          <table:table-cell table:style-name="ce5" office:value-type="string" calcext:value-type="string">
            <text:p>Saturday</text:p>
          </table:table-cell>
          <table:covered-table-cell table:style-name="ce7" table:formula="of:=CONCATENATE(IF(SUM([.K131:.K137])&gt;=60;SUM([.J131:.J137])+ROUND(INT(SUM([.K131:.K137]))/60;0);SUM([.J131:.J137]));[.A127];IF(SUM([.K131:.K137])&gt;=60;ROUND(60*(ROUND(INT(SUM([.K131:.K137])/60)-SUM([.K131:.K137])/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2" calcext:value-type="float">
            <text:p>22</text:p>
          </table:table-cell>
          <table:table-cell table:style-name="ce1" office:value-type="float" office:value="2016" calcext:value-type="float">
            <text:p>2016</text:p>
          </table:table-cell>
          <table:table-cell table:style-name="ce3" table:formula="of:=CONCATENATE([.B132];[.A132];[.C132];[.A132];[.D132])" office:value-type="string" office:string-value="10:22:2016" calcext:value-type="string">
            <text:p>10:22: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32]-[.H132]&lt;0;([.H132]-[.F132]);([.H132]-[.F132])*-1)" office:value-type="float" office:value="7" calcext:value-type="float">
            <text:p>7</text:p>
          </table:table-cell>
          <table:table-cell table:style-name="ce3" table:formula="of:=IF([.G132]-[.I132]&lt;0;([.I132]-[.G132]);([.I132]-[.G132])*-1)" office:value-type="float" office:value="30" calcext:value-type="float">
            <text:p>30</text:p>
          </table:table-cell>
          <table:table-cell table:style-name="ce3" table:formula="of:=CONCATENATE(IF([.K132]&gt;60;[.J132]+INT([.K132]/60);[.J132]);[.A132];IF([.K132]&gt;60;ROUND(60*(ROUND(INT([.K132]/60)-[.K132]/60;2)*-1);0);[.K132]))" office:value-type="string" office:string-value="7:30" calcext:value-type="string">
            <text:p>7:30</text:p>
          </table:table-cell>
          <table:covered-table-cell table:style-name="ce4" table:formula="of:=CONCATENATE(IF(SUM([.K132:.K138])&gt;=60;SUM([.J132:.J138])+ROUND(INT(SUM([.K132:.K138]))/60;0);SUM([.J132:.J138]));[.A132];IF(SUM([.K132:.K138])&gt;=60;ROUND(60*(ROUND(INT(SUM([.K132:.K138])/60)-SUM([.K132:.K138])/60;2)*-1);0)))" office:value-type="string" office:string-value="45:0" calcext:value-type="string">
            <text:p>45:0</text:p>
          </table:covered-table-cell>
          <table:table-cell table:style-name="ce5" office:value-type="string" calcext:value-type="string">
            <text:p>Sunday</text:p>
          </table:table-cell>
          <table:table-cell table:style-name="ce7" table:formula="of:=CONCATENATE(IF(SUM([.K132:.K138])&gt;=60;SUM([.J132:.J138])+ROUND(INT(SUM([.K132:.K138]))/60;0);SUM([.J132:.J138]));[.A128];IF(SUM([.K132:.K138])&gt;=60;ROUND(60*(ROUND(INT(SUM([.K132:.K138])/60)-SUM([.K132:.K138])/60;2)*-1);0)))" office:value-type="string" office:string-value="45:0" calcext:value-type="string" table:number-columns-spanned="1" table:number-rows-spanned="7">
            <text:p>45: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3" calcext:value-type="float">
            <text:p>23</text:p>
          </table:table-cell>
          <table:table-cell table:style-name="ce1" office:value-type="float" office:value="2016" calcext:value-type="float">
            <text:p>2016</text:p>
          </table:table-cell>
          <table:table-cell table:style-name="ce3" table:formula="of:=CONCATENATE([.B133];[.A133];[.C133];[.A133];[.D133])" office:value-type="string" office:string-value="10:23:2016" calcext:value-type="string">
            <text:p>10:23: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33]-[.H133]&lt;0;([.H133]-[.F133]);([.H133]-[.F133])*-1)" office:value-type="float" office:value="7" calcext:value-type="float">
            <text:p>7</text:p>
          </table:table-cell>
          <table:table-cell table:style-name="ce3" table:formula="of:=IF([.G133]-[.I133]&lt;0;([.I133]-[.G133]);([.I133]-[.G133])*-1)" office:value-type="float" office:value="30" calcext:value-type="float">
            <text:p>30</text:p>
          </table:table-cell>
          <table:table-cell table:style-name="ce3" table:formula="of:=CONCATENATE(IF([.K133]&gt;60;[.J133]+INT([.K133]/60);[.J133]);[.A133];IF([.K133]&gt;60;ROUND(60*(ROUND(INT([.K133]/60)-[.K133]/60;2)*-1);0);[.K133]))" office:value-type="string" office:string-value="7:30" calcext:value-type="string">
            <text:p>7:30</text:p>
          </table:table-cell>
          <table:covered-table-cell table:style-name="ce4" table:formula="of:=CONCATENATE(IF(SUM([.K133:.K139])&gt;=60;SUM([.J133:.J139])+ROUND(INT(SUM([.K133:.K139]))/60;0);SUM([.J133:.J139]));[.A133];IF(SUM([.K133:.K139])&gt;=60;ROUND(60*(ROUND(INT(SUM([.K133:.K139])/60)-SUM([.K133:.K139])/60;2)*-1);0)))" office:value-type="string" office:string-value="45:0" calcext:value-type="string">
            <text:p>45:0</text:p>
          </table:covered-table-cell>
          <table:table-cell table:style-name="ce5" office:value-type="string" calcext:value-type="string">
            <text:p>Monday</text:p>
          </table:table-cell>
          <table:covered-table-cell table:style-name="ce7" table:formula="of:=CONCATENATE(IF(SUM([.K133:.K139])&gt;=60;SUM([.J133:.J139])+ROUND(INT(SUM([.K133:.K139]))/60;0);SUM([.J133:.J139]));[.A129];IF(SUM([.K133:.K139])&gt;=60;ROUND(60*(ROUND(INT(SUM([.K133:.K139])/60)-SUM([.K133:.K139])/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4" calcext:value-type="float">
            <text:p>24</text:p>
          </table:table-cell>
          <table:table-cell table:style-name="ce1" office:value-type="float" office:value="2016" calcext:value-type="float">
            <text:p>2016</text:p>
          </table:table-cell>
          <table:table-cell table:style-name="ce3" table:formula="of:=CONCATENATE([.B134];[.A134];[.C134];[.A134];[.D134])" office:value-type="string" office:string-value="10:24:2016" calcext:value-type="string">
            <text:p>10:24: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34]-[.H134]&lt;0;([.H134]-[.F134]);([.H134]-[.F134])*-1)" office:value-type="float" office:value="7" calcext:value-type="float">
            <text:p>7</text:p>
          </table:table-cell>
          <table:table-cell table:style-name="ce3" table:formula="of:=IF([.G134]-[.I134]&lt;0;([.I134]-[.G134]);([.I134]-[.G134])*-1)" office:value-type="float" office:value="30" calcext:value-type="float">
            <text:p>30</text:p>
          </table:table-cell>
          <table:table-cell table:style-name="ce3" table:formula="of:=CONCATENATE(IF([.K134]&gt;60;[.J134]+INT([.K134]/60);[.J134]);[.A134];IF([.K134]&gt;60;ROUND(60*(ROUND(INT([.K134]/60)-[.K134]/60;2)*-1);0);[.K134]))" office:value-type="string" office:string-value="7:30" calcext:value-type="string">
            <text:p>7:30</text:p>
          </table:table-cell>
          <table:covered-table-cell table:style-name="ce4" table:formula="of:=CONCATENATE(IF(SUM([.K134:.K140])&gt;=60;SUM([.J134:.J140])+ROUND(INT(SUM([.K134:.K140]))/60;0);SUM([.J134:.J140]));[.A134];IF(SUM([.K134:.K140])&gt;=60;ROUND(60*(ROUND(INT(SUM([.K134:.K140])/60)-SUM([.K134:.K140])/60;2)*-1);0)))" office:value-type="string" office:string-value="45:0" calcext:value-type="string">
            <text:p>45:0</text:p>
          </table:covered-table-cell>
          <table:table-cell table:style-name="ce5" office:value-type="string" calcext:value-type="string">
            <text:p>Tuesday</text:p>
          </table:table-cell>
          <table:covered-table-cell table:style-name="ce7" table:formula="of:=CONCATENATE(IF(SUM([.K134:.K140])&gt;=60;SUM([.J134:.J140])+ROUND(INT(SUM([.K134:.K140]))/60;0);SUM([.J134:.J140]));[.A130];IF(SUM([.K134:.K140])&gt;=60;ROUND(60*(ROUND(INT(SUM([.K134:.K140])/60)-SUM([.K134:.K140])/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5" calcext:value-type="float">
            <text:p>25</text:p>
          </table:table-cell>
          <table:table-cell table:style-name="ce1" office:value-type="float" office:value="2016" calcext:value-type="float">
            <text:p>2016</text:p>
          </table:table-cell>
          <table:table-cell table:style-name="ce3" table:formula="of:=CONCATENATE([.B135];[.A135];[.C135];[.A135];[.D135])" office:value-type="string" office:string-value="10:25:2016" calcext:value-type="string">
            <text:p>10:25: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35]-[.H135]&lt;0;([.H135]-[.F135]);([.H135]-[.F135])*-1)" office:value-type="float" office:value="7" calcext:value-type="float">
            <text:p>7</text:p>
          </table:table-cell>
          <table:table-cell table:style-name="ce3" table:formula="of:=IF([.G135]-[.I135]&lt;0;([.I135]-[.G135]);([.I135]-[.G135])*-1)" office:value-type="float" office:value="30" calcext:value-type="float">
            <text:p>30</text:p>
          </table:table-cell>
          <table:table-cell table:style-name="ce3" table:formula="of:=CONCATENATE(IF([.K135]&gt;60;[.J135]+INT([.K135]/60);[.J135]);[.A135];IF([.K135]&gt;60;ROUND(60*(ROUND(INT([.K135]/60)-[.K135]/60;2)*-1);0);[.K135]))" office:value-type="string" office:string-value="7:30" calcext:value-type="string">
            <text:p>7:30</text:p>
          </table:table-cell>
          <table:table-cell table:style-name="ce4" table:formula="of:=CONCATENATE(IF(SUM([.K135:.K141])&gt;=60;SUM([.J135:.J141])+ROUND(INT(SUM([.K135:.K141]))/60;0);SUM([.J135:.J141]));[.A135];IF(SUM([.K135:.K141])&gt;=60;ROUND(60*(ROUND(INT(SUM([.K135:.K141])/60)-SUM([.K135:.K141])/60;2)*-1);0)))" office:value-type="string" office:string-value="45:0" calcext:value-type="string" table:number-columns-spanned="1" table:number-rows-spanned="7">
            <text:p>45:0</text:p>
          </table:table-cell>
          <table:table-cell table:style-name="ce5" office:value-type="string" calcext:value-type="string">
            <text:p>Wednesday</text:p>
          </table:table-cell>
          <table:covered-table-cell table:style-name="ce7" table:formula="of:=CONCATENATE(IF(SUM([.K135:.K141])&gt;=60;SUM([.J135:.J141])+ROUND(INT(SUM([.K135:.K141]))/60;0);SUM([.J135:.J141]));[.A131];IF(SUM([.K135:.K141])&gt;=60;ROUND(60*(ROUND(INT(SUM([.K135:.K141])/60)-SUM([.K135:.K141])/60;2)*-1);0)))" office:value-type="string" office:string-value="45:0" calcext:value-type="string">
            <text:p>4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6" calcext:value-type="float">
            <text:p>26</text:p>
          </table:table-cell>
          <table:table-cell table:style-name="ce1" office:value-type="float" office:value="2016" calcext:value-type="float">
            <text:p>2016</text:p>
          </table:table-cell>
          <table:table-cell table:style-name="ce3" table:formula="of:=CONCATENATE([.B136];[.A136];[.C136];[.A136];[.D136])" office:value-type="string" office:string-value="10:26:2016" calcext:value-type="string">
            <text:p>10:26:2016</text:p>
          </table:table-cell>
          <table:table-cell table:number-columns-repeated="4" table:style-name="ce1" office:value-type="float" office:value="0" calcext:value-type="float">
            <text:p>0</text:p>
          </table:table-cell>
          <table:table-cell table:style-name="ce3" table:formula="of:=IF([.F136]-[.H136]&lt;0;([.H136]-[.F136]);([.H136]-[.F136])*-1)" office:value-type="float" office:value="-0" calcext:value-type="float">
            <text:p>0</text:p>
          </table:table-cell>
          <table:table-cell table:style-name="ce3" table:formula="of:=IF([.G136]-[.I136]&lt;0;([.I136]-[.G136]);([.I136]-[.G136])*-1)" office:value-type="float" office:value="-0" calcext:value-type="float">
            <text:p>0</text:p>
          </table:table-cell>
          <table:table-cell table:style-name="ce3" table:formula="of:=CONCATENATE(IF([.K136]&gt;60;[.J136]+INT([.K136]/60);[.J136]);[.A136];IF([.K136]&gt;60;ROUND(60*(ROUND(INT([.K136]/60)-[.K136]/60;2)*-1);0);[.K136]))" office:value-type="string" office:string-value="0:0" calcext:value-type="string">
            <text:p>0:0</text:p>
          </table:table-cell>
          <table:covered-table-cell table:style-name="ce4" table:formula="of:=CONCATENATE(IF(SUM([.K136:.K142])&gt;=60;SUM([.J136:.J142])+ROUND(INT(SUM([.K136:.K142]))/60;0);SUM([.J136:.J142]));[.A136];IF(SUM([.K136:.K142])&gt;=60;ROUND(60*(ROUND(INT(SUM([.K136:.K142])/60)-SUM([.K136:.K142])/60;2)*-1);0)))" office:value-type="string" office:string-value="38:30" calcext:value-type="string">
            <text:p>38:30</text:p>
          </table:covered-table-cell>
          <table:table-cell table:style-name="ce5" office:value-type="string" calcext:value-type="string">
            <text:p>Thursday</text:p>
          </table:table-cell>
          <table:covered-table-cell table:style-name="ce7" table:formula="of:=CONCATENATE(IF(SUM([.K136:.K142])&gt;=60;SUM([.J136:.J142])+ROUND(INT(SUM([.K136:.K142]))/60;0);SUM([.J136:.J142]));[.A132];IF(SUM([.K136:.K142])&gt;=60;ROUND(60*(ROUND(INT(SUM([.K136:.K142])/60)-SUM([.K136:.K142])/60;2)*-1);0)))" office:value-type="string" office:string-value="38:30" calcext:value-type="string">
            <text:p>38: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7" calcext:value-type="float">
            <text:p>27</text:p>
          </table:table-cell>
          <table:table-cell table:style-name="ce1" office:value-type="float" office:value="2016" calcext:value-type="float">
            <text:p>2016</text:p>
          </table:table-cell>
          <table:table-cell table:style-name="ce3" table:formula="of:=CONCATENATE([.B137];[.A137];[.C137];[.A137];[.D137])" office:value-type="string" office:string-value="10:27:2016" calcext:value-type="string">
            <text:p>10:27: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37]-[.H137]&lt;0;([.H137]-[.F137]);([.H137]-[.F137])*-1)" office:value-type="float" office:value="7" calcext:value-type="float">
            <text:p>7</text:p>
          </table:table-cell>
          <table:table-cell table:style-name="ce3" table:formula="of:=IF([.G137]-[.I137]&lt;0;([.I137]-[.G137]);([.I137]-[.G137])*-1)" office:value-type="float" office:value="30" calcext:value-type="float">
            <text:p>30</text:p>
          </table:table-cell>
          <table:table-cell table:style-name="ce3" table:formula="of:=CONCATENATE(IF([.K137]&gt;60;[.J137]+INT([.K137]/60);[.J137]);[.A137];IF([.K137]&gt;60;ROUND(60*(ROUND(INT([.K137]/60)-[.K137]/60;2)*-1);0);[.K137]))" office:value-type="string" office:string-value="7:30" calcext:value-type="string">
            <text:p>7:30</text:p>
          </table:table-cell>
          <table:covered-table-cell table:style-name="ce4" table:formula="of:=CONCATENATE(IF(SUM([.K137:.K143])&gt;=60;SUM([.J137:.J143])+ROUND(INT(SUM([.K137:.K143]))/60;0);SUM([.J137:.J143]));[.A137];IF(SUM([.K137:.K143])&gt;=60;ROUND(60*(ROUND(INT(SUM([.K137:.K143])/60)-SUM([.K137:.K143])/60;2)*-1);0)))" office:value-type="string" office:string-value="38:30" calcext:value-type="string">
            <text:p>38:30</text:p>
          </table:covered-table-cell>
          <table:table-cell table:style-name="ce5" office:value-type="string" calcext:value-type="string">
            <text:p>Friday</text:p>
          </table:table-cell>
          <table:covered-table-cell table:style-name="ce7" table:formula="of:=CONCATENATE(IF(SUM([.K137:.K143])&gt;=60;SUM([.J137:.J143])+ROUND(INT(SUM([.K137:.K143]))/60;0);SUM([.J137:.J143]));[.A133];IF(SUM([.K137:.K143])&gt;=60;ROUND(60*(ROUND(INT(SUM([.K137:.K143])/60)-SUM([.K137:.K143])/60;2)*-1);0)))" office:value-type="string" office:string-value="38:30" calcext:value-type="string">
            <text:p>38:3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8" calcext:value-type="float">
            <text:p>28</text:p>
          </table:table-cell>
          <table:table-cell table:style-name="ce1" office:value-type="float" office:value="2016" calcext:value-type="float">
            <text:p>2016</text:p>
          </table:table-cell>
          <table:table-cell table:style-name="ce3" table:formula="of:=CONCATENATE([.B138];[.A138];[.C138];[.A138];[.D138])" office:value-type="string" office:string-value="10:28:2016" calcext:value-type="string">
            <text:p>10:28: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38]-[.H138]&lt;0;([.H138]-[.F138]);([.H138]-[.F138])*-1)" office:value-type="float" office:value="7" calcext:value-type="float">
            <text:p>7</text:p>
          </table:table-cell>
          <table:table-cell table:style-name="ce3" table:formula="of:=IF([.G138]-[.I138]&lt;0;([.I138]-[.G138]);([.I138]-[.G138])*-1)" office:value-type="float" office:value="30" calcext:value-type="float">
            <text:p>30</text:p>
          </table:table-cell>
          <table:table-cell table:style-name="ce3" table:formula="of:=CONCATENATE(IF([.K138]&gt;60;[.J138]+INT([.K138]/60);[.J138]);[.A138];IF([.K138]&gt;60;ROUND(60*(ROUND(INT([.K138]/60)-[.K138]/60;2)*-1);0);[.K138]))" office:value-type="string" office:string-value="7:30" calcext:value-type="string">
            <text:p>7:30</text:p>
          </table:table-cell>
          <table:covered-table-cell table:style-name="ce4" table:formula="of:=CONCATENATE(IF(SUM([.K138:.K144])&gt;=60;SUM([.J138:.J144])+ROUND(INT(SUM([.K138:.K144]))/60;0);SUM([.J138:.J144]));[.A138];IF(SUM([.K138:.K144])&gt;=60;ROUND(60*(ROUND(INT(SUM([.K138:.K144])/60)-SUM([.K138:.K144])/60;2)*-1);0)))" office:value-type="string" office:string-value="30:0" calcext:value-type="string">
            <text:p>30:0</text:p>
          </table:covered-table-cell>
          <table:table-cell table:style-name="ce5" office:value-type="string" calcext:value-type="string">
            <text:p>Saturday</text:p>
          </table:table-cell>
          <table:covered-table-cell table:style-name="ce7" table:formula="of:=CONCATENATE(IF(SUM([.K138:.K144])&gt;=60;SUM([.J138:.J144])+ROUND(INT(SUM([.K138:.K144]))/60;0);SUM([.J138:.J144]));[.A134];IF(SUM([.K138:.K144])&gt;=60;ROUND(60*(ROUND(INT(SUM([.K138:.K144])/60)-SUM([.K138:.K144])/60;2)*-1);0)))" office:value-type="string" office:string-value="30:0" calcext:value-type="string">
            <text:p>30: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29" calcext:value-type="float">
            <text:p>29</text:p>
          </table:table-cell>
          <table:table-cell table:style-name="ce1" office:value-type="float" office:value="2016" calcext:value-type="float">
            <text:p>2016</text:p>
          </table:table-cell>
          <table:table-cell table:style-name="ce3" table:formula="of:=CONCATENATE([.B139];[.A139];[.C139];[.A139];[.D139])" office:value-type="string" office:string-value="10:29:2016" calcext:value-type="string">
            <text:p>10:29: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39]-[.H139]&lt;0;([.H139]-[.F139]);([.H139]-[.F139])*-1)" office:value-type="float" office:value="7" calcext:value-type="float">
            <text:p>7</text:p>
          </table:table-cell>
          <table:table-cell table:style-name="ce3" table:formula="of:=IF([.G139]-[.I139]&lt;0;([.I139]-[.G139]);([.I139]-[.G139])*-1)" office:value-type="float" office:value="30" calcext:value-type="float">
            <text:p>30</text:p>
          </table:table-cell>
          <table:table-cell table:style-name="ce3" table:formula="of:=CONCATENATE(IF([.K139]&gt;60;[.J139]+INT([.K139]/60);[.J139]);[.A139];IF([.K139]&gt;60;ROUND(60*(ROUND(INT([.K139]/60)-[.K139]/60;2)*-1);0);[.K139]))" office:value-type="string" office:string-value="7:30" calcext:value-type="string">
            <text:p>7:30</text:p>
          </table:table-cell>
          <table:covered-table-cell table:style-name="ce4" table:formula="of:=CONCATENATE(IF(SUM([.K139:.K145])&gt;=60;SUM([.J139:.J145])+ROUND(INT(SUM([.K139:.K145]))/60;0);SUM([.J139:.J145]));[.A139];IF(SUM([.K139:.K145])&gt;=60;ROUND(60*(ROUND(INT(SUM([.K139:.K145])/60)-SUM([.K139:.K145])/60;2)*-1);0)))" office:value-type="string" office:string-value="23:30" calcext:value-type="string">
            <text:p>23:30</text:p>
          </table:covered-table-cell>
          <table:table-cell table:style-name="ce5" office:value-type="string" calcext:value-type="string">
            <text:p>Sunday</text:p>
          </table:table-cell>
          <table:table-cell table:style-name="ce7" table:formula="of:=CONCATENATE(IF(SUM([.K139:.K145])&gt;=60;SUM([.J139:.J145])+ROUND(INT(SUM([.K139:.K145]))/60;0);SUM([.J139:.J145]));[.A135];IF(SUM([.K139:.K145])&gt;=60;ROUND(60*(ROUND(INT(SUM([.K139:.K145])/60)-SUM([.K139:.K145])/60;2)*-1);0)))" office:value-type="string" office:string-value="23:30" calcext:value-type="string" table:number-columns-spanned="1" table:number-rows-spanned="3">
            <text:p>23:30</text:p>
          </table: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30" calcext:value-type="float">
            <text:p>30</text:p>
          </table:table-cell>
          <table:table-cell table:style-name="ce1" office:value-type="float" office:value="2016" calcext:value-type="float">
            <text:p>2016</text:p>
          </table:table-cell>
          <table:table-cell table:style-name="ce3" table:formula="of:=CONCATENATE([.B140];[.A140];[.C140];[.A140];[.D140])" office:value-type="string" office:string-value="10:30:2016" calcext:value-type="string">
            <text:p>10:30: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40]-[.H140]&lt;0;([.H140]-[.F140]);([.H140]-[.F140])*-1)" office:value-type="float" office:value="7" calcext:value-type="float">
            <text:p>7</text:p>
          </table:table-cell>
          <table:table-cell table:style-name="ce3" table:formula="of:=IF([.G140]-[.I140]&lt;0;([.I140]-[.G140]);([.I140]-[.G140])*-1)" office:value-type="float" office:value="30" calcext:value-type="float">
            <text:p>30</text:p>
          </table:table-cell>
          <table:table-cell table:style-name="ce3" table:formula="of:=CONCATENATE(IF([.K140]&gt;60;[.J140]+INT([.K140]/60);[.J140]);[.A140];IF([.K140]&gt;60;ROUND(60*(ROUND(INT([.K140]/60)-[.K140]/60;2)*-1);0);[.K140]))" office:value-type="string" office:string-value="7:30" calcext:value-type="string">
            <text:p>7:30</text:p>
          </table:table-cell>
          <table:covered-table-cell table:style-name="ce4" table:formula="of:=CONCATENATE(IF(SUM([.K140:.K146])&gt;=60;SUM([.J140:.J146])+ROUND(INT(SUM([.K140:.K146]))/60;0);SUM([.J140:.J146]));[.A140];IF(SUM([.K140:.K146])&gt;=60;ROUND(60*(ROUND(INT(SUM([.K140:.K146])/60)-SUM([.K140:.K146])/60;2)*-1);0)))" office:value-type="string" office:string-value="15:0" calcext:value-type="string">
            <text:p>15:0</text:p>
          </table:covered-table-cell>
          <table:table-cell table:style-name="ce5" office:value-type="string" calcext:value-type="string">
            <text:p>Monday</text:p>
          </table:table-cell>
          <table:covered-table-cell table:style-name="ce7" table:formula="of:=CONCATENATE(IF(SUM([.K140:.K146])&gt;=60;SUM([.J140:.J146])+ROUND(INT(SUM([.K140:.K146]))/60;0);SUM([.J140:.J146]));[.A136];IF(SUM([.K140:.K146])&gt;=60;ROUND(60*(ROUND(INT(SUM([.K140:.K146])/60)-SUM([.K140:.K146])/60;2)*-1);0)))" office:value-type="string" office:string-value="15:0" calcext:value-type="string">
            <text:p>15:0</text:p>
          </table:covered-table-cell>
          <table:table-cell table:number-columns-repeated="1009"/>
        </table:table-row>
        <table:table-row table:style-name="ro1">
          <table:table-cell table:style-name="ce1" office:value-type="string" calcext:value-type="string">
            <text:p>:</text:p>
          </table:table-cell>
          <table:table-cell table:style-name="ce1" office:value-type="float" office:value="10" calcext:value-type="float">
            <text:p>10</text:p>
          </table:table-cell>
          <table:table-cell table:style-name="ce1" office:value-type="float" office:value="31" calcext:value-type="float">
            <text:p>31</text:p>
          </table:table-cell>
          <table:table-cell table:style-name="ce1" office:value-type="float" office:value="2016" calcext:value-type="float">
            <text:p>2016</text:p>
          </table:table-cell>
          <table:table-cell table:style-name="ce3" table:formula="of:=CONCATENATE([.B141];[.A141];[.C141];[.A141];[.D141])" office:value-type="string" office:string-value="10:31:2016" calcext:value-type="string">
            <text:p>10:31:2016</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float" office:value="16" calcext:value-type="float">
            <text:p>16</text:p>
          </table:table-cell>
          <table:table-cell table:style-name="ce1" office:value-type="float" office:value="30" calcext:value-type="float">
            <text:p>30</text:p>
          </table:table-cell>
          <table:table-cell table:style-name="ce3" table:formula="of:=IF([.F141]-[.H141]&lt;0;([.H141]-[.F141]);([.H141]-[.F141])*-1)" office:value-type="float" office:value="7" calcext:value-type="float">
            <text:p>7</text:p>
          </table:table-cell>
          <table:table-cell table:style-name="ce3" table:formula="of:=IF([.G141]-[.I141]&lt;0;([.I141]-[.G141]);([.I141]-[.G141])*-1)" office:value-type="float" office:value="30" calcext:value-type="float">
            <text:p>30</text:p>
          </table:table-cell>
          <table:table-cell table:style-name="ce3" table:formula="of:=CONCATENATE(IF([.K141]&gt;60;[.J141]+INT([.K141]/60);[.J141]);[.A141];IF([.K141]&gt;60;ROUND(60*(ROUND(INT([.K141]/60)-[.K141]/60;2)*-1);0);[.K141]))" office:value-type="string" office:string-value="7:30" calcext:value-type="string">
            <text:p>7:30</text:p>
          </table:table-cell>
          <table:covered-table-cell table:style-name="ce4" table:formula="of:=CONCATENATE(IF(SUM([.K141:.K147])&gt;=60;SUM([.J141:.J147])+ROUND(INT(SUM([.K141:.K147]))/60;0);SUM([.J141:.J147]));[.A141];IF(SUM([.K141:.K147])&gt;=60;ROUND(60*(ROUND(INT(SUM([.K141:.K147])/60)-SUM([.K141:.K147])/60;2)*-1);0)))" office:value-type="string" office:string-value="7:0" calcext:value-type="string">
            <text:p>7:0</text:p>
          </table:covered-table-cell>
          <table:table-cell table:style-name="ce5" office:value-type="string" calcext:value-type="string">
            <text:p>Tuesday</text:p>
          </table:table-cell>
          <table:covered-table-cell table:style-name="ce7" table:formula="of:=CONCATENATE(IF(SUM([.K141:.K147])&gt;=60;SUM([.J141:.J147])+ROUND(INT(SUM([.K141:.K147]))/60;0);SUM([.J141:.J147]));[.A137];IF(SUM([.K141:.K147])&gt;=60;ROUND(60*(ROUND(INT(SUM([.K141:.K147])/60)-SUM([.K141:.K147])/60;2)*-1);0)))" office:value-type="string" office:string-value="7:0" calcext:value-type="string">
            <text:p>7:0</text:p>
          </table:covered-table-cell>
          <table:table-cell table:number-columns-repeated="1009"/>
        </table:table-row>
        <table:table-row table:style-name="ro1" table:number-rows-repeated="104843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728pt" fo:page-height="1728pt"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1">00/00/0000</text:date>, <text:time style:data-style-name="N2" text:time-value="18:32:29.2383795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6T21:22:45.139894922</meta:creation-date>
    <meta:editing-duration>PT1H28M41S</meta:editing-duration>
    <meta:editing-cycles>39</meta:editing-cycles>
    <meta:generator>LibreOffice/5.1.4.2$Linux_X86_64 LibreOffice_project/10m0$Build-2</meta:generator>
    <dc:date>2016-09-11T19:00:10.747253417</dc:date>
    <meta:document-statistic meta:table-count="1" meta:cell-count="2128" meta:object-count="0"/>
  </office:meta>
</office:document-meta>
</file>